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jaliOldLipi" svg:font-family="AnjaliOldLipi" style:font-pitch="variable"/>
    <style:font-face style:name="Arial" svg:font-family="Arial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Noto Sans CJK KR Black" svg:font-family="'Noto Sans CJK KR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11.45mm"/>
    </style:style>
    <style:style style:name="co2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2.3mm"/>
    </style:style>
    <style:style style:name="co19" style:family="table-column">
      <style:table-column-properties fo:break-before="auto" style:column-width="25.06mm"/>
    </style:style>
    <style:style style:name="co23" style:family="table-column">
      <style:table-column-properties fo:break-before="auto" style:column-width="81.69mm"/>
    </style:style>
    <style:style style:name="co24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11.13mm"/>
    </style:style>
    <style:style style:name="co8" style:family="table-column">
      <style:table-column-properties fo:break-before="auto" style:column-width="80.77mm"/>
    </style:style>
    <style:style style:name="co9" style:family="table-column">
      <style:table-column-properties fo:break-before="auto" style:column-width="26.3mm"/>
    </style:style>
    <style:style style:name="co10" style:family="table-column">
      <style:table-column-properties fo:break-before="auto" style:column-width="25.36mm"/>
    </style:style>
    <style:style style:name="co11" style:family="table-column">
      <style:table-column-properties fo:break-before="auto" style:column-width="28.7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26.92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27.53mm"/>
    </style:style>
    <style:style style:name="co16" style:family="table-column">
      <style:table-column-properties fo:break-before="auto" style:column-width="25.98mm"/>
    </style:style>
    <style:style style:name="co20" style:family="table-column">
      <style:table-column-properties fo:break-before="auto" style:column-width="28.15mm"/>
    </style:style>
    <style:style style:name="co21" style:family="table-column">
      <style:table-column-properties fo:break-before="auto" style:column-width="26.37mm"/>
    </style:style>
    <style:style style:name="co22" style:family="table-column">
      <style:table-column-properties fo:break-before="auto" style:column-width="23.05mm"/>
    </style:style>
    <style:style style:name="co25" style:family="table-column">
      <style:table-column-properties fo:break-before="auto" style:column-width="29.14mm"/>
    </style:style>
    <style:style style:name="co26" style:family="table-column">
      <style:table-column-properties fo:break-before="auto" style:column-width="23.37mm"/>
    </style:style>
    <style:style style:name="ro32" style:family="table-row">
      <style:table-row-properties style:row-height="15.33mm" fo:break-before="auto" style:use-optimal-row-height="false"/>
    </style:style>
    <style:style style:name="ro33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5.1mm" fo:break-before="auto" style:use-optimal-row-height="true"/>
    </style:style>
    <style:style style:name="ro35" style:family="table-row">
      <style:table-row-properties style:row-height="4.74mm" fo:break-before="auto" style:use-optimal-row-height="true"/>
    </style:style>
    <style:style style:name="ro40" style:family="table-row">
      <style:table-row-properties style:row-height="27.5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6.6mm" fo:break-before="auto" style:use-optimal-row-height="false"/>
    </style:style>
    <style:style style:name="ro10" style:family="table-row">
      <style:table-row-properties style:row-height="9.01mm" fo:break-before="auto" style:use-optimal-row-height="true"/>
    </style:style>
    <style:style style:name="ro11" style:family="table-row">
      <style:table-row-properties style:row-height="7.51mm" fo:break-before="auto" style:use-optimal-row-height="false"/>
    </style:style>
    <style:style style:name="ro12" style:family="table-row">
      <style:table-row-properties style:row-height="6.91mm" fo:break-before="auto" style:use-optimal-row-height="false"/>
    </style:style>
    <style:style style:name="ro13" style:family="table-row">
      <style:table-row-properties style:row-height="6.3mm" fo:break-before="auto" style:use-optimal-row-height="false"/>
    </style:style>
    <style:style style:name="ro14" style:family="table-row">
      <style:table-row-properties style:row-height="9.45mm" fo:break-before="auto" style:use-optimal-row-height="true"/>
    </style:style>
    <style:style style:name="ro15" style:family="table-row">
      <style:table-row-properties style:row-height="4.46mm" fo:break-before="auto" style:use-optimal-row-height="false"/>
    </style:style>
    <style:style style:name="ro16" style:family="table-row">
      <style:table-row-properties style:row-height="4.8mm" fo:break-before="auto" style:use-optimal-row-height="false"/>
    </style:style>
    <style:style style:name="ro17" style:family="table-row">
      <style:table-row-properties style:row-height="5.04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ro19" style:family="table-row">
      <style:table-row-properties style:row-height="4.99mm" fo:break-before="auto" style:use-optimal-row-height="true"/>
    </style:style>
    <style:style style:name="ro20" style:family="table-row">
      <style:table-row-properties style:row-height="5.63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5.27mm" fo:break-before="auto" style:use-optimal-row-height="false"/>
    </style:style>
    <style:style style:name="ro23" style:family="table-row">
      <style:table-row-properties style:row-height="12.05mm" fo:break-before="auto" style:use-optimal-row-height="false"/>
    </style:style>
    <style:style style:name="ro24" style:family="table-row">
      <style:table-row-properties style:row-height="23.72mm" fo:break-before="auto" style:use-optimal-row-height="false"/>
    </style:style>
    <style:style style:name="ro25" style:family="table-row">
      <style:table-row-properties style:row-height="25.66mm" fo:break-before="auto" style:use-optimal-row-height="false"/>
    </style:style>
    <style:style style:name="ro26" style:family="table-row">
      <style:table-row-properties style:row-height="6.21mm" fo:break-before="auto" style:use-optimal-row-height="false"/>
    </style:style>
    <style:style style:name="ro27" style:family="table-row">
      <style:table-row-properties style:row-height="18.66mm" fo:break-before="auto" style:use-optimal-row-height="false"/>
    </style:style>
    <style:style style:name="ro28" style:family="table-row">
      <style:table-row-properties style:row-height="21.78mm" fo:break-before="auto" style:use-optimal-row-height="false"/>
    </style:style>
    <style:style style:name="ro29" style:family="table-row">
      <style:table-row-properties style:row-height="20.23mm" fo:break-before="auto" style:use-optimal-row-height="false"/>
    </style:style>
    <style:style style:name="ro30" style:family="table-row">
      <style:table-row-properties style:row-height="19.05mm" fo:break-before="auto" style:use-optimal-row-height="false"/>
    </style:style>
    <style:style style:name="ro31" style:family="table-row">
      <style:table-row-properties style:row-height="19.83mm" fo:break-before="auto" style:use-optimal-row-height="false"/>
    </style:style>
    <style:style style:name="ro36" style:family="table-row">
      <style:table-row-properties style:row-height="7mm" fo:break-before="auto" style:use-optimal-row-height="false"/>
    </style:style>
    <style:style style:name="ro37" style:family="table-row">
      <style:table-row-properties style:row-height="5.43mm" fo:break-before="auto" style:use-optimal-row-height="false"/>
    </style:style>
    <style:style style:name="ro38" style:family="table-row">
      <style:table-row-properties style:row-height="17.89mm" fo:break-before="auto" style:use-optimal-row-height="false"/>
    </style:style>
    <style:style style:name="ro39" style:family="table-row">
      <style:table-row-properties style:row-height="16.72mm" fo:break-before="auto" style:use-optimal-row-height="false"/>
    </style:style>
    <style:style style:name="ro41" style:family="table-row">
      <style:table-row-properties style:row-height="1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es" style:country-asian="VE" style:font-style-asian="normal" style:font-weight-asian="bold" style:font-name-complex="AnjaliOldLipi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transparent"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ntarell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  <style:text-properties style:font-name="Liberation Sans1" fo:font-size="10pt" style:font-size-asian="10pt" style:font-size-complex="10pt"/>
    </style:style>
    <style:style style:name="ce1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ar" style:country-asian="none" style:font-style-asian="italic" style:font-weight-asian="bold" style:font-name-complex="Lohit Devanagar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2" style:family="table-cell" style:parent-style-name="Default">
      <style:table-cell-properties fo:border="0.06pt solid #000000"/>
    </style:style>
    <style:style style:name="ce2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66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ackground-color="#ff66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njaliOldLipi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ackground-color="#0066ff" style:text-align-source="fix" style:repeat-content="false" fo:border="0.06pt solid #000000" style:vertical-align="top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s" style:country-asian="VE" style:font-style-asian="normal" style:font-weight-asian="bold" style:font-name-complex="AnjaliOldLip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ar" style:country-asian="none" style:font-style-asian="italic" style:font-weight-asian="bold" style:font-name-complex="Courier 10 Pitch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66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njaliOldLipi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0">
      <style:table-cell-properties fo:background-color="#ff66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0">
      <style:table-cell-properties fo:background-color="#ff6600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ackground-color="#ff6600" fo:border="0.74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ff6600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ff66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ackground-color="#ff66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>
      <style:table-cell-properties fo:background-color="#00cc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ackground-color="#00cc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33ff99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 style:data-style-name="N0">
      <style:table-cell-properties fo:background-color="#0066ff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ackground-color="#0066ff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0066ff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ackground-color="#0066ff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#0066ff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ackground-color="#66ccff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fo:background-color="#80808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ackground-color="#ffff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ackground-color="#ffff66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order="0.06pt solid #000000"/>
      <style:text-properties style:font-name="Liberation Sans1" fo:font-size="10pt" style:font-size-asian="10pt" style:font-size-complex="10pt"/>
    </style:style>
    <style:style style:name="ce191" style:family="table-cell" style:parent-style-name="Default">
      <style:text-properties style:font-name="Liberation Sans1" fo:font-size="10pt" style:font-size-asian="10pt" style:font-size-complex="10pt"/>
    </style:style>
    <style:style style:name="ce19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1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ffff" style:text-align-source="value-type" style:repeat-content="false" fo:wrap-option="wrap" fo:border="0.06pt solid #000000" style:vertical-align="top"/>
      <style:paragraph-properties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background-color="#ff66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use-window-font-color="true" style:font-name="Liberation Sans1"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 style:data-style-name="N0">
      <style:table-cell-properties fo:background-color="#ff00cc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1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14" style:family="table-cell" style:parent-style-name="Default" style:data-style-name="N0">
      <style:table-cell-properties fo:background-color="#0066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fo:background-color="transparent" fo:border="0.06pt solid #000000"/>
      <style:text-properties style:font-name="Liberation Sans1" fo:font-size="10pt" style:font-size-asian="10pt" style:font-size-complex="10pt"/>
    </style:style>
    <style:style style:name="ce227" style:family="table-cell" style:parent-style-name="Default">
      <style:table-cell-properties fo:background-color="#808080" fo:border="0.06pt solid #000000"/>
      <style:text-properties style:font-name="Liberation Sans1" fo:font-size="10pt" style:font-size-asian="10pt" style:font-size-complex="10pt"/>
    </style:style>
    <style:style style:name="ce228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es" style:country-asian="VE" style:font-style-asian="normal" style:font-weight-asian="bold" style:font-name-complex="AnjaliOldLipi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>
      <style:table-cell-properties fo:background-color="transparent"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>
      <style:table-cell-properties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transparent" fo:border="0.06pt solid #000000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ntarell"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76" style:family="table-cell" style:parent-style-name="Default">
      <style:table-cell-properties fo:border-bottom="0.06pt solid #000000" fo:border-left="none" fo:border-right="none" fo:border-top="0.06pt solid #000000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ar" style:country-asian="none" style:font-style-asian="italic" style:font-weight-asian="bold" style:font-name-complex="Lohit Devanagar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2" style:family="table-cell" style:parent-style-name="Default">
      <style:table-cell-properties fo:border="0.06pt solid #000000"/>
    </style:style>
    <style:style style:name="ce28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color="#000000" style:font-name="Courier 10 Pitch" fo:font-size="10pt" style:text-underline-style="none" style:text-underline-color="font-color" style:letter-kerning="true" fo:language="es" fo:country="ES" style:language-asian="ar" style:country-asian="none" style:font-name-asian="Arial" style:font-name-complex="Courier 10 Pitch" style:font-size-asian="10pt" style:font-weight-asian="normal" style:font-weight-complex="normal" style:font-style-asian="italic"/>
    </style:style>
    <style:style style:name="T2" style:family="text">
      <style:text-properties style:font-name="Courier 10 Pitch" fo:font-size="10pt" style:text-underline-style="none" style:text-underline-color="font-color" style:letter-kerning="true" fo:language="es" fo:country="ES" style:language-asian="ar" style:country-asian="none" style:font-name-asian="Arial" style:font-name-complex="Courier 10 Pitch" style:font-size-asian="10pt" style:font-weight-asian="normal" style:font-weight-complex="normal" style:font-style-asian="italic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1RA QUINCENA MES DE ABRIL 202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7">
          <table:table-cell table:style-name="ce69" office:value-type="string" calcext:value-type="string">
            <text:p>N.º</text:p>
          </table:table-cell>
          <table:table-cell table:style-name="ce84" office:value-type="string" calcext:value-type="string">
            <text:p><text:s text:c="2"/>CÉDULA</text:p>
          </table:table-cell>
          <table:table-cell table:style-name="ce150" office:value-type="string" calcext:value-type="string">
            <text:p><text:s text:c="2"/>APELLIDOS Y NOMBRES <text:s/></text:p>
          </table:table-cell>
          <table:table-cell table:style-name="ce189" office:value-type="string" calcext:value-type="string">
            <text:p><text:s text:c="2"/>SABADO <text:s text:c="2"/>01-04-2023</text:p>
          </table:table-cell>
          <table:table-cell table:style-name="ce189" office:value-type="string" calcext:value-type="string">
            <text:p><text:s text:c="2"/>DOMINGO <text:s text:c="2"/>02-04-2023</text:p>
          </table:table-cell>
          <table:table-cell table:style-name="ce189" office:value-type="string" calcext:value-type="string">
            <text:p><text:s text:c="2"/>LUNES <text:s/>03-04-2023</text:p>
          </table:table-cell>
          <table:table-cell table:style-name="ce189" office:value-type="string" calcext:value-type="string">
            <text:p><text:s text:c="4"/>MARTES <text:s text:c="4"/>04-04-2023</text:p>
          </table:table-cell>
          <table:table-cell table:style-name="ce189" office:value-type="string" calcext:value-type="string">
            <text:p><text:s/>MIERCOLES <text:s/>05-04-2023</text:p>
          </table:table-cell>
          <table:table-cell table:style-name="ce189" office:value-type="string" calcext:value-type="string">
            <text:p><text:s text:c="2"/>JUEVES <text:s text:c="2"/>06-04-2023</text:p>
          </table:table-cell>
          <table:table-cell table:style-name="ce189" office:value-type="string" calcext:value-type="string">
            <text:p><text:s text:c="2"/>VIERNES <text:s text:c="2"/>07-04-2023</text:p>
          </table:table-cell>
          <table:table-cell table:style-name="ce189" office:value-type="string" calcext:value-type="string">
            <text:p><text:s text:c="2"/>SABADO <text:s text:c="2"/>08-04-2023</text:p>
          </table:table-cell>
          <table:table-cell table:style-name="ce189" office:value-type="string" calcext:value-type="string">
            <text:p><text:s text:c="3"/>DOMINGO <text:s text:c="3"/>09-04-2023</text:p>
          </table:table-cell>
          <table:table-cell table:style-name="ce197" office:value-type="string" calcext:value-type="string">
            <text:p><text:s text:c="2"/>LUNES <text:s text:c="3"/>10-04-2023</text:p>
          </table:table-cell>
          <table:table-cell table:style-name="ce189" office:value-type="string" calcext:value-type="string">
            <text:p><text:s/>MARTES <text:s text:c="2"/>11-04-2023</text:p>
          </table:table-cell>
          <table:table-cell table:style-name="ce189" office:value-type="string" calcext:value-type="string">
            <text:p><text:s text:c="3"/>MIERCOLES <text:s text:c="2"/>12-04-2023</text:p>
          </table:table-cell>
          <table:table-cell table:style-name="ce189" office:value-type="string" calcext:value-type="string">
            <text:p><text:s text:c="3"/>JUEVES <text:s text:c="3"/>13-04-2023</text:p>
          </table:table-cell>
          <table:table-cell table:style-name="ce189" office:value-type="string" calcext:value-type="string">
            <text:p><text:s text:c="3"/>VIERNES <text:s text:c="4"/>14-04-2023</text:p>
          </table:table-cell>
          <table:table-cell table:style-name="ce189" office:value-type="string" calcext:value-type="string">
            <text:p><text:s/>SABADO <text:s/>15-04-2023</text:p>
          </table:table-cell>
          <table:table-cell table:style-name="ce198" office:value-type="string" calcext:value-type="string">
            <text:p>UBICACIÓN NUCLEO</text:p>
          </table:table-cell>
          <table:table-cell table:style-name="ce198" office:value-type="string" calcext:value-type="string">
            <text:p>FECHA DE INGRESO</text:p>
          </table:table-cell>
          <table:table-cell table:style-name="ce198" office:value-type="string" calcext:value-type="string">
            <text:p>DÍAS LABORADOS </text:p>
          </table:table-cell>
          <table:table-cell table:number-columns-repeated="2" table:style-name="ce198" office:value-type="string" calcext:value-type="string">
            <text:p>DÍAS POR CANCELAR <text:s/></text:p>
          </table:table-cell>
          <table:table-cell table:style-name="ce198" office:value-type="string" calcext:value-type="string">
            <text:p>TOTAL A PAGAR </text:p>
          </table:table-cell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85" office:value-type="float" office:value="7287772" calcext:value-type="float">
            <text:p>7287772</text:p>
          </table:table-cell>
          <table:table-cell table:style-name="ce151" office:value-type="string" calcext:value-type="string">
            <text:p>CASTILLO PACHECO, ANDRÉS <text:s text:c="2"/>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5-2018</text:p>
          </table:table-cell>
          <table:table-cell table:style-name="ce195" table:formula="of:=+[.D2]+[.E2]+[.F2]+[.G2]+[.H2]+[.I2]+[.J2]+[.K2]+[.L2]+[.M2]+[.N2]+[.O2]+[.P2]+[.Q2]+[.R2]+[.S2]" office:value-type="float" office:value="5" calcext:value-type="float">
            <text:p>5</text:p>
          </table:table-cell>
          <table:table-cell table:style-name="ce71"/>
          <table:table-cell table:style-name="ce195" table:formula="of:=+[.V2]+[.W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85" office:value-type="float" office:value="6374971" calcext:value-type="float">
            <text:p>6374971</text:p>
          </table:table-cell>
          <table:table-cell table:style-name="ce151" office:value-type="string" calcext:value-type="string">
            <text:p>DIAZ , CARLOS <text:s text:c="2"/>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7-01-2020</text:p>
          </table:table-cell>
          <table:table-cell table:style-name="ce195" table:formula="of:=+[.D3]+[.E3]+[.F3]+[.G3]+[.H3]+[.I3]+[.J3]+[.K3]+[.L3]+[.M3]+[.N3]+[.O3]+[.P3]+[.Q3]+[.R3]+[.S3]" office:value-type="float" office:value="5" calcext:value-type="float">
            <text:p>5</text:p>
          </table:table-cell>
          <table:table-cell table:style-name="ce71"/>
          <table:table-cell table:style-name="ce195" table:formula="of:=+[.V3]+[.W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85" office:value-type="float" office:value="7299229" calcext:value-type="float">
            <text:p>7299229</text:p>
          </table:table-cell>
          <table:table-cell table:style-name="ce151" office:value-type="string" calcext:value-type="string">
            <text:p>FIGUERA OSMAN ENRIQU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0-01-2020</text:p>
          </table:table-cell>
          <table:table-cell table:style-name="ce195" table:formula="of:=+[.D4]+[.E4]+[.F4]+[.G4]+[.H4]+[.I4]+[.J4]+[.K4]+[.L4]+[.M4]+[.N4]+[.O4]+[.P4]+[.Q4]+[.R4]+[.S4]" office:value-type="float" office:value="5" calcext:value-type="float">
            <text:p>5</text:p>
          </table:table-cell>
          <table:table-cell table:style-name="ce71"/>
          <table:table-cell table:style-name="ce195" table:formula="of:=+[.V4]+[.W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85" office:value-type="float" office:value="2604813" calcext:value-type="float">
            <text:p>2604813</text:p>
          </table:table-cell>
          <table:table-cell table:style-name="ce151" office:value-type="string" calcext:value-type="string">
            <text:p>GUEDEZ JOSE BALTAZAR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8-01-2020</text:p>
          </table:table-cell>
          <table:table-cell table:style-name="ce195" table:formula="of:=+[.D5]+[.E5]+[.F5]+[.G5]+[.H5]+[.I5]+[.J5]+[.K5]+[.L5]+[.M5]+[.N5]+[.O5]+[.P5]+[.Q5]+[.R5]+[.S5]" office:value-type="float" office:value="5" calcext:value-type="float">
            <text:p>5</text:p>
          </table:table-cell>
          <table:table-cell table:style-name="ce71"/>
          <table:table-cell table:style-name="ce195" table:formula="of:=+[.V5]+[.W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85" office:value-type="float" office:value="4877808" calcext:value-type="float">
            <text:p>4877808</text:p>
          </table:table-cell>
          <table:table-cell table:style-name="ce151" office:value-type="string" calcext:value-type="string">
            <text:p>HERNANDEZ ALVARADO, JOSE G.</text:p>
          </table:table-cell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4-2018</text:p>
          </table:table-cell>
          <table:table-cell table:style-name="ce195" table:formula="of:=+[.D6]+[.E6]+[.F6]+[.G6]+[.H6]+[.I6]+[.J6]+[.K6]+[.L6]+[.M6]+[.N6]+[.O6]+[.P6]+[.Q6]+[.R6]+[.S6]" office:value-type="float" office:value="5" calcext:value-type="float">
            <text:p>5</text:p>
          </table:table-cell>
          <table:table-cell table:style-name="ce71"/>
          <table:table-cell table:style-name="ce195" table:formula="of:=+[.V6]+[.W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85" office:value-type="float" office:value="7295777" calcext:value-type="float">
            <text:p>7295777</text:p>
          </table:table-cell>
          <table:table-cell table:style-name="ce151" office:value-type="string" calcext:value-type="string">
            <text:p>LARA RAMON ALBERTO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6-2018</text:p>
          </table:table-cell>
          <table:table-cell table:style-name="ce195" table:formula="of:=+[.D7]+[.E7]+[.F7]+[.G7]+[.H7]+[.I7]+[.J7]+[.K7]+[.L7]+[.M7]+[.N7]+[.O7]+[.P7]+[.Q7]+[.R7]+[.S7]" office:value-type="float" office:value="5" calcext:value-type="float">
            <text:p>5</text:p>
          </table:table-cell>
          <table:table-cell table:style-name="ce71"/>
          <table:table-cell table:style-name="ce195" table:formula="of:=+[.V7]+[.W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" calcext:value-type="float">
            <text:p>7</text:p>
          </table:table-cell>
          <table:table-cell table:style-name="ce85" office:value-type="float" office:value="5981981" calcext:value-type="float">
            <text:p>5981981</text:p>
          </table:table-cell>
          <table:table-cell table:style-name="ce151" office:value-type="string" calcext:value-type="string">
            <text:p>LEON LEON RAFAEL E.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1-04-2019</text:p>
          </table:table-cell>
          <table:table-cell table:style-name="ce195" table:formula="of:=+[.D8]+[.E8]+[.F8]+[.G8]+[.H8]+[.I8]+[.J8]+[.K8]+[.L8]+[.M8]+[.N8]+[.O8]+[.P8]+[.Q8]+[.R8]+[.S8]" office:value-type="float" office:value="5" calcext:value-type="float">
            <text:p>5</text:p>
          </table:table-cell>
          <table:table-cell table:style-name="ce71"/>
          <table:table-cell table:style-name="ce195" table:formula="of:=+[.V8]+[.W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" calcext:value-type="float">
            <text:p>8</text:p>
          </table:table-cell>
          <table:table-cell table:style-name="ce85" office:value-type="float" office:value="3576505" calcext:value-type="float">
            <text:p>3576505</text:p>
          </table:table-cell>
          <table:table-cell table:style-name="ce151" office:value-type="string" calcext:value-type="string">
            <text:p>MENDOZA , ANGEL <text:s text:c="2"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9-2018</text:p>
          </table:table-cell>
          <table:table-cell table:style-name="ce195" table:formula="of:=+[.D9]+[.E9]+[.F9]+[.G9]+[.H9]+[.I9]+[.J9]+[.K9]+[.L9]+[.M9]+[.N9]+[.O9]+[.P9]+[.Q9]+[.R9]+[.S9]" office:value-type="float" office:value="5" calcext:value-type="float">
            <text:p>5</text:p>
          </table:table-cell>
          <table:table-cell table:style-name="ce71"/>
          <table:table-cell table:style-name="ce195" table:formula="of:=+[.V9]+[.W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" calcext:value-type="float">
            <text:p>9</text:p>
          </table:table-cell>
          <table:table-cell table:style-name="ce85" office:value-type="float" office:value="9916299" calcext:value-type="float">
            <text:p>9916299</text:p>
          </table:table-cell>
          <table:table-cell table:style-name="ce151" office:value-type="string" calcext:value-type="string">
            <text:p>MORENO JAVIER RENAT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1-10-2019</text:p>
          </table:table-cell>
          <table:table-cell table:style-name="ce195" table:formula="of:=+[.D10]+[.E10]+[.F10]+[.G10]+[.H10]+[.I10]+[.J10]+[.K10]+[.L10]+[.M10]+[.N10]+[.O10]+[.P10]+[.Q10]+[.R10]+[.S10]" office:value-type="float" office:value="5" calcext:value-type="float">
            <text:p>5</text:p>
          </table:table-cell>
          <table:table-cell table:style-name="ce71"/>
          <table:table-cell table:style-name="ce195" table:formula="of:=+[.V10]+[.W1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" calcext:value-type="float">
            <text:p>11</text:p>
          </table:table-cell>
          <table:table-cell table:style-name="ce85" office:value-type="float" office:value="5603896" calcext:value-type="float">
            <text:p>5603896</text:p>
          </table:table-cell>
          <table:table-cell table:style-name="ce151" office:value-type="string" calcext:value-type="string">
            <text:p>VELIZ CHENRRY DEL VALLE <text:s text:c="8"/>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7-01-2020</text:p>
          </table:table-cell>
          <table:table-cell table:style-name="ce195" table:formula="of:=+[.D11]+[.E11]+[.F11]+[.G11]+[.H11]+[.I11]+[.J11]+[.K11]+[.L11]+[.M11]+[.N11]+[.O11]+[.P11]+[.Q11]+[.R11]+[.S11]" office:value-type="float" office:value="5" calcext:value-type="float">
            <text:p>5</text:p>
          </table:table-cell>
          <table:table-cell table:style-name="ce71"/>
          <table:table-cell table:style-name="ce195" table:formula="of:=+[.V11]+[.W1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" calcext:value-type="float">
            <text:p>12</text:p>
          </table:table-cell>
          <table:table-cell table:style-name="ce85" office:value-type="float" office:value="10667159" calcext:value-type="float">
            <text:p>10667159</text:p>
          </table:table-cell>
          <table:table-cell table:style-name="ce152" office:value-type="string" calcext:value-type="string">
            <text:p>TORREALBA DAVID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3-09-2019</text:p>
          </table:table-cell>
          <table:table-cell table:style-name="ce195" table:formula="of:=+[.D12]+[.E12]+[.F12]+[.G12]+[.H12]+[.I12]+[.J12]+[.K12]+[.L12]+[.M12]+[.N12]+[.O12]+[.P12]+[.Q12]+[.R12]+[.S12]" office:value-type="float" office:value="5" calcext:value-type="float">
            <text:p>5</text:p>
          </table:table-cell>
          <table:table-cell table:style-name="ce71"/>
          <table:table-cell table:style-name="ce195" table:formula="of:=+[.V12]+[.W1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" calcext:value-type="float">
            <text:p>14</text:p>
          </table:table-cell>
          <table:table-cell table:style-name="ce85" office:value-type="float" office:value="4397710" calcext:value-type="float">
            <text:p>4397710</text:p>
          </table:table-cell>
          <table:table-cell table:style-name="ce152" office:value-type="string" calcext:value-type="string">
            <text:p>ZAPATA PABL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03-2020</text:p>
          </table:table-cell>
          <table:table-cell table:style-name="ce195" table:formula="of:=+[.D13]+[.E13]+[.F13]+[.G13]+[.H13]+[.I13]+[.J13]+[.K13]+[.L13]+[.M13]+[.N13]+[.O13]+[.P13]+[.Q13]+[.R13]+[.S13]" office:value-type="float" office:value="5" calcext:value-type="float">
            <text:p>5</text:p>
          </table:table-cell>
          <table:table-cell table:style-name="ce71"/>
          <table:table-cell table:style-name="ce195" table:formula="of:=+[.V13]+[.W13]" office:value-type="float" office:value="5" calcext:value-type="float">
            <text:p>5</text:p>
          </table:table-cell>
        </table:table-row>
        <table:table-row table:style-name="ro8">
          <table:table-cell table:style-name="ce70" office:value-type="float" office:value="15" calcext:value-type="float">
            <text:p>15</text:p>
          </table:table-cell>
          <table:table-cell table:style-name="ce86" office:value-type="float" office:value="8782453" calcext:value-type="float">
            <text:p>8782453</text:p>
          </table:table-cell>
          <table:table-cell table:style-name="ce153" office:value-type="string" calcext:value-type="string">
            <text:p>NUÑEZ <text:s/>EDUARDO ANTONIO <text:s/>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0" office:value-type="string" calcext:value-type="string">
            <text:p>SJM</text:p>
          </table:table-cell>
          <table:table-cell table:style-name="ce88" office:value-type="string" calcext:value-type="string">
            <text:p>ING.24-04.2019</text:p>
          </table:table-cell>
          <table:table-cell table:style-name="ce195" table:formula="of:=+[.D14]+[.E14]+[.F14]+[.G14]+[.H14]+[.I14]+[.J14]+[.K14]+[.L14]+[.M14]+[.N14]+[.O14]+[.P14]+[.Q14]+[.R14]+[.S14]" office:value-type="float" office:value="5" calcext:value-type="float">
            <text:p>5</text:p>
          </table:table-cell>
          <table:table-cell table:style-name="ce71"/>
          <table:table-cell table:style-name="ce195" table:formula="of:=+[.V14]+[.W1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6" calcext:value-type="float">
            <text:p>16</text:p>
          </table:table-cell>
          <table:table-cell table:style-name="ce85" office:value-type="float" office:value="14852361" calcext:value-type="float">
            <text:p>14852361</text:p>
          </table:table-cell>
          <table:table-cell table:style-name="ce152" office:value-type="string" calcext:value-type="string">
            <text:p>ZAMBRANO CARMEN ZULEIM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4-2020</text:p>
          </table:table-cell>
          <table:table-cell table:style-name="ce195" table:formula="of:=+[.D15]+[.E15]+[.F15]+[.G15]+[.H15]+[.I15]+[.J15]+[.K15]+[.L15]+[.M15]+[.N15]+[.O15]+[.P15]+[.Q15]+[.R15]+[.S15]" office:value-type="float" office:value="5" calcext:value-type="float">
            <text:p>5</text:p>
          </table:table-cell>
          <table:table-cell table:style-name="ce71"/>
          <table:table-cell table:style-name="ce195" table:formula="of:=+[.V15]+[.W1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7" calcext:value-type="float">
            <text:p>17</text:p>
          </table:table-cell>
          <table:table-cell table:style-name="ce85" office:value-type="float" office:value="3356636" calcext:value-type="float">
            <text:p>3356636</text:p>
          </table:table-cell>
          <table:table-cell table:style-name="ce152" office:value-type="string" calcext:value-type="string">
            <text:p>BLANCO ESTEB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4-05-2020</text:p>
          </table:table-cell>
          <table:table-cell table:style-name="ce195" table:formula="of:=+[.D16]+[.E16]+[.F16]+[.G16]+[.H16]+[.I16]+[.J16]+[.K16]+[.L16]+[.M16]+[.N16]+[.O16]+[.P16]+[.Q16]+[.R16]+[.S16]" office:value-type="float" office:value="5" calcext:value-type="float">
            <text:p>5</text:p>
          </table:table-cell>
          <table:table-cell table:style-name="ce71"/>
          <table:table-cell table:style-name="ce195" table:formula="of:=+[.V16]+[.W1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" calcext:value-type="float">
            <text:p>18</text:p>
          </table:table-cell>
          <table:table-cell table:style-name="ce85" office:value-type="float" office:value="5156137" calcext:value-type="float">
            <text:p>5156137</text:p>
          </table:table-cell>
          <table:table-cell table:style-name="ce152" office:value-type="string" calcext:value-type="string">
            <text:p>APONTE MAN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2-06-2020</text:p>
          </table:table-cell>
          <table:table-cell table:style-name="ce195" table:formula="of:=+[.D17]+[.E17]+[.F17]+[.G17]+[.H17]+[.I17]+[.J17]+[.K17]+[.L17]+[.M17]+[.N17]+[.O17]+[.P17]+[.Q17]+[.R17]+[.S17]" office:value-type="float" office:value="5" calcext:value-type="float">
            <text:p>5</text:p>
          </table:table-cell>
          <table:table-cell table:style-name="ce71"/>
          <table:table-cell table:style-name="ce195" table:formula="of:=+[.V17]+[.W1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9" calcext:value-type="float">
            <text:p>19</text:p>
          </table:table-cell>
          <table:table-cell table:style-name="ce87" office:value-type="float" office:value="5157102" calcext:value-type="float">
            <text:p>5157102</text:p>
          </table:table-cell>
          <table:table-cell table:style-name="ce154" office:value-type="string" calcext:value-type="string">
            <text:p>MARTINEZ JULIO RICARD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1" office:value-type="string" calcext:value-type="string">
            <text:p>SJM</text:p>
          </table:table-cell>
          <table:table-cell table:style-name="ce87" office:value-type="string" calcext:value-type="string">
            <text:p>ING.17-07-2020</text:p>
          </table:table-cell>
          <table:table-cell table:style-name="ce195" table:formula="of:=+[.D18]+[.E18]+[.F18]+[.G18]+[.H18]+[.I18]+[.J18]+[.K18]+[.L18]+[.M18]+[.N18]+[.O18]+[.P18]+[.Q18]+[.R18]+[.S18]" office:value-type="float" office:value="5" calcext:value-type="float">
            <text:p>5</text:p>
          </table:table-cell>
          <table:table-cell table:style-name="ce71"/>
          <table:table-cell table:style-name="ce195" table:formula="of:=+[.V18]+[.W1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0" calcext:value-type="float">
            <text:p>20</text:p>
          </table:table-cell>
          <table:table-cell table:style-name="ce87" office:value-type="float" office:value="7278555" calcext:value-type="float">
            <text:p>7278555</text:p>
          </table:table-cell>
          <table:table-cell table:style-name="ce154" office:value-type="string" calcext:value-type="string">
            <text:p>MONTERO JOSE </text:p>
          </table:table-cell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1" office:value-type="string" calcext:value-type="string">
            <text:p>SJM</text:p>
          </table:table-cell>
          <table:table-cell table:style-name="ce87" office:value-type="string" calcext:value-type="string">
            <text:p>ING.27-07-2020</text:p>
          </table:table-cell>
          <table:table-cell table:style-name="ce195" table:formula="of:=+[.D19]+[.E19]+[.F19]+[.G19]+[.H19]+[.I19]+[.J19]+[.K19]+[.L19]+[.M19]+[.N19]+[.O19]+[.P19]+[.Q19]+[.R19]+[.S19]" office:value-type="float" office:value="5" calcext:value-type="float">
            <text:p>5</text:p>
          </table:table-cell>
          <table:table-cell table:style-name="ce71"/>
          <table:table-cell table:style-name="ce195" table:formula="of:=+[.V19]+[.W1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1" calcext:value-type="float">
            <text:p>21</text:p>
          </table:table-cell>
          <table:table-cell table:style-name="ce87" office:value-type="float" office:value="16362460" calcext:value-type="float">
            <text:p>16362460</text:p>
          </table:table-cell>
          <table:table-cell table:style-name="ce154" office:value-type="string" calcext:value-type="string">
            <text:p>JARA ESAA ANTERO GIOVANNY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1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228" office:value-type="string" calcext:value-type="string">
            <text:p>ING.18-07-2020</text:p>
          </table:table-cell>
          <table:table-cell table:style-name="ce195" table:formula="of:=+[.D20]+[.E20]+[.F20]+[.G20]+[.H20]+[.I20]+[.J20]+[.K20]+[.L20]+[.M20]+[.N20]+[.O20]+[.P20]+[.Q20]+[.R20]+[.S20]" office:value-type="float" office:value="5" calcext:value-type="float">
            <text:p>5</text:p>
          </table:table-cell>
          <table:table-cell table:style-name="ce71"/>
          <table:table-cell table:style-name="ce195" table:formula="of:=+[.V20]+[.W2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2" calcext:value-type="float">
            <text:p>22</text:p>
          </table:table-cell>
          <table:table-cell table:style-name="ce87" office:value-type="float" office:value="4709595" calcext:value-type="float">
            <text:p>4709595</text:p>
          </table:table-cell>
          <table:table-cell table:style-name="ce152" office:value-type="string" calcext:value-type="string">
            <text:p>HERNANDEZ ESTEB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2-08-2020</text:p>
          </table:table-cell>
          <table:table-cell table:style-name="ce195" table:formula="of:=+[.D21]+[.E21]+[.F21]+[.G21]+[.H21]+[.I21]+[.J21]+[.K21]+[.L21]+[.M21]+[.N21]+[.O21]+[.P21]+[.Q21]+[.R21]+[.S21]" office:value-type="float" office:value="5" calcext:value-type="float">
            <text:p>5</text:p>
          </table:table-cell>
          <table:table-cell table:style-name="ce71"/>
          <table:table-cell table:style-name="ce195" table:formula="of:=+[.V21]+[.W2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11368976" calcext:value-type="float">
            <text:p>11368976</text:p>
          </table:table-cell>
          <table:table-cell table:style-name="ce152" office:value-type="string" calcext:value-type="string">
            <text:p>BUSTAMANTE JORDAN RAMO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9" office:value-type="string" calcext:value-type="string">
            <text:p>SJM</text:p>
          </table:table-cell>
          <table:table-cell table:style-name="ce228" office:value-type="string" calcext:value-type="string">
            <text:p>ING.13-08-2020</text:p>
          </table:table-cell>
          <table:table-cell table:style-name="ce195" table:formula="of:=+[.D22]+[.E22]+[.F22]+[.G22]+[.H22]+[.I22]+[.J22]+[.K22]+[.L22]+[.M22]+[.N22]+[.O22]+[.P22]+[.Q22]+[.R22]+[.S22]" office:value-type="float" office:value="5" calcext:value-type="float">
            <text:p>5</text:p>
          </table:table-cell>
          <table:table-cell table:style-name="ce71"/>
          <table:table-cell table:style-name="ce195" table:formula="of:=+[.V22]+[.W2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4" calcext:value-type="float">
            <text:p>24</text:p>
          </table:table-cell>
          <table:table-cell table:style-name="ce88" office:value-type="float" office:value="7298955" calcext:value-type="float">
            <text:p>7298955</text:p>
          </table:table-cell>
          <table:table-cell table:style-name="ce152" office:value-type="string" calcext:value-type="string">
            <text:p>COVA JOSE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8-07-2020</text:p>
          </table:table-cell>
          <table:table-cell table:style-name="ce195" table:formula="of:=+[.D23]+[.E23]+[.F23]+[.G23]+[.H23]+[.I23]+[.J23]+[.K23]+[.L23]+[.M23]+[.N23]+[.O23]+[.P23]+[.Q23]+[.R23]+[.S23]" office:value-type="float" office:value="5" calcext:value-type="float">
            <text:p>5</text:p>
          </table:table-cell>
          <table:table-cell table:style-name="ce71"/>
          <table:table-cell table:style-name="ce195" table:formula="of:=+[.V23]+[.W2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5" calcext:value-type="float">
            <text:p>25</text:p>
          </table:table-cell>
          <table:table-cell table:style-name="ce88" office:value-type="float" office:value="13152139" calcext:value-type="float">
            <text:p>13152139</text:p>
          </table:table-cell>
          <table:table-cell table:style-name="ce152" office:value-type="string" calcext:value-type="string">
            <text:p>LARA JORGE ALBERT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9-2020</text:p>
          </table:table-cell>
          <table:table-cell table:style-name="ce195" table:formula="of:=+[.D24]+[.E24]+[.F24]+[.G24]+[.H24]+[.I24]+[.J24]+[.K24]+[.L24]+[.M24]+[.N24]+[.O24]+[.P24]+[.Q24]+[.R24]+[.S24]" office:value-type="float" office:value="5" calcext:value-type="float">
            <text:p>5</text:p>
          </table:table-cell>
          <table:table-cell table:style-name="ce71"/>
          <table:table-cell table:style-name="ce195" table:formula="of:=+[.V24]+[.W2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6" calcext:value-type="float">
            <text:p>26</text:p>
          </table:table-cell>
          <table:table-cell table:style-name="ce88" office:value-type="float" office:value="21337886" calcext:value-type="float">
            <text:p>21337886</text:p>
          </table:table-cell>
          <table:table-cell table:style-name="ce152" office:value-type="string" calcext:value-type="string">
            <text:p>REYES TORREALBA JOSE GREGOR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10-2020</text:p>
          </table:table-cell>
          <table:table-cell table:style-name="ce195" table:formula="of:=+[.D25]+[.E25]+[.F25]+[.G25]+[.H25]+[.I25]+[.J25]+[.K25]+[.L25]+[.M25]+[.N25]+[.O25]+[.P25]+[.Q25]+[.R25]+[.S25]" office:value-type="float" office:value="5" calcext:value-type="float">
            <text:p>5</text:p>
          </table:table-cell>
          <table:table-cell table:style-name="ce71"/>
          <table:table-cell table:style-name="ce195" table:formula="of:=+[.V25]+[.W2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7" calcext:value-type="float">
            <text:p>27</text:p>
          </table:table-cell>
          <table:table-cell table:style-name="ce88" office:value-type="float" office:value="6069520" calcext:value-type="float">
            <text:p>6069520</text:p>
          </table:table-cell>
          <table:table-cell table:style-name="ce152" office:value-type="string" calcext:value-type="string">
            <text:p>REYES ANGEL EDUARD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10-2020</text:p>
          </table:table-cell>
          <table:table-cell table:style-name="ce195" table:formula="of:=+[.D26]+[.E26]+[.F26]+[.G26]+[.H26]+[.I26]+[.J26]+[.K26]+[.L26]+[.M26]+[.N26]+[.O26]+[.P26]+[.Q26]+[.R26]+[.S26]" office:value-type="float" office:value="5" calcext:value-type="float">
            <text:p>5</text:p>
          </table:table-cell>
          <table:table-cell table:style-name="ce71"/>
          <table:table-cell table:style-name="ce195" table:formula="of:=+[.V26]+[.W2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8" calcext:value-type="float">
            <text:p>28</text:p>
          </table:table-cell>
          <table:table-cell table:style-name="ce88" office:value-type="float" office:value="7298360" calcext:value-type="float">
            <text:p>7298360</text:p>
          </table:table-cell>
          <table:table-cell table:style-name="ce152" office:value-type="string" calcext:value-type="string">
            <text:p>ARREAZA COSM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202" office:value-type="string" calcext:value-type="string">
            <text:p>SJM</text:p>
          </table:table-cell>
          <table:table-cell table:style-name="ce88" office:value-type="string" calcext:value-type="string">
            <text:p>ING.01-11-2020</text:p>
          </table:table-cell>
          <table:table-cell table:style-name="ce195" table:formula="of:=+[.D27]+[.E27]+[.F27]+[.G27]+[.H27]+[.I27]+[.J27]+[.K27]+[.L27]+[.M27]+[.N27]+[.O27]+[.P27]+[.Q27]+[.R27]+[.S27]" office:value-type="float" office:value="5" calcext:value-type="float">
            <text:p>5</text:p>
          </table:table-cell>
          <table:table-cell table:style-name="ce235"/>
          <table:table-cell table:style-name="ce195" table:formula="of:=+[.V27]+[.W2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9" calcext:value-type="float">
            <text:p>29</text:p>
          </table:table-cell>
          <table:table-cell table:style-name="ce89" office:value-type="float" office:value="11124956" calcext:value-type="float">
            <text:p>11124956</text:p>
          </table:table-cell>
          <table:table-cell table:style-name="ce156" office:value-type="string" calcext:value-type="string">
            <text:p>GOMEZ JOS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3" office:value-type="string" calcext:value-type="string">
            <text:p>SJM</text:p>
          </table:table-cell>
          <table:table-cell table:style-name="ce89" office:value-type="string" calcext:value-type="string">
            <text:p>ING-01/01/2021</text:p>
          </table:table-cell>
          <table:table-cell table:style-name="ce195" table:formula="of:=+[.D28]+[.E28]+[.F28]+[.G28]+[.H28]+[.I28]+[.J28]+[.K28]+[.L28]+[.M28]+[.N28]+[.O28]+[.P28]+[.Q28]+[.R28]+[.S28]" office:value-type="float" office:value="5" calcext:value-type="float">
            <text:p>5</text:p>
          </table:table-cell>
          <table:table-cell table:style-name="ce71"/>
          <table:table-cell table:style-name="ce195" table:formula="of:=+[.V28]+[.W2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0" calcext:value-type="float">
            <text:p>30</text:p>
          </table:table-cell>
          <table:table-cell table:style-name="ce89" office:value-type="float" office:value="7298378" calcext:value-type="float">
            <text:p>7298378</text:p>
          </table:table-cell>
          <table:table-cell table:style-name="ce156" office:value-type="string" calcext:value-type="string">
            <text:p>CABALLERO WILLIAM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1/01/2021</text:p>
          </table:table-cell>
          <table:table-cell table:style-name="ce195" table:formula="of:=+[.D29]+[.E29]+[.F29]+[.G29]+[.H29]+[.I29]+[.J29]+[.K29]+[.L29]+[.M29]+[.N29]+[.O29]+[.P29]+[.Q29]+[.R29]+[.S29]" office:value-type="float" office:value="5" calcext:value-type="float">
            <text:p>5</text:p>
          </table:table-cell>
          <table:table-cell table:style-name="ce71"/>
          <table:table-cell table:style-name="ce195" table:formula="of:=+[.V29]+[.W2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1" calcext:value-type="float">
            <text:p>31</text:p>
          </table:table-cell>
          <table:table-cell table:style-name="ce89" office:value-type="float" office:value="10669773" calcext:value-type="float">
            <text:p>10669773</text:p>
          </table:table-cell>
          <table:table-cell table:style-name="ce156" office:value-type="string" calcext:value-type="string">
            <text:p>GABAZZU ALEXANDER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6/01/2021</text:p>
          </table:table-cell>
          <table:table-cell table:style-name="ce195" table:formula="of:=+[.D30]+[.E30]+[.F30]+[.G30]+[.H30]+[.I30]+[.J30]+[.K30]+[.L30]+[.M30]+[.N30]+[.O30]+[.P30]+[.Q30]+[.R30]+[.S30]" office:value-type="float" office:value="5" calcext:value-type="float">
            <text:p>5</text:p>
          </table:table-cell>
          <table:table-cell table:style-name="ce71"/>
          <table:table-cell table:style-name="ce195" table:formula="of:=+[.V30]+[.W3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2" calcext:value-type="float">
            <text:p>32</text:p>
          </table:table-cell>
          <table:table-cell table:style-name="ce89" office:value-type="float" office:value="19472661" calcext:value-type="float">
            <text:p>19472661</text:p>
          </table:table-cell>
          <table:table-cell table:style-name="ce156" office:value-type="string" calcext:value-type="string">
            <text:p>CUENCA MARIA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1/02/2021</text:p>
          </table:table-cell>
          <table:table-cell table:style-name="ce195" table:formula="of:=+[.D31]+[.E31]+[.F31]+[.G31]+[.H31]+[.I31]+[.J31]+[.K31]+[.L31]+[.M31]+[.N31]+[.O31]+[.P31]+[.Q31]+[.R31]+[.S31]" office:value-type="float" office:value="5" calcext:value-type="float">
            <text:p>5</text:p>
          </table:table-cell>
          <table:table-cell table:style-name="ce71"/>
          <table:table-cell table:style-name="ce195" table:formula="of:=+[.V31]+[.W3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4" calcext:value-type="float">
            <text:p>34</text:p>
          </table:table-cell>
          <table:table-cell table:style-name="ce89" office:value-type="float" office:value="8808087" calcext:value-type="float">
            <text:p>8808087</text:p>
          </table:table-cell>
          <table:table-cell table:style-name="ce157" office:value-type="string" calcext:value-type="string">
            <text:p>HERRERA MARCO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7/02/2021</text:p>
          </table:table-cell>
          <table:table-cell table:style-name="ce195" table:formula="of:=+[.D32]+[.E32]+[.F32]+[.G32]+[.H32]+[.I32]+[.J32]+[.K32]+[.L32]+[.M32]+[.N32]+[.O32]+[.P32]+[.Q32]+[.R32]+[.S32]" office:value-type="float" office:value="5" calcext:value-type="float">
            <text:p>5</text:p>
          </table:table-cell>
          <table:table-cell table:style-name="ce71"/>
          <table:table-cell table:style-name="ce195" table:formula="of:=+[.V32]+[.W3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5" calcext:value-type="float">
            <text:p>35</text:p>
          </table:table-cell>
          <table:table-cell table:style-name="ce89" office:value-type="float" office:value="20876045" calcext:value-type="float">
            <text:p>20876045</text:p>
          </table:table-cell>
          <table:table-cell table:style-name="ce157" office:value-type="string" calcext:value-type="string">
            <text:p>GRANDON LUI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5/03/2021</text:p>
          </table:table-cell>
          <table:table-cell table:style-name="ce195" table:formula="of:=+[.D33]+[.E33]+[.F33]+[.G33]+[.H33]+[.I33]+[.J33]+[.K33]+[.L33]+[.M33]+[.N33]+[.O33]+[.P33]+[.Q33]+[.R33]+[.S33]" office:value-type="float" office:value="5" calcext:value-type="float">
            <text:p>5</text:p>
          </table:table-cell>
          <table:table-cell table:style-name="ce71"/>
          <table:table-cell table:style-name="ce195" table:formula="of:=+[.V33]+[.W3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6" calcext:value-type="float">
            <text:p>36</text:p>
          </table:table-cell>
          <table:table-cell table:style-name="ce89" office:value-type="float" office:value="15082952" calcext:value-type="float">
            <text:p>15082952</text:p>
          </table:table-cell>
          <table:table-cell table:style-name="ce157" office:value-type="string" calcext:value-type="string">
            <text:p>JARA ESAA YUDETZY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03/2021</text:p>
          </table:table-cell>
          <table:table-cell table:style-name="ce195" table:formula="of:=+[.D34]+[.E34]+[.F34]+[.G34]+[.H34]+[.I34]+[.J34]+[.K34]+[.L34]+[.M34]+[.N34]+[.O34]+[.P34]+[.Q34]+[.R34]+[.S34]" office:value-type="float" office:value="5" calcext:value-type="float">
            <text:p>5</text:p>
          </table:table-cell>
          <table:table-cell table:style-name="ce71"/>
          <table:table-cell table:style-name="ce195" table:formula="of:=+[.V34]+[.W3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7" calcext:value-type="float">
            <text:p>37</text:p>
          </table:table-cell>
          <table:table-cell table:style-name="ce85" office:value-type="float" office:value="7184432" calcext:value-type="float">
            <text:p>7184432</text:p>
          </table:table-cell>
          <table:table-cell table:style-name="ce157" office:value-type="string" calcext:value-type="string">
            <text:p>MADERO NICOLAS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1/03/2021</text:p>
          </table:table-cell>
          <table:table-cell table:style-name="ce195" table:formula="of:=+[.D35]+[.E35]+[.F35]+[.G35]+[.H35]+[.I35]+[.J35]+[.K35]+[.L35]+[.M35]+[.N35]+[.O35]+[.P35]+[.Q35]+[.R35]+[.S35]" office:value-type="float" office:value="5" calcext:value-type="float">
            <text:p>5</text:p>
          </table:table-cell>
          <table:table-cell table:style-name="ce71"/>
          <table:table-cell table:style-name="ce195" table:formula="of:=+[.V35]+[.W3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8" calcext:value-type="float">
            <text:p>38</text:p>
          </table:table-cell>
          <table:table-cell table:style-name="ce90" office:value-type="float" office:value="13152734" calcext:value-type="float">
            <text:p>13152734</text:p>
          </table:table-cell>
          <table:table-cell table:style-name="ce157" office:value-type="string" calcext:value-type="string">
            <text:p>AMUNDARAIN GAUDIZ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229" office:value-type="string" calcext:value-type="string">
            <text:p>ING-08/04/2021</text:p>
          </table:table-cell>
          <table:table-cell table:style-name="ce195" table:formula="of:=+[.D36]+[.E36]+[.F36]+[.G36]+[.H36]+[.I36]+[.J36]+[.K36]+[.L36]+[.M36]+[.N36]+[.O36]+[.P36]+[.Q36]+[.R36]+[.S36]" office:value-type="float" office:value="5" calcext:value-type="float">
            <text:p>5</text:p>
          </table:table-cell>
          <table:table-cell table:style-name="ce71"/>
          <table:table-cell table:style-name="ce195" table:formula="of:=+[.V36]+[.W3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9" calcext:value-type="float">
            <text:p>39</text:p>
          </table:table-cell>
          <table:table-cell table:style-name="ce91" office:value-type="float" office:value="18972499" calcext:value-type="float">
            <text:p>18972499</text:p>
          </table:table-cell>
          <table:table-cell table:style-name="ce157" office:value-type="string" calcext:value-type="string">
            <text:p>MARCANO NORIDAYLY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table:formula="of:=+[.D37]+[.E37]+[.F37]+[.G37]+[.H37]+[.I37]+[.J37]+[.K37]+[.L37]+[.M37]+[.N37]+[.O37]+[.P37]+[.Q37]+[.R37]+[.S37]" office:value-type="float" office:value="5" calcext:value-type="float">
            <text:p>5</text:p>
          </table:table-cell>
          <table:table-cell table:style-name="ce71"/>
          <table:table-cell table:style-name="ce195" table:formula="of:=+[.V37]+[.W3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0" calcext:value-type="float">
            <text:p>40</text:p>
          </table:table-cell>
          <table:table-cell table:style-name="ce92" office:value-type="float" office:value="21336859" calcext:value-type="float">
            <text:p>21336859</text:p>
          </table:table-cell>
          <table:table-cell table:style-name="ce157" office:value-type="string" calcext:value-type="string">
            <text:p>CALCURIAN CARMEN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table:formula="of:=+[.D38]+[.E38]+[.F38]+[.G38]+[.H38]+[.I38]+[.J38]+[.K38]+[.L38]+[.M38]+[.N38]+[.O38]+[.P38]+[.Q38]+[.R38]+[.S38]" office:value-type="float" office:value="5" calcext:value-type="float">
            <text:p>5</text:p>
          </table:table-cell>
          <table:table-cell table:style-name="ce71"/>
          <table:table-cell table:style-name="ce195" table:formula="of:=+[.V38]+[.W3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1" calcext:value-type="float">
            <text:p>41</text:p>
          </table:table-cell>
          <table:table-cell table:style-name="ce93" office:value-type="float" office:value="18803549" calcext:value-type="float">
            <text:p>18803549</text:p>
          </table:table-cell>
          <table:table-cell table:style-name="ce158" office:value-type="string" calcext:value-type="string">
            <text:p>RODRIGUEZ FRANKLIN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3/05/2021</text:p>
          </table:table-cell>
          <table:table-cell table:style-name="ce195" table:formula="of:=+[.D39]+[.E39]+[.F39]+[.G39]+[.H39]+[.I39]+[.J39]+[.K39]+[.L39]+[.M39]+[.N39]+[.O39]+[.P39]+[.Q39]+[.R39]+[.S39]" office:value-type="float" office:value="5" calcext:value-type="float">
            <text:p>5</text:p>
          </table:table-cell>
          <table:table-cell table:style-name="ce71"/>
          <table:table-cell table:style-name="ce195" table:formula="of:=+[.V39]+[.W3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4" calcext:value-type="float">
            <text:p>44</text:p>
          </table:table-cell>
          <table:table-cell table:style-name="ce94" office:value-type="float" office:value="19473794" calcext:value-type="float">
            <text:p>19473794</text:p>
          </table:table-cell>
          <table:table-cell table:style-name="ce157" office:value-type="string" calcext:value-type="string">
            <text:p>ASUAJE DANIEL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9/05/2021</text:p>
          </table:table-cell>
          <table:table-cell table:style-name="ce195" table:formula="of:=+[.D40]+[.E40]+[.F40]+[.G40]+[.H40]+[.I40]+[.J40]+[.K40]+[.L40]+[.M40]+[.N40]+[.O40]+[.P40]+[.Q40]+[.R40]+[.S40]" office:value-type="float" office:value="5" calcext:value-type="float">
            <text:p>5</text:p>
          </table:table-cell>
          <table:table-cell table:style-name="ce71"/>
          <table:table-cell table:style-name="ce195" table:formula="of:=+[.V40]+[.W4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5" calcext:value-type="float">
            <text:p>45</text:p>
          </table:table-cell>
          <table:table-cell table:style-name="ce94" office:value-type="float" office:value="28012270" calcext:value-type="float">
            <text:p>28012270</text:p>
          </table:table-cell>
          <table:table-cell table:style-name="ce157" office:value-type="string" calcext:value-type="string">
            <text:p>HIGUERA YERICSON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29/05/2021</text:p>
          </table:table-cell>
          <table:table-cell table:style-name="ce195" table:formula="of:=+[.D41]+[.E41]+[.F41]+[.G41]+[.H41]+[.I41]+[.J41]+[.K41]+[.L41]+[.M41]+[.N41]+[.O41]+[.P41]+[.Q41]+[.R41]+[.S41]" office:value-type="float" office:value="5" calcext:value-type="float">
            <text:p>5</text:p>
          </table:table-cell>
          <table:table-cell table:style-name="ce71"/>
          <table:table-cell table:style-name="ce195" table:formula="of:=+[.V41]+[.W4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7" calcext:value-type="float">
            <text:p>47</text:p>
          </table:table-cell>
          <table:table-cell table:style-name="ce94" office:value-type="float" office:value="11687822" calcext:value-type="float">
            <text:p>11687822</text:p>
          </table:table-cell>
          <table:table-cell table:style-name="ce157" office:value-type="string" calcext:value-type="string">
            <text:p>PEREZ JOSE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7/06/2021</text:p>
          </table:table-cell>
          <table:table-cell table:style-name="ce195" table:formula="of:=+[.D42]+[.E42]+[.F42]+[.G42]+[.H42]+[.I42]+[.J42]+[.K42]+[.L42]+[.M42]+[.N42]+[.O42]+[.P42]+[.Q42]+[.R42]+[.S42]" office:value-type="float" office:value="5" calcext:value-type="float">
            <text:p>5</text:p>
          </table:table-cell>
          <table:table-cell table:style-name="ce71"/>
          <table:table-cell table:style-name="ce195" table:formula="of:=+[.V42]+[.W4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8" calcext:value-type="float">
            <text:p>48</text:p>
          </table:table-cell>
          <table:table-cell table:style-name="ce94" office:value-type="float" office:value="11089087" calcext:value-type="float">
            <text:p>11089087</text:p>
          </table:table-cell>
          <table:table-cell table:style-name="ce157" office:value-type="string" calcext:value-type="string">
            <text:p>HERRERA YUMAR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19/05/2021</text:p>
          </table:table-cell>
          <table:table-cell table:style-name="ce195" table:formula="of:=+[.D43]+[.E43]+[.F43]+[.G43]+[.H43]+[.I43]+[.J43]+[.K43]+[.L43]+[.M43]+[.N43]+[.O43]+[.P43]+[.Q43]+[.R43]+[.S43]" office:value-type="float" office:value="5" calcext:value-type="float">
            <text:p>5</text:p>
          </table:table-cell>
          <table:table-cell table:style-name="ce71"/>
          <table:table-cell table:style-name="ce195" table:formula="of:=+[.V43]+[.W4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9" calcext:value-type="float">
            <text:p>49</text:p>
          </table:table-cell>
          <table:table-cell table:style-name="ce94" office:value-type="float" office:value="13290302" calcext:value-type="float">
            <text:p>13290302</text:p>
          </table:table-cell>
          <table:table-cell table:style-name="ce157" office:value-type="string" calcext:value-type="string">
            <text:p>MIJARES RAMON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25/06/2021</text:p>
          </table:table-cell>
          <table:table-cell table:style-name="ce195" table:formula="of:=+[.D44]+[.E44]+[.F44]+[.G44]+[.H44]+[.I44]+[.J44]+[.K44]+[.L44]+[.M44]+[.N44]+[.O44]+[.P44]+[.Q44]+[.R44]+[.S44]" office:value-type="float" office:value="5" calcext:value-type="float">
            <text:p>5</text:p>
          </table:table-cell>
          <table:table-cell table:style-name="ce71"/>
          <table:table-cell table:style-name="ce195" table:formula="of:=+[.V44]+[.W4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0" calcext:value-type="float">
            <text:p>50</text:p>
          </table:table-cell>
          <table:table-cell table:style-name="ce89" office:value-type="float" office:value="23951391" calcext:value-type="float">
            <text:p>23951391</text:p>
          </table:table-cell>
          <table:table-cell table:style-name="ce159" office:value-type="string" calcext:value-type="string">
            <text:p>REQUENA ELIOMAR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6/07/2021</text:p>
          </table:table-cell>
          <table:table-cell table:style-name="ce195" table:formula="of:=+[.D45]+[.E45]+[.F45]+[.G45]+[.H45]+[.I45]+[.J45]+[.K45]+[.L45]+[.M45]+[.N45]+[.O45]+[.P45]+[.Q45]+[.R45]+[.S45]" office:value-type="float" office:value="5" calcext:value-type="float">
            <text:p>5</text:p>
          </table:table-cell>
          <table:table-cell table:style-name="ce235"/>
          <table:table-cell table:style-name="ce195" table:formula="of:=+[.V45]+[.W4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1" calcext:value-type="float">
            <text:p>51</text:p>
          </table:table-cell>
          <table:table-cell table:style-name="ce89" office:value-type="float" office:value="11119670" calcext:value-type="float">
            <text:p>11119670</text:p>
          </table:table-cell>
          <table:table-cell table:style-name="ce159" office:value-type="string" calcext:value-type="string">
            <text:p>GAMARRA ULISES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6/07/2021</text:p>
          </table:table-cell>
          <table:table-cell table:style-name="ce195" table:formula="of:=+[.D46]+[.E46]+[.F46]+[.G46]+[.H46]+[.I46]+[.J46]+[.K46]+[.L46]+[.M46]+[.N46]+[.O46]+[.P46]+[.Q46]+[.R46]+[.S46]" office:value-type="float" office:value="5" calcext:value-type="float">
            <text:p>5</text:p>
          </table:table-cell>
          <table:table-cell table:style-name="ce71"/>
          <table:table-cell table:style-name="ce195" table:formula="of:=+[.V46]+[.W4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2" calcext:value-type="float">
            <text:p>52</text:p>
          </table:table-cell>
          <table:table-cell table:style-name="ce89" office:value-type="float" office:value="30703488" calcext:value-type="float">
            <text:p>30703488</text:p>
          </table:table-cell>
          <table:table-cell table:style-name="ce159" office:value-type="string" calcext:value-type="string">
            <text:p>VALDERRAMA ANGELIS</text:p>
          </table:table-cell>
          <table:table-cell table:style-name="ce190" table:number-columns-repeated="2"/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07/2021</text:p>
          </table:table-cell>
          <table:table-cell table:style-name="ce195" table:formula="of:=+[.D47]+[.E47]+[.F47]+[.G47]+[.H47]+[.I47]+[.J47]+[.K47]+[.L47]+[.M47]+[.N47]+[.O47]+[.P47]+[.Q47]+[.R47]+[.S47]" office:value-type="float" office:value="5" calcext:value-type="float">
            <text:p>5</text:p>
          </table:table-cell>
          <table:table-cell table:style-name="ce71"/>
          <table:table-cell table:style-name="ce195" table:formula="of:=+[.V47]+[.W4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3" calcext:value-type="float">
            <text:p>53</text:p>
          </table:table-cell>
          <table:table-cell table:style-name="ce89" office:value-type="float" office:value="18804950" calcext:value-type="float">
            <text:p>18804950</text:p>
          </table:table-cell>
          <table:table-cell table:style-name="ce159" office:value-type="string" calcext:value-type="string">
            <text:p>VELAZCO OMAR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48]+[.E48]+[.F48]+[.G48]+[.H48]+[.I48]+[.J48]+[.K48]+[.L48]+[.M48]+[.N48]+[.O48]+[.P48]+[.Q48]+[.R48]+[.S48]" office:value-type="float" office:value="6" calcext:value-type="float">
            <text:p>6</text:p>
          </table:table-cell>
          <table:table-cell table:style-name="ce195"/>
          <table:table-cell table:style-name="ce195" table:formula="of:=+[.V48]+[.W48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54" calcext:value-type="float">
            <text:p>54</text:p>
          </table:table-cell>
          <table:table-cell table:style-name="ce89" office:value-type="float" office:value="5331976" calcext:value-type="float">
            <text:p>5331976</text:p>
          </table:table-cell>
          <table:table-cell table:style-name="ce159" office:value-type="string" calcext:value-type="string">
            <text:p>ALPON VICTOR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49]+[.E49]+[.F49]+[.G49]+[.H49]+[.I49]+[.J49]+[.K49]+[.L49]+[.M49]+[.N49]+[.O49]+[.P49]+[.Q49]+[.R49]+[.S49]" office:value-type="float" office:value="5" calcext:value-type="float">
            <text:p>5</text:p>
          </table:table-cell>
          <table:table-cell table:style-name="ce195"/>
          <table:table-cell table:style-name="ce195" table:formula="of:=+[.V49]+[.W4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5" calcext:value-type="float">
            <text:p>55</text:p>
          </table:table-cell>
          <table:table-cell table:style-name="ce89" office:value-type="float" office:value="14146615" calcext:value-type="float">
            <text:p>14146615</text:p>
          </table:table-cell>
          <table:table-cell table:style-name="ce159" office:value-type="string" calcext:value-type="string">
            <text:p>CORDERO LEONARDO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50]+[.E50]+[.F50]+[.G50]+[.H50]+[.I50]+[.J50]+[.K50]+[.L50]+[.M50]+[.N50]+[.O50]+[.P50]+[.Q50]+[.R50]+[.S50]" office:value-type="float" office:value="5" calcext:value-type="float">
            <text:p>5</text:p>
          </table:table-cell>
          <table:table-cell table:style-name="ce195"/>
          <table:table-cell table:style-name="ce195" table:formula="of:=+[.V50]+[.W5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6" calcext:value-type="float">
            <text:p>56</text:p>
          </table:table-cell>
          <table:table-cell table:style-name="ce89" office:value-type="float" office:value="8786458" calcext:value-type="float">
            <text:p>8786458</text:p>
          </table:table-cell>
          <table:table-cell table:style-name="ce159" office:value-type="string" calcext:value-type="string">
            <text:p>MONROY LUIS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51]+[.E51]+[.F51]+[.G51]+[.H51]+[.I51]+[.J51]+[.K51]+[.L51]+[.M51]+[.N51]+[.O51]+[.P51]+[.Q51]+[.R51]+[.S51]" office:value-type="float" office:value="5" calcext:value-type="float">
            <text:p>5</text:p>
          </table:table-cell>
          <table:table-cell table:style-name="ce195"/>
          <table:table-cell table:style-name="ce195" table:formula="of:=+[.V51]+[.W5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7" calcext:value-type="float">
            <text:p>57</text:p>
          </table:table-cell>
          <table:table-cell table:style-name="ce89" office:value-type="float" office:value="12215121" calcext:value-type="float">
            <text:p>12215121</text:p>
          </table:table-cell>
          <table:table-cell table:style-name="ce159" office:value-type="string" calcext:value-type="string">
            <text:p>ESPINOZA, TULIO JESUS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0/08/2021</text:p>
          </table:table-cell>
          <table:table-cell table:style-name="ce195" table:formula="of:=+[.D52]+[.E52]+[.F52]+[.G52]+[.H52]+[.I52]+[.J52]+[.K52]+[.L52]+[.M52]+[.N52]+[.O52]+[.P52]+[.Q52]+[.R52]+[.S52]" office:value-type="float" office:value="5" calcext:value-type="float">
            <text:p>5</text:p>
          </table:table-cell>
          <table:table-cell table:style-name="ce195"/>
          <table:table-cell table:style-name="ce195" table:formula="of:=+[.V52]+[.W5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8" calcext:value-type="float">
            <text:p>58</text:p>
          </table:table-cell>
          <table:table-cell table:style-name="ce89" office:value-type="float" office:value="15712317" calcext:value-type="float">
            <text:p>15712317</text:p>
          </table:table-cell>
          <table:table-cell table:style-name="ce159" office:value-type="string" calcext:value-type="string">
            <text:p>NUÑEZ RODRIGUEZ, DAVID MIG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53]+[.E53]+[.F53]+[.G53]+[.H53]+[.I53]+[.J53]+[.K53]+[.L53]+[.M53]+[.N53]+[.O53]+[.P53]+[.Q53]+[.R53]+[.S53]" office:value-type="float" office:value="6" calcext:value-type="float">
            <text:p>6</text:p>
          </table:table-cell>
          <table:table-cell table:style-name="ce195"/>
          <table:table-cell table:style-name="ce195" table:formula="of:=+[.V53]+[.W53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59" calcext:value-type="float">
            <text:p>59</text:p>
          </table:table-cell>
          <table:table-cell table:style-name="ce89" office:value-type="float" office:value="8160224" calcext:value-type="float">
            <text:p>8160224</text:p>
          </table:table-cell>
          <table:table-cell table:style-name="ce159" office:value-type="string" calcext:value-type="string">
            <text:p>GOMEZ EFRAIN JOSE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2/08/2021</text:p>
          </table:table-cell>
          <table:table-cell table:style-name="ce195" table:formula="of:=+[.D54]+[.E54]+[.F54]+[.G54]+[.H54]+[.I54]+[.J54]+[.K54]+[.L54]+[.M54]+[.N54]+[.O54]+[.P54]+[.Q54]+[.R54]+[.S54]" office:value-type="float" office:value="5" calcext:value-type="float">
            <text:p>5</text:p>
          </table:table-cell>
          <table:table-cell table:style-name="ce195"/>
          <table:table-cell table:style-name="ce195" table:formula="of:=+[.V54]+[.W5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0" calcext:value-type="float">
            <text:p>60</text:p>
          </table:table-cell>
          <table:table-cell table:style-name="ce89" office:value-type="float" office:value="8778498" calcext:value-type="float">
            <text:p>8778498</text:p>
          </table:table-cell>
          <table:table-cell table:style-name="ce157" office:value-type="string" calcext:value-type="string">
            <text:p>NUÑEZ MANU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1/08/2021</text:p>
          </table:table-cell>
          <table:table-cell table:style-name="ce195" table:formula="of:=+[.D55]+[.E55]+[.F55]+[.G55]+[.H55]+[.I55]+[.J55]+[.K55]+[.L55]+[.M55]+[.N55]+[.O55]+[.P55]+[.Q55]+[.R55]+[.S55]" office:value-type="float" office:value="5" calcext:value-type="float">
            <text:p>5</text:p>
          </table:table-cell>
          <table:table-cell table:style-name="ce195"/>
          <table:table-cell table:style-name="ce195" table:formula="of:=+[.V55]+[.W5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1" calcext:value-type="float">
            <text:p>61</text:p>
          </table:table-cell>
          <table:table-cell table:style-name="ce89" office:value-type="float" office:value="14870768" calcext:value-type="float">
            <text:p>14870768</text:p>
          </table:table-cell>
          <table:table-cell table:style-name="ce157" office:value-type="string" calcext:value-type="string">
            <text:p>MACHUCA SAM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56]+[.E56]+[.F56]+[.G56]+[.H56]+[.I56]+[.J56]+[.K56]+[.L56]+[.M56]+[.N56]+[.O56]+[.P56]+[.Q56]+[.R56]+[.S56]" office:value-type="float" office:value="5" calcext:value-type="float">
            <text:p>5</text:p>
          </table:table-cell>
          <table:table-cell table:style-name="ce195"/>
          <table:table-cell table:style-name="ce195" table:formula="of:=+[.V56]+[.W5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2" calcext:value-type="float">
            <text:p>62</text:p>
          </table:table-cell>
          <table:table-cell table:style-name="ce89" office:value-type="float" office:value="20878108" calcext:value-type="float">
            <text:p>20878108</text:p>
          </table:table-cell>
          <table:table-cell table:style-name="ce157" office:value-type="string" calcext:value-type="string">
            <text:p>LOZADA YAQUELI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0/08/2021</text:p>
          </table:table-cell>
          <table:table-cell table:style-name="ce195" table:formula="of:=+[.D57]+[.E57]+[.F57]+[.G57]+[.H57]+[.I57]+[.J57]+[.K57]+[.L57]+[.M57]+[.N57]+[.O57]+[.P57]+[.Q57]+[.R57]+[.S57]" office:value-type="float" office:value="5" calcext:value-type="float">
            <text:p>5</text:p>
          </table:table-cell>
          <table:table-cell table:style-name="ce195"/>
          <table:table-cell table:style-name="ce195" table:formula="of:=+[.V57]+[.W5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4" calcext:value-type="float">
            <text:p>64</text:p>
          </table:table-cell>
          <table:table-cell table:style-name="ce89" office:value-type="float" office:value="19724946" calcext:value-type="float">
            <text:p>19724946</text:p>
          </table:table-cell>
          <table:table-cell table:style-name="ce157" office:value-type="string" calcext:value-type="string">
            <text:p>RIVERO DAIMELIS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0/08/2021</text:p>
          </table:table-cell>
          <table:table-cell table:style-name="ce195" table:formula="of:=+[.D58]+[.E58]+[.F58]+[.G58]+[.H58]+[.I58]+[.J58]+[.K58]+[.L58]+[.M58]+[.N58]+[.O58]+[.P58]+[.Q58]+[.R58]+[.S58]" office:value-type="float" office:value="5" calcext:value-type="float">
            <text:p>5</text:p>
          </table:table-cell>
          <table:table-cell table:style-name="ce195"/>
          <table:table-cell table:style-name="ce195" table:formula="of:=+[.V58]+[.W5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5" calcext:value-type="float">
            <text:p>65</text:p>
          </table:table-cell>
          <table:table-cell table:style-name="ce89" office:value-type="float" office:value="10670286" calcext:value-type="float">
            <text:p>10670286</text:p>
          </table:table-cell>
          <table:table-cell table:style-name="ce157" office:value-type="string" calcext:value-type="string">
            <text:p>QUIROZ JORG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table:formula="of:=+[.D59]+[.E59]+[.F59]+[.G59]+[.H59]+[.I59]+[.J59]+[.K59]+[.L59]+[.M59]+[.N59]+[.O59]+[.P59]+[.Q59]+[.R59]+[.S59]" office:value-type="float" office:value="5" calcext:value-type="float">
            <text:p>5</text:p>
          </table:table-cell>
          <table:table-cell table:style-name="ce195"/>
          <table:table-cell table:style-name="ce195" table:formula="of:=+[.V59]+[.W5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6" calcext:value-type="float">
            <text:p>66</text:p>
          </table:table-cell>
          <table:table-cell table:style-name="ce89" office:value-type="float" office:value="15797692" calcext:value-type="float">
            <text:p>15797692</text:p>
          </table:table-cell>
          <table:table-cell table:style-name="ce157" office:value-type="string" calcext:value-type="string">
            <text:p>LOPEZ ANIBAL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60]+[.E60]+[.F60]+[.G60]+[.H60]+[.I60]+[.J60]+[.K60]+[.L60]+[.M60]+[.N60]+[.O60]+[.P60]+[.Q60]+[.R60]+[.S60]" office:value-type="float" office:value="5" calcext:value-type="float">
            <text:p>5</text:p>
          </table:table-cell>
          <table:table-cell table:style-name="ce195"/>
          <table:table-cell table:style-name="ce195" table:formula="of:=+[.V60]+[.W6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7" calcext:value-type="float">
            <text:p>67</text:p>
          </table:table-cell>
          <table:table-cell table:style-name="ce89" office:value-type="float" office:value="13151694" calcext:value-type="float">
            <text:p>13151694</text:p>
          </table:table-cell>
          <table:table-cell table:style-name="ce157" office:value-type="string" calcext:value-type="string">
            <text:p>PERALTA ALEXANDER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61]+[.E61]+[.F61]+[.G61]+[.H61]+[.I61]+[.J61]+[.K61]+[.L61]+[.M61]+[.N61]+[.O61]+[.P61]+[.Q61]+[.R61]+[.S61]" office:value-type="float" office:value="5" calcext:value-type="float">
            <text:p>5</text:p>
          </table:table-cell>
          <table:table-cell table:style-name="ce195"/>
          <table:table-cell table:style-name="ce195" table:formula="of:=+[.V61]+[.W6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8" calcext:value-type="float">
            <text:p>68</text:p>
          </table:table-cell>
          <table:table-cell table:style-name="ce89" office:value-type="float" office:value="26614509" calcext:value-type="float">
            <text:p>26614509</text:p>
          </table:table-cell>
          <table:table-cell table:style-name="ce159" office:value-type="string" calcext:value-type="string">
            <text:p>VEGAS JESUS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230" office:value-type="string" calcext:value-type="string">
            <text:p>ING-15/07/2021</text:p>
          </table:table-cell>
          <table:table-cell table:style-name="ce195" table:formula="of:=+[.D62]+[.E62]+[.F62]+[.G62]+[.H62]+[.I62]+[.J62]+[.K62]+[.L62]+[.M62]+[.N62]+[.O62]+[.P62]+[.Q62]+[.R62]+[.S62]" office:value-type="float" office:value="5" calcext:value-type="float">
            <text:p>5</text:p>
          </table:table-cell>
          <table:table-cell table:style-name="ce195"/>
          <table:table-cell table:style-name="ce195" table:formula="of:=+[.V62]+[.W6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9" calcext:value-type="float">
            <text:p>69</text:p>
          </table:table-cell>
          <table:table-cell table:style-name="ce85" office:value-type="float" office:value="19986772" calcext:value-type="float">
            <text:p>19986772</text:p>
          </table:table-cell>
          <table:table-cell table:style-name="ce151" office:value-type="string" calcext:value-type="string">
            <text:p>GANDICA BOLIVAR FREDERY ADRI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8" office:value-type="string" calcext:value-type="string">
            <text:p>ING.26-03-2020</text:p>
          </table:table-cell>
          <table:table-cell table:style-name="ce195" table:formula="of:=+[.D63]+[.E63]+[.F63]+[.G63]+[.H63]+[.I63]+[.J63]+[.K63]+[.L63]+[.M63]+[.N63]+[.O63]+[.P63]+[.Q63]+[.R63]+[.S63]" office:value-type="float" office:value="5" calcext:value-type="float">
            <text:p>5</text:p>
          </table:table-cell>
          <table:table-cell table:style-name="ce195"/>
          <table:table-cell table:style-name="ce195" table:formula="of:=+[.V63]+[.W6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0" calcext:value-type="float">
            <text:p>70</text:p>
          </table:table-cell>
          <table:table-cell table:style-name="ce89" office:value-type="float" office:value="2512040" calcext:value-type="float">
            <text:p>2512040</text:p>
          </table:table-cell>
          <table:table-cell table:style-name="ce157" office:value-type="string" calcext:value-type="string">
            <text:p>NELSON RO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64]+[.E64]+[.F64]+[.G64]+[.H64]+[.I64]+[.J64]+[.K64]+[.L64]+[.M64]+[.N64]+[.O64]+[.P64]+[.Q64]+[.R64]+[.S64]" office:value-type="float" office:value="5" calcext:value-type="float">
            <text:p>5</text:p>
          </table:table-cell>
          <table:table-cell table:style-name="ce195"/>
          <table:table-cell table:style-name="ce195" table:formula="of:=+[.V64]+[.W6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1" calcext:value-type="float">
            <text:p>71</text:p>
          </table:table-cell>
          <table:table-cell table:style-name="ce89" office:value-type="float" office:value="7287458" calcext:value-type="float">
            <text:p>7287458</text:p>
          </table:table-cell>
          <table:table-cell table:style-name="ce157" office:value-type="string" calcext:value-type="string">
            <text:p>OLIVO CARLOS DANI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65]+[.E65]+[.F65]+[.G65]+[.H65]+[.I65]+[.J65]+[.K65]+[.L65]+[.M65]+[.N65]+[.O65]+[.P65]+[.Q65]+[.R65]+[.S65]" office:value-type="float" office:value="5" calcext:value-type="float">
            <text:p>5</text:p>
          </table:table-cell>
          <table:table-cell table:style-name="ce195"/>
          <table:table-cell table:style-name="ce195" table:formula="of:=+[.V65]+[.W6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3" calcext:value-type="float">
            <text:p>73</text:p>
          </table:table-cell>
          <table:table-cell table:style-name="ce95" office:value-type="float" office:value="10496661" calcext:value-type="float">
            <text:p>10496661</text:p>
          </table:table-cell>
          <table:table-cell table:style-name="ce157" office:value-type="string" calcext:value-type="string">
            <text:p>GUAIMARA VICTOR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table:formula="of:=+[.D66]+[.E66]+[.F66]+[.G66]+[.H66]+[.I66]+[.J66]+[.K66]+[.L66]+[.M66]+[.N66]+[.O66]+[.P66]+[.Q66]+[.R66]+[.S66]" office:value-type="float" office:value="5" calcext:value-type="float">
            <text:p>5</text:p>
          </table:table-cell>
          <table:table-cell table:style-name="ce195"/>
          <table:table-cell table:style-name="ce195" table:formula="of:=+[.V66]+[.W6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4" calcext:value-type="float">
            <text:p>74</text:p>
          </table:table-cell>
          <table:table-cell table:style-name="ce95" office:value-type="float" office:value="14017468" calcext:value-type="float">
            <text:p>14017468</text:p>
          </table:table-cell>
          <table:table-cell table:style-name="ce157" office:value-type="string" calcext:value-type="string">
            <text:p>ZAMBRANO ESTEFANI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table:formula="of:=+[.D67]+[.E67]+[.F67]+[.G67]+[.H67]+[.I67]+[.J67]+[.K67]+[.L67]+[.M67]+[.N67]+[.O67]+[.P67]+[.Q67]+[.R67]+[.S67]" office:value-type="float" office:value="5" calcext:value-type="float">
            <text:p>5</text:p>
          </table:table-cell>
          <table:table-cell table:style-name="ce195"/>
          <table:table-cell table:style-name="ce195" table:formula="of:=+[.V67]+[.W6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5" calcext:value-type="float">
            <text:p>75</text:p>
          </table:table-cell>
          <table:table-cell table:style-name="ce95" office:value-type="float" office:value="4558326" calcext:value-type="float">
            <text:p>4558326</text:p>
          </table:table-cell>
          <table:table-cell table:style-name="ce157" office:value-type="string" calcext:value-type="string">
            <text:p>RAMOS LUC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table:formula="of:=+[.D68]+[.E68]+[.F68]+[.G68]+[.H68]+[.I68]+[.J68]+[.K68]+[.L68]+[.M68]+[.N68]+[.O68]+[.P68]+[.Q68]+[.R68]+[.S68]" office:value-type="float" office:value="5" calcext:value-type="float">
            <text:p>5</text:p>
          </table:table-cell>
          <table:table-cell table:style-name="ce195"/>
          <table:table-cell table:style-name="ce195" table:formula="of:=+[.V68]+[.W6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6" calcext:value-type="float">
            <text:p>76</text:p>
          </table:table-cell>
          <table:table-cell table:style-name="ce89" office:value-type="float" office:value="17689349" calcext:value-type="float">
            <text:p>17689349</text:p>
          </table:table-cell>
          <table:table-cell table:style-name="ce157" office:value-type="string" calcext:value-type="string">
            <text:p>CARRUIDO AURISMAR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69]+[.E69]+[.F69]+[.G69]+[.H69]+[.I69]+[.J69]+[.K69]+[.L69]+[.M69]+[.N69]+[.O69]+[.P69]+[.Q69]+[.R69]+[.S69]" office:value-type="float" office:value="5" calcext:value-type="float">
            <text:p>5</text:p>
          </table:table-cell>
          <table:table-cell table:style-name="ce195"/>
          <table:table-cell table:style-name="ce195" table:formula="of:=+[.V69]+[.W6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7" calcext:value-type="float">
            <text:p>77</text:p>
          </table:table-cell>
          <table:table-cell table:style-name="ce89" office:value-type="float" office:value="8785985" calcext:value-type="float">
            <text:p>8785985</text:p>
          </table:table-cell>
          <table:table-cell table:style-name="ce157" office:value-type="string" calcext:value-type="string">
            <text:p>HERNANDEZ JESU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table:formula="of:=+[.D70]+[.E70]+[.F70]+[.G70]+[.H70]+[.I70]+[.J70]+[.K70]+[.L70]+[.M70]+[.N70]+[.O70]+[.P70]+[.Q70]+[.R70]+[.S70]" office:value-type="float" office:value="5" calcext:value-type="float">
            <text:p>5</text:p>
          </table:table-cell>
          <table:table-cell table:style-name="ce195"/>
          <table:table-cell table:style-name="ce195" table:formula="of:=+[.V70]+[.W7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8" calcext:value-type="float">
            <text:p>78</text:p>
          </table:table-cell>
          <table:table-cell table:style-name="ce89" office:value-type="float" office:value="14147023" calcext:value-type="float">
            <text:p>14147023</text:p>
          </table:table-cell>
          <table:table-cell table:style-name="ce157" office:value-type="string" calcext:value-type="string">
            <text:p>DIMAS JOSE FELIX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3/10/2021</text:p>
          </table:table-cell>
          <table:table-cell table:style-name="ce195" table:formula="of:=+[.D71]+[.E71]+[.F71]+[.G71]+[.H71]+[.I71]+[.J71]+[.K71]+[.L71]+[.M71]+[.N71]+[.O71]+[.P71]+[.Q71]+[.R71]+[.S71]" office:value-type="float" office:value="5" calcext:value-type="float">
            <text:p>5</text:p>
          </table:table-cell>
          <table:table-cell table:style-name="ce195"/>
          <table:table-cell table:style-name="ce195" table:formula="of:=+[.V71]+[.W7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9" calcext:value-type="float">
            <text:p>79</text:p>
          </table:table-cell>
          <table:table-cell table:style-name="ce89" office:value-type="float" office:value="8785064" calcext:value-type="float">
            <text:p>8785064</text:p>
          </table:table-cell>
          <table:table-cell table:style-name="ce157" office:value-type="string" calcext:value-type="string">
            <text:p>RODRIGUEZ RUIZ FELIX ALBERT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5/10/2021</text:p>
          </table:table-cell>
          <table:table-cell table:style-name="ce195" table:formula="of:=+[.D72]+[.E72]+[.F72]+[.G72]+[.H72]+[.I72]+[.J72]+[.K72]+[.L72]+[.M72]+[.N72]+[.O72]+[.P72]+[.Q72]+[.R72]+[.S72]" office:value-type="float" office:value="5" calcext:value-type="float">
            <text:p>5</text:p>
          </table:table-cell>
          <table:table-cell table:style-name="ce195"/>
          <table:table-cell table:style-name="ce195" table:formula="of:=+[.V72]+[.W7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0" calcext:value-type="float">
            <text:p>80</text:p>
          </table:table-cell>
          <table:table-cell table:style-name="ce89" office:value-type="float" office:value="25379478" calcext:value-type="float">
            <text:p>25379478</text:p>
          </table:table-cell>
          <table:table-cell table:style-name="ce157" office:value-type="string" calcext:value-type="string">
            <text:p>MONZON VERA JEAN CARLO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10/2021</text:p>
          </table:table-cell>
          <table:table-cell table:style-name="ce195" table:formula="of:=+[.D73]+[.E73]+[.F73]+[.G73]+[.H73]+[.I73]+[.J73]+[.K73]+[.L73]+[.M73]+[.N73]+[.O73]+[.P73]+[.Q73]+[.R73]+[.S73]" office:value-type="float" office:value="5" calcext:value-type="float">
            <text:p>5</text:p>
          </table:table-cell>
          <table:table-cell table:style-name="ce195"/>
          <table:table-cell table:style-name="ce195" table:formula="of:=+[.V73]+[.W7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2" calcext:value-type="float">
            <text:p>82</text:p>
          </table:table-cell>
          <table:table-cell table:style-name="ce89" office:value-type="float" office:value="17063902" calcext:value-type="float">
            <text:p>17063902</text:p>
          </table:table-cell>
          <table:table-cell table:style-name="ce157" office:value-type="string" calcext:value-type="string">
            <text:p>ANA LUISA VELASQUEZ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1/2021</text:p>
          </table:table-cell>
          <table:table-cell table:style-name="ce195" table:formula="of:=+[.D74]+[.E74]+[.F74]+[.G74]+[.H74]+[.I74]+[.J74]+[.K74]+[.L74]+[.M74]+[.N74]+[.O74]+[.P74]+[.Q74]+[.R74]+[.S74]" office:value-type="float" office:value="5" calcext:value-type="float">
            <text:p>5</text:p>
          </table:table-cell>
          <table:table-cell table:style-name="ce195"/>
          <table:table-cell table:style-name="ce195" table:formula="of:=+[.V74]+[.W7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3" calcext:value-type="float">
            <text:p>83</text:p>
          </table:table-cell>
          <table:table-cell table:style-name="ce89" office:value-type="float" office:value="15081813" calcext:value-type="float">
            <text:p>15081813</text:p>
          </table:table-cell>
          <table:table-cell table:style-name="ce157" office:value-type="string" calcext:value-type="string">
            <text:p>BOLIVAR MANZANO DORIS <text:s/>ESTHER </text:p>
          </table:table-cell>
          <table:table-cell table:style-name="ce190" table:number-columns-repeated="3"/>
          <table:table-cell table:number-columns-repeated="4"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table:formula="of:=+[.D75]+[.E75]+[.F75]+[.G75]+[.H75]+[.I75]+[.J75]+[.K75]+[.L75]+[.M75]+[.N75]+[.O75]+[.P75]+[.Q75]+[.R75]+[.S75]" office:value-type="float" office:value="5" calcext:value-type="float">
            <text:p>5</text:p>
          </table:table-cell>
          <table:table-cell table:style-name="ce195"/>
          <table:table-cell table:style-name="ce195" table:formula="of:=+[.V75]+[.W7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4" calcext:value-type="float">
            <text:p>84</text:p>
          </table:table-cell>
          <table:table-cell table:style-name="ce89" office:value-type="float" office:value="26848818" calcext:value-type="float">
            <text:p>26848818</text:p>
          </table:table-cell>
          <table:table-cell table:style-name="ce157" office:value-type="string" calcext:value-type="string">
            <text:p>ALVAREZ MORENO YURIANDRY DEL VALL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table:formula="of:=+[.D76]+[.E76]+[.F76]+[.G76]+[.H76]+[.I76]+[.J76]+[.K76]+[.L76]+[.M76]+[.N76]+[.O76]+[.P76]+[.Q76]+[.R76]+[.S76]" office:value-type="float" office:value="5" calcext:value-type="float">
            <text:p>5</text:p>
          </table:table-cell>
          <table:table-cell table:style-name="ce195"/>
          <table:table-cell table:style-name="ce195" table:formula="of:=+[.V76]+[.W7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5" calcext:value-type="float">
            <text:p>85</text:p>
          </table:table-cell>
          <table:table-cell table:style-name="ce89" office:value-type="float" office:value="29576101" calcext:value-type="float">
            <text:p>29576101</text:p>
          </table:table-cell>
          <table:table-cell table:style-name="ce157" office:value-type="string" calcext:value-type="string">
            <text:p>HENRIQUEZ DELGADO IDALIA MARGARITA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table:formula="of:=+[.D77]+[.E77]+[.F77]+[.G77]+[.H77]+[.I77]+[.J77]+[.K77]+[.L77]+[.M77]+[.N77]+[.O77]+[.P77]+[.Q77]+[.R77]+[.S77]" office:value-type="float" office:value="5" calcext:value-type="float">
            <text:p>5</text:p>
          </table:table-cell>
          <table:table-cell table:style-name="ce195"/>
          <table:table-cell table:style-name="ce195" table:formula="of:=+[.V77]+[.W7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6" calcext:value-type="float">
            <text:p>86</text:p>
          </table:table-cell>
          <table:table-cell table:style-name="ce89" office:value-type="float" office:value="20586449" calcext:value-type="float">
            <text:p>20586449</text:p>
          </table:table-cell>
          <table:table-cell table:style-name="ce157" office:value-type="string" calcext:value-type="string">
            <text:p>BRIZUELA SUAREZ JESUS ILDEMAR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table:formula="of:=+[.D78]+[.E78]+[.F78]+[.G78]+[.H78]+[.I78]+[.J78]+[.K78]+[.L78]+[.M78]+[.N78]+[.O78]+[.P78]+[.Q78]+[.R78]+[.S78]" office:value-type="float" office:value="5" calcext:value-type="float">
            <text:p>5</text:p>
          </table:table-cell>
          <table:table-cell table:style-name="ce195"/>
          <table:table-cell table:style-name="ce195" table:formula="of:=+[.V78]+[.W7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7" calcext:value-type="float">
            <text:p>87</text:p>
          </table:table-cell>
          <table:table-cell table:style-name="ce89" office:value-type="float" office:value="28262847" calcext:value-type="float">
            <text:p>28262847</text:p>
          </table:table-cell>
          <table:table-cell table:style-name="ce157" office:value-type="string" calcext:value-type="string">
            <text:p>ROA YSTURIZ ANTHONY JOSUE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table:formula="of:=+[.D79]+[.E79]+[.F79]+[.G79]+[.H79]+[.I79]+[.J79]+[.K79]+[.L79]+[.M79]+[.N79]+[.O79]+[.P79]+[.Q79]+[.R79]+[.S79]" office:value-type="float" office:value="5" calcext:value-type="float">
            <text:p>5</text:p>
          </table:table-cell>
          <table:table-cell table:style-name="ce195"/>
          <table:table-cell table:style-name="ce195" table:formula="of:=+[.V79]+[.W7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8" calcext:value-type="float">
            <text:p>88</text:p>
          </table:table-cell>
          <table:table-cell table:style-name="ce89" office:value-type="float" office:value="30039163" calcext:value-type="float">
            <text:p>30039163</text:p>
          </table:table-cell>
          <table:table-cell table:style-name="ce157" office:value-type="string" calcext:value-type="string">
            <text:p>RODRIGUEZ ISABEL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11/2021</text:p>
          </table:table-cell>
          <table:table-cell table:style-name="ce195" table:formula="of:=+[.D80]+[.E80]+[.F80]+[.G80]+[.H80]+[.I80]+[.J80]+[.K80]+[.L80]+[.M80]+[.N80]+[.O80]+[.P80]+[.Q80]+[.R80]+[.S80]" office:value-type="float" office:value="5" calcext:value-type="float">
            <text:p>5</text:p>
          </table:table-cell>
          <table:table-cell table:style-name="ce195"/>
          <table:table-cell table:style-name="ce195" table:formula="of:=+[.V80]+[.W8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9" calcext:value-type="float">
            <text:p>89</text:p>
          </table:table-cell>
          <table:table-cell table:style-name="ce89" office:value-type="float" office:value="15711464" calcext:value-type="float">
            <text:p>15711464</text:p>
          </table:table-cell>
          <table:table-cell table:style-name="ce157" office:value-type="string" calcext:value-type="string">
            <text:p>MENDEZ ZAMORA LUIS FELIPE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 </text:p>
          </table:table-cell>
          <table:table-cell table:style-name="ce89" office:value-type="string" calcext:value-type="string">
            <text:p>ING-12/12/2021</text:p>
          </table:table-cell>
          <table:table-cell table:style-name="ce195" table:formula="of:=+[.D81]+[.E81]+[.F81]+[.G81]+[.H81]+[.I81]+[.J81]+[.K81]+[.L81]+[.M81]+[.N81]+[.O81]+[.P81]+[.Q81]+[.R81]+[.S81]" office:value-type="float" office:value="5" calcext:value-type="float">
            <text:p>5</text:p>
          </table:table-cell>
          <table:table-cell table:style-name="ce195"/>
          <table:table-cell table:style-name="ce195" table:formula="of:=+[.V81]+[.W8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0" calcext:value-type="float">
            <text:p>90</text:p>
          </table:table-cell>
          <table:table-cell table:style-name="ce89" office:value-type="float" office:value="10665056" calcext:value-type="float">
            <text:p>10665056</text:p>
          </table:table-cell>
          <table:table-cell table:style-name="ce157" office:value-type="string" calcext:value-type="string">
            <text:p>ESPINOZA GUTIERREZ JOSE WLADIMIR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table:formula="of:=+[.D82]+[.E82]+[.F82]+[.G82]+[.H82]+[.I82]+[.J82]+[.K82]+[.L82]+[.M82]+[.N82]+[.O82]+[.P82]+[.Q82]+[.R82]+[.S82]" office:value-type="float" office:value="5" calcext:value-type="float">
            <text:p>5</text:p>
          </table:table-cell>
          <table:table-cell table:style-name="ce195"/>
          <table:table-cell table:style-name="ce195" table:formula="of:=+[.V82]+[.W8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1" calcext:value-type="float">
            <text:p>91</text:p>
          </table:table-cell>
          <table:table-cell table:style-name="ce89" office:value-type="float" office:value="11054615" calcext:value-type="float">
            <text:p>11054615</text:p>
          </table:table-cell>
          <table:table-cell table:style-name="ce157" office:value-type="string" calcext:value-type="string">
            <text:p>CORTEZ FERMIN DOMINGO JOSE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table:formula="of:=+[.D83]+[.E83]+[.F83]+[.G83]+[.H83]+[.I83]+[.J83]+[.K83]+[.L83]+[.M83]+[.N83]+[.O83]+[.P83]+[.Q83]+[.R83]+[.S83]" office:value-type="float" office:value="5" calcext:value-type="float">
            <text:p>5</text:p>
          </table:table-cell>
          <table:table-cell table:style-name="ce195"/>
          <table:table-cell table:style-name="ce195" table:formula="of:=+[.V83]+[.W8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2" calcext:value-type="float">
            <text:p>92</text:p>
          </table:table-cell>
          <table:table-cell table:style-name="ce89" office:value-type="float" office:value="7282569" calcext:value-type="float">
            <text:p>7282569</text:p>
          </table:table-cell>
          <table:table-cell table:style-name="ce157" office:value-type="string" calcext:value-type="string">
            <text:p>DIAZ JOSE ANTONIO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table:formula="of:=+[.D84]+[.E84]+[.F84]+[.G84]+[.H84]+[.I84]+[.J84]+[.K84]+[.L84]+[.M84]+[.N84]+[.O84]+[.P84]+[.Q84]+[.R84]+[.S84]" office:value-type="float" office:value="5" calcext:value-type="float">
            <text:p>5</text:p>
          </table:table-cell>
          <table:table-cell table:style-name="ce195"/>
          <table:table-cell table:style-name="ce195" table:formula="of:=+[.V84]+[.W8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3" calcext:value-type="float">
            <text:p>93</text:p>
          </table:table-cell>
          <table:table-cell table:style-name="ce89" office:value-type="float" office:value="7294645" calcext:value-type="float">
            <text:p>7294645</text:p>
          </table:table-cell>
          <table:table-cell table:style-name="ce157" office:value-type="string" calcext:value-type="string">
            <text:p>MARTINEZ EL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table:formula="of:=+[.D85]+[.E85]+[.F85]+[.G85]+[.H85]+[.I85]+[.J85]+[.K85]+[.L85]+[.M85]+[.N85]+[.O85]+[.P85]+[.Q85]+[.R85]+[.S85]" office:value-type="float" office:value="5" calcext:value-type="float">
            <text:p>5</text:p>
          </table:table-cell>
          <table:table-cell table:style-name="ce195"/>
          <table:table-cell table:style-name="ce195" table:formula="of:=+[.V85]+[.W8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4" calcext:value-type="float">
            <text:p>94</text:p>
          </table:table-cell>
          <table:table-cell table:style-name="ce89" office:value-type="float" office:value="11684340" calcext:value-type="float">
            <text:p>11684340</text:p>
          </table:table-cell>
          <table:table-cell table:style-name="ce157" office:value-type="string" calcext:value-type="string">
            <text:p>OLIVERO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table:formula="of:=+[.D86]+[.E86]+[.F86]+[.G86]+[.H86]+[.I86]+[.J86]+[.K86]+[.L86]+[.M86]+[.N86]+[.O86]+[.P86]+[.Q86]+[.R86]+[.S86]" office:value-type="float" office:value="5" calcext:value-type="float">
            <text:p>5</text:p>
          </table:table-cell>
          <table:table-cell table:style-name="ce236"/>
          <table:table-cell table:style-name="ce195" table:formula="of:=+[.V86]+[.W8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5" calcext:value-type="float">
            <text:p>95</text:p>
          </table:table-cell>
          <table:table-cell table:style-name="ce89" office:value-type="float" office:value="9883742" calcext:value-type="float">
            <text:p>9883742</text:p>
          </table:table-cell>
          <table:table-cell table:style-name="ce157" office:value-type="string" calcext:value-type="string">
            <text:p>OLIVO FONSECA JULIO MANU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10/2021</text:p>
          </table:table-cell>
          <table:table-cell table:style-name="ce195" table:formula="of:=+[.D87]+[.E87]+[.F87]+[.G87]+[.H87]+[.I87]+[.J87]+[.K87]+[.L87]+[.M87]+[.N87]+[.O87]+[.P87]+[.Q87]+[.R87]+[.S87]" office:value-type="float" office:value="5" calcext:value-type="float">
            <text:p>5</text:p>
          </table:table-cell>
          <table:table-cell table:style-name="ce195"/>
          <table:table-cell table:style-name="ce195" table:formula="of:=+[.V87]+[.W8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6" calcext:value-type="float">
            <text:p>96</text:p>
          </table:table-cell>
          <table:table-cell table:style-name="ce89" office:value-type="float" office:value="17063582" calcext:value-type="float">
            <text:p>17063582</text:p>
          </table:table-cell>
          <table:table-cell table:style-name="ce157" office:value-type="string" calcext:value-type="string">
            <text:p>SEIJAS GONZALEZ HÉCTOR JESÚS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10/2021</text:p>
          </table:table-cell>
          <table:table-cell table:style-name="ce195" table:formula="of:=+[.D88]+[.E88]+[.F88]+[.G88]+[.H88]+[.I88]+[.J88]+[.K88]+[.L88]+[.M88]+[.N88]+[.O88]+[.P88]+[.Q88]+[.R88]+[.S88]" office:value-type="float" office:value="5" calcext:value-type="float">
            <text:p>5</text:p>
          </table:table-cell>
          <table:table-cell table:style-name="ce195"/>
          <table:table-cell table:style-name="ce195" table:formula="of:=+[.V88]+[.W8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7" calcext:value-type="float">
            <text:p>97</text:p>
          </table:table-cell>
          <table:table-cell table:style-name="ce96" office:value-type="float" office:value="28408800" calcext:value-type="float">
            <text:p>28408800</text:p>
          </table:table-cell>
          <table:table-cell table:style-name="ce160" office:value-type="string" calcext:value-type="string">
            <text:p>YOSBREISI YOHIMAR HERNANDEZ RIO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89]+[.E89]+[.F89]+[.G89]+[.H89]+[.I89]+[.J89]+[.K89]+[.L89]+[.M89]+[.N89]+[.O89]+[.P89]+[.Q89]+[.R89]+[.S89]" office:value-type="float" office:value="5" calcext:value-type="float">
            <text:p>5</text:p>
          </table:table-cell>
          <table:table-cell table:style-name="ce237"/>
          <table:table-cell table:style-name="ce195" table:formula="of:=+[.V89]+[.W8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9" calcext:value-type="float">
            <text:p>99</text:p>
          </table:table-cell>
          <table:table-cell table:style-name="ce96" office:value-type="float" office:value="23564194" calcext:value-type="float">
            <text:p>23564194</text:p>
          </table:table-cell>
          <table:table-cell table:style-name="ce160" office:value-type="string" calcext:value-type="string">
            <text:p>JOSCAR ANTONIO PÉREZ GARCÍA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90]+[.E90]+[.F90]+[.G90]+[.H90]+[.I90]+[.J90]+[.K90]+[.L90]+[.M90]+[.N90]+[.O90]+[.P90]+[.Q90]+[.R90]+[.S90]" office:value-type="float" office:value="5" calcext:value-type="float">
            <text:p>5</text:p>
          </table:table-cell>
          <table:table-cell table:style-name="ce237"/>
          <table:table-cell table:style-name="ce195" table:formula="of:=+[.V90]+[.W9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0" calcext:value-type="float">
            <text:p>100</text:p>
          </table:table-cell>
          <table:table-cell table:style-name="ce96" office:value-type="float" office:value="20878468" calcext:value-type="float">
            <text:p>20878468</text:p>
          </table:table-cell>
          <table:table-cell table:style-name="ce160" office:value-type="string" calcext:value-type="string">
            <text:p>OSCAR ARGENIS IBARRA GONZÁL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91]+[.E91]+[.F91]+[.G91]+[.H91]+[.I91]+[.J91]+[.K91]+[.L91]+[.M91]+[.N91]+[.O91]+[.P91]+[.Q91]+[.R91]+[.S91]" office:value-type="float" office:value="5" calcext:value-type="float">
            <text:p>5</text:p>
          </table:table-cell>
          <table:table-cell table:style-name="ce237"/>
          <table:table-cell table:style-name="ce195" table:formula="of:=+[.V91]+[.W9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93" calcext:value-type="float">
            <text:p>193</text:p>
          </table:table-cell>
          <table:table-cell table:style-name="ce96" office:value-type="float" office:value="11059520" calcext:value-type="float">
            <text:p>11059520</text:p>
          </table:table-cell>
          <table:table-cell table:style-name="ce160" office:value-type="string" calcext:value-type="string">
            <text:p>RUBÉN FÉLIX CARVAJAL LINARE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92]+[.E92]+[.F92]+[.G92]+[.H92]+[.I92]+[.J92]+[.K92]+[.L92]+[.M92]+[.N92]+[.O92]+[.P92]+[.Q92]+[.R92]+[.S92]" office:value-type="float" office:value="5" calcext:value-type="float">
            <text:p>5</text:p>
          </table:table-cell>
          <table:table-cell table:style-name="ce237"/>
          <table:table-cell table:style-name="ce195" table:formula="of:=+[.V92]+[.W9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1" calcext:value-type="float">
            <text:p>101</text:p>
          </table:table-cell>
          <table:table-cell table:style-name="ce96" office:value-type="float" office:value="13067919" calcext:value-type="float">
            <text:p>13067919</text:p>
          </table:table-cell>
          <table:table-cell table:style-name="ce160" office:value-type="string" calcext:value-type="string">
            <text:p>GABRIEL JOSÉ CORONA HERNÁND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93]+[.E93]+[.F93]+[.G93]+[.H93]+[.I93]+[.J93]+[.K93]+[.L93]+[.M93]+[.N93]+[.O93]+[.P93]+[.Q93]+[.R93]+[.S93]" office:value-type="float" office:value="5" calcext:value-type="float">
            <text:p>5</text:p>
          </table:table-cell>
          <table:table-cell table:style-name="ce237"/>
          <table:table-cell table:style-name="ce195" table:formula="of:=+[.V93]+[.W9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2" calcext:value-type="float">
            <text:p>102</text:p>
          </table:table-cell>
          <table:table-cell table:style-name="ce85" office:value-type="float" office:value="19222152" calcext:value-type="float">
            <text:p>19222152</text:p>
          </table:table-cell>
          <table:table-cell table:style-name="ce151" office:value-type="string" calcext:value-type="string">
            <text:p>HAROLD ENRIQUE GUATACHE RODRÍGU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<text:s/>ING-15/03/2022</text:p>
          </table:table-cell>
          <table:table-cell table:style-name="ce195" table:formula="of:=+[.D94]+[.E94]+[.F94]+[.G94]+[.H94]+[.I94]+[.J94]+[.K94]+[.L94]+[.M94]+[.N94]+[.O94]+[.P94]+[.Q94]+[.R94]+[.S94]" office:value-type="float" office:value="5" calcext:value-type="float">
            <text:p>5</text:p>
          </table:table-cell>
          <table:table-cell table:style-name="ce238"/>
          <table:table-cell table:style-name="ce195" table:formula="of:=+[.V94]+[.W9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3" calcext:value-type="float">
            <text:p>103</text:p>
          </table:table-cell>
          <table:table-cell table:style-name="ce85" office:value-type="float" office:value="16075016" calcext:value-type="float">
            <text:p>16075016</text:p>
          </table:table-cell>
          <table:table-cell table:style-name="ce151" office:value-type="string" calcext:value-type="string">
            <text:p>ALEXANDER JOSÉ CHACON PONCE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25/03/2022</text:p>
          </table:table-cell>
          <table:table-cell table:style-name="ce195" table:formula="of:=+[.D95]+[.E95]+[.F95]+[.G95]+[.H95]+[.I95]+[.J95]+[.K95]+[.L95]+[.M95]+[.N95]+[.O95]+[.P95]+[.Q95]+[.R95]+[.S95]" office:value-type="float" office:value="5" calcext:value-type="float">
            <text:p>5</text:p>
          </table:table-cell>
          <table:table-cell table:style-name="ce239"/>
          <table:table-cell table:style-name="ce195" table:formula="of:=+[.V95]+[.W9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4" calcext:value-type="float">
            <text:p>104</text:p>
          </table:table-cell>
          <table:table-cell table:style-name="ce97" office:value-type="float" office:value="16364513" calcext:value-type="float">
            <text:p>16364513</text:p>
          </table:table-cell>
          <table:table-cell table:style-name="ce157" office:value-type="string" calcext:value-type="string">
            <text:p>RENDILES ANDREINA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96]+[.E96]+[.F96]+[.G96]+[.H96]+[.I96]+[.J96]+[.K96]+[.L96]+[.M96]+[.N96]+[.O96]+[.P96]+[.Q96]+[.R96]" office:value-type="float" office:value="5" calcext:value-type="float">
            <text:p>5</text:p>
          </table:table-cell>
          <table:table-cell table:style-name="ce195"/>
          <table:table-cell table:style-name="ce195" table:formula="of:=+[.V96]+[.W9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5" calcext:value-type="float">
            <text:p>105</text:p>
          </table:table-cell>
          <table:table-cell table:style-name="ce97" office:value-type="float" office:value="18043616" calcext:value-type="float">
            <text:p>18043616</text:p>
          </table:table-cell>
          <table:table-cell table:style-name="ce157" office:value-type="string" calcext:value-type="string">
            <text:p>SALAZAR PALMA JESUS ALBERTO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97]+[.E97]+[.F97]+[.G97]+[.H97]+[.I97]+[.J97]+[.K97]+[.L97]+[.M97]+[.N97]+[.O97]+[.P97]+[.Q97]+[.R97]" office:value-type="float" office:value="5" calcext:value-type="float">
            <text:p>5</text:p>
          </table:table-cell>
          <table:table-cell table:style-name="ce195"/>
          <table:table-cell table:style-name="ce195" table:formula="of:=+[.V97]+[.W9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9" calcext:value-type="float">
            <text:p>109</text:p>
          </table:table-cell>
          <table:table-cell table:style-name="ce97" office:value-type="float" office:value="7296725" calcext:value-type="float">
            <text:p>7296725</text:p>
          </table:table-cell>
          <table:table-cell table:style-name="ce157" office:value-type="string" calcext:value-type="string">
            <text:p>VELIZ MANUEL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.28/04/2022</text:p>
          </table:table-cell>
          <table:table-cell table:style-name="ce195" table:formula="of:=+[.D98]+[.E98]+[.F98]+[.G98]+[.H98]+[.I98]+[.J98]+[.K98]+[.L98]+[.M98]+[.N98]+[.O98]+[.P98]+[.Q98]+[.R98]" office:value-type="float" office:value="5" calcext:value-type="float">
            <text:p>5</text:p>
          </table:table-cell>
          <table:table-cell table:style-name="ce195"/>
          <table:table-cell table:style-name="ce195" table:formula="of:=+[.V98]+[.W9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0" calcext:value-type="float">
            <text:p>110</text:p>
          </table:table-cell>
          <table:table-cell table:style-name="ce97" office:value-type="float" office:value="10343860" calcext:value-type="float">
            <text:p>10343860</text:p>
          </table:table-cell>
          <table:table-cell table:style-name="ce157" office:value-type="string" calcext:value-type="string">
            <text:p>MORENO JOSE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99]+[.E99]+[.F99]+[.G99]+[.H99]+[.I99]+[.J99]+[.K99]+[.L99]+[.M99]+[.N99]+[.O99]+[.P99]+[.Q99]+[.R99]" office:value-type="float" office:value="5" calcext:value-type="float">
            <text:p>5</text:p>
          </table:table-cell>
          <table:table-cell table:style-name="ce195"/>
          <table:table-cell table:style-name="ce195" table:formula="of:=+[.V99]+[.W9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1" calcext:value-type="float">
            <text:p>111</text:p>
          </table:table-cell>
          <table:table-cell table:style-name="ce97" office:value-type="float" office:value="23952237" calcext:value-type="float">
            <text:p>23952237</text:p>
          </table:table-cell>
          <table:table-cell table:style-name="ce157" office:value-type="string" calcext:value-type="string">
            <text:p>RODRIGUEZ LANDAETA YOHY JOSE</text:p>
          </table:table-cell>
          <table:table-cell table:style-name="ce194"/>
          <table:table-cell table:number-columns-repeated="2"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100]+[.E100]+[.F100]+[.G100]+[.H100]+[.I100]+[.J100]+[.K100]+[.L100]+[.M100]+[.N100]+[.O100]+[.P100]+[.Q100]+[.R100]" office:value-type="float" office:value="6" calcext:value-type="float">
            <text:p>6</text:p>
          </table:table-cell>
          <table:table-cell table:style-name="ce195"/>
          <table:table-cell table:style-name="ce195" table:formula="of:=+[.V100]+[.W100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112" calcext:value-type="float">
            <text:p>112</text:p>
          </table:table-cell>
          <table:table-cell table:style-name="ce97" office:value-type="float" office:value="13732819" calcext:value-type="float">
            <text:p>13732819</text:p>
          </table:table-cell>
          <table:table-cell table:style-name="ce157" office:value-type="string" calcext:value-type="string">
            <text:p>FUENMAYOR GASTON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101]+[.E101]+[.F101]+[.G101]+[.H101]+[.I101]+[.J101]+[.K101]+[.L101]+[.M101]+[.N101]+[.O101]+[.P101]+[.Q101]+[.R101]" office:value-type="float" office:value="5" calcext:value-type="float">
            <text:p>5</text:p>
          </table:table-cell>
          <table:table-cell table:style-name="ce195"/>
          <table:table-cell table:style-name="ce195" table:formula="of:=+[.V101]+[.W10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3" calcext:value-type="float">
            <text:p>113</text:p>
          </table:table-cell>
          <table:table-cell table:style-name="ce97" office:value-type="float" office:value="16076698" calcext:value-type="float">
            <text:p>16076698</text:p>
          </table:table-cell>
          <table:table-cell table:style-name="ce157" office:value-type="string" calcext:value-type="string">
            <text:p>MEJIAS FELIX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table:formula="of:=+[.D102]+[.E102]+[.F102]+[.G102]+[.H102]+[.I102]+[.J102]+[.K102]+[.L102]+[.M102]+[.N102]+[.O102]+[.P102]+[.Q102]+[.R102]" office:value-type="float" office:value="5" calcext:value-type="float">
            <text:p>5</text:p>
          </table:table-cell>
          <table:table-cell table:style-name="ce195"/>
          <table:table-cell table:style-name="ce195" table:formula="of:=+[.V102]+[.W10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7" calcext:value-type="float">
            <text:p>117</text:p>
          </table:table-cell>
          <table:table-cell table:style-name="ce97" office:value-type="float" office:value="13576530" calcext:value-type="float">
            <text:p>13576530</text:p>
          </table:table-cell>
          <table:table-cell table:style-name="ce157" office:value-type="string" calcext:value-type="string">
            <text:p>JUAN CARLOS GARCIA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3]+[.E103]+[.F103]+[.G103]+[.H103]+[.I103]+[.J103]+[.K103]+[.L103]+[.M103]+[.N103]+[.O103]+[.P103]+[.Q103]+[.R103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9" calcext:value-type="float">
            <text:p>119</text:p>
          </table:table-cell>
          <table:table-cell table:style-name="ce97" office:value-type="float" office:value="16074846" calcext:value-type="float">
            <text:p>16074846</text:p>
          </table:table-cell>
          <table:table-cell table:style-name="ce157" office:value-type="string" calcext:value-type="string">
            <text:p>HECTOR JESUS CABEZA REQUENA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4]+[.E104]+[.F104]+[.G104]+[.H104]+[.I104]+[.J104]+[.K104]+[.L104]+[.M104]+[.N104]+[.O104]+[.P104]+[.Q104]+[.R104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0" calcext:value-type="float">
            <text:p>120</text:p>
          </table:table-cell>
          <table:table-cell table:style-name="ce97" office:value-type="float" office:value="22610598" calcext:value-type="float">
            <text:p>22610598</text:p>
          </table:table-cell>
          <table:table-cell table:style-name="ce157" office:value-type="string" calcext:value-type="string">
            <text:p>JOHAN GABRIEL FUENTES MARCANO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5]+[.E105]+[.F105]+[.G105]+[.H105]+[.I105]+[.J105]+[.K105]+[.L105]+[.M105]+[.N105]+[.O105]+[.P105]+[.Q105]+[.R105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3" calcext:value-type="float">
            <text:p>123</text:p>
          </table:table-cell>
          <table:table-cell table:style-name="ce97" office:value-type="float" office:value="11121174" calcext:value-type="float">
            <text:p>11121174</text:p>
          </table:table-cell>
          <table:table-cell table:style-name="ce157" office:value-type="string" calcext:value-type="string">
            <text:p>MALWY ANTONIO DELGADO PAREDES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6]+[.E106]+[.F106]+[.G106]+[.H106]+[.I106]+[.J106]+[.K106]+[.L106]+[.M106]+[.N106]+[.O106]+[.P106]+[.Q106]+[.R106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5" calcext:value-type="float">
            <text:p>125</text:p>
          </table:table-cell>
          <table:table-cell table:style-name="ce97" office:value-type="float" office:value="13875986" calcext:value-type="float">
            <text:p>13875986</text:p>
          </table:table-cell>
          <table:table-cell table:style-name="ce157" office:value-type="string" calcext:value-type="string">
            <text:p>MIGUEL ANGEL UBIEDA NAV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7]+[.E107]+[.F107]+[.G107]+[.H107]+[.I107]+[.J107]+[.K107]+[.L107]+[.M107]+[.N107]+[.O107]+[.P107]+[.Q107]+[.R107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6" calcext:value-type="float">
            <text:p>126</text:p>
          </table:table-cell>
          <table:table-cell table:style-name="ce97" office:value-type="float" office:value="8997647" calcext:value-type="float">
            <text:p>8997647</text:p>
          </table:table-cell>
          <table:table-cell table:style-name="ce157" office:value-type="string" calcext:value-type="string">
            <text:p>JOSE RAMON CHIRINOS MOREN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08]+[.E108]+[.F108]+[.G108]+[.H108]+[.I108]+[.J108]+[.K108]+[.L108]+[.M108]+[.N108]+[.O108]+[.P108]+[.Q108]+[.R108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7" calcext:value-type="float">
            <text:p>127</text:p>
          </table:table-cell>
          <table:table-cell table:style-name="ce97" office:value-type="float" office:value="20876672" calcext:value-type="float">
            <text:p>20876672</text:p>
          </table:table-cell>
          <table:table-cell table:style-name="ce157" office:value-type="string" calcext:value-type="string">
            <text:p>JESUS ALBERTO DUBOY CHIRIN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8" calcext:value-type="float">
            <text:p>8</text:p>
          </table:table-cell>
          <table:table-cell table:style-name="ce190"/>
          <table:table-cell table:style-name="ce195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28" calcext:value-type="float">
            <text:p>128</text:p>
          </table:table-cell>
          <table:table-cell table:style-name="ce97" office:value-type="float" office:value="15481501" calcext:value-type="float">
            <text:p>15481501</text:p>
          </table:table-cell>
          <table:table-cell table:style-name="ce157" office:value-type="string" calcext:value-type="string">
            <text:p>PEDRO LIBORIO PANTOJ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0]+[.E110]+[.F110]+[.G110]+[.H110]+[.I110]+[.J110]+[.K110]+[.L110]+[.M110]+[.N110]+[.O110]+[.P110]+[.Q110]+[.R110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0" calcext:value-type="float">
            <text:p>130</text:p>
          </table:table-cell>
          <table:table-cell table:style-name="ce97" office:value-type="float" office:value="10521039" calcext:value-type="float">
            <text:p>10521039</text:p>
          </table:table-cell>
          <table:table-cell table:style-name="ce157" office:value-type="string" calcext:value-type="string">
            <text:p>MIGUEL ELIGIO MEDINA VERGAR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1]+[.E111]+[.F111]+[.G111]+[.H111]+[.I111]+[.J111]+[.K111]+[.L111]+[.M111]+[.N111]+[.O111]+[.P111]+[.Q111]+[.R111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2" calcext:value-type="float">
            <text:p>132</text:p>
          </table:table-cell>
          <table:table-cell table:style-name="ce97" office:value-type="float" office:value="15710418" calcext:value-type="float">
            <text:p>15710418</text:p>
          </table:table-cell>
          <table:table-cell table:style-name="ce157" office:value-type="string" calcext:value-type="string">
            <text:p>DEIVIS ANTONIO CUEVAS CARRASQUEL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2]+[.E112]+[.F112]+[.G112]+[.H112]+[.I112]+[.J112]+[.K112]+[.L112]+[.M112]+[.N112]+[.O112]+[.P112]+[.Q112]+[.R112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3" calcext:value-type="float">
            <text:p>133</text:p>
          </table:table-cell>
          <table:table-cell table:style-name="ce97" office:value-type="float" office:value="14643079" calcext:value-type="float">
            <text:p>14643079</text:p>
          </table:table-cell>
          <table:table-cell table:style-name="ce157" office:value-type="string" calcext:value-type="string">
            <text:p>BELKIS ELI BLANCO MEJI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3]+[.E113]+[.F113]+[.G113]+[.H113]+[.I113]+[.J113]+[.K113]+[.L113]+[.M113]+[.N113]+[.O113]+[.P113]+[.Q113]+[.R113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4" calcext:value-type="float">
            <text:p>134</text:p>
          </table:table-cell>
          <table:table-cell table:style-name="ce97" office:value-type="float" office:value="16074171" calcext:value-type="float">
            <text:p>16074171</text:p>
          </table:table-cell>
          <table:table-cell table:style-name="ce157" office:value-type="string" calcext:value-type="string">
            <text:p>FERNANDO ALBERTO TOVAR BARRI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4]+[.E114]+[.F114]+[.G114]+[.H114]+[.I114]+[.J114]+[.K114]+[.L114]+[.M114]+[.N114]+[.O114]+[.P114]+[.Q114]+[.R114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5" calcext:value-type="float">
            <text:p>135</text:p>
          </table:table-cell>
          <table:table-cell table:style-name="ce97" office:value-type="float" office:value="30039164" calcext:value-type="float">
            <text:p>30039164</text:p>
          </table:table-cell>
          <table:table-cell table:style-name="ce157" office:value-type="string" calcext:value-type="string">
            <text:p>WILFREDO ANDRES RODRIGUEZ MOREN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5]+[.E115]+[.F115]+[.G115]+[.H115]+[.I115]+[.J115]+[.K115]+[.L115]+[.M115]+[.N115]+[.O115]+[.P115]+[.Q115]+[.R115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6" calcext:value-type="float">
            <text:p>136</text:p>
          </table:table-cell>
          <table:table-cell table:style-name="ce97" office:value-type="float" office:value="28408744" calcext:value-type="float">
            <text:p>28408744</text:p>
          </table:table-cell>
          <table:table-cell table:style-name="ce157" office:value-type="string" calcext:value-type="string">
            <text:p>GLEIXIS COROMOTO PARRA CRESP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table:formula="of:=+[.D116]+[.E116]+[.F116]+[.G116]+[.H116]+[.I116]+[.J116]+[.K116]+[.L116]+[.M116]+[.N116]+[.O116]+[.P116]+[.Q116]+[.R116]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7" calcext:value-type="float">
            <text:p>137</text:p>
          </table:table-cell>
          <table:table-cell table:style-name="ce97" office:value-type="float" office:value="7294011" calcext:value-type="float">
            <text:p>7294011</text:p>
          </table:table-cell>
          <table:table-cell table:style-name="ce157" office:value-type="string" calcext:value-type="string">
            <text:p>WILFREDO RAFAEL RODRIGUEZ RUIZ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01/01/2023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8" calcext:value-type="float">
            <text:p>138</text:p>
          </table:table-cell>
          <table:table-cell table:style-name="ce97" office:value-type="float" office:value="24968730" calcext:value-type="float">
            <text:p>24968730</text:p>
          </table:table-cell>
          <table:table-cell table:style-name="ce157" office:value-type="string" calcext:value-type="string">
            <text:p>WUISTENYER JOSE BLANCO MENDOZ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01/01/2023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0" calcext:value-type="float">
            <text:p>140</text:p>
          </table:table-cell>
          <table:table-cell table:style-name="ce98" office:value-type="float" office:value="12841635" calcext:value-type="float">
            <text:p>12841635</text:p>
          </table:table-cell>
          <table:table-cell table:style-name="ce161" office:value-type="string" calcext:value-type="string">
            <text:p>KELLY ALEJANDRO LUNA GUZMAN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1" calcext:value-type="float">
            <text:p>141</text:p>
          </table:table-cell>
          <table:table-cell table:style-name="ce98" office:value-type="float" office:value="29947367" calcext:value-type="float">
            <text:p>29947367</text:p>
          </table:table-cell>
          <table:table-cell table:style-name="ce161" office:value-type="string" calcext:value-type="string">
            <text:p>AMERICA JHOANNEDXY DOUBRONT RIV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2" calcext:value-type="float">
            <text:p>142</text:p>
          </table:table-cell>
          <table:table-cell table:style-name="ce98" office:value-type="float" office:value="30039190" calcext:value-type="float">
            <text:p>30039190</text:p>
          </table:table-cell>
          <table:table-cell table:style-name="ce161" office:value-type="string" calcext:value-type="string">
            <text:p>LUIS ABRAHAM LABORI MAT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9">
          <table:table-cell table:style-name="ce70" office:value-type="float" office:value="143" calcext:value-type="float">
            <text:p>143</text:p>
          </table:table-cell>
          <table:table-cell table:style-name="ce99" office:value-type="float" office:value="19967342" calcext:value-type="float">
            <text:p>19967342</text:p>
          </table:table-cell>
          <table:table-cell table:style-name="ce162" office:value-type="string" calcext:value-type="string">
            <text:p>ERICK YOEL MENDEZ ZAVALA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1" office:value-type="float" office:value="144" calcext:value-type="float">
            <text:p>144</text:p>
          </table:table-cell>
          <table:table-cell table:style-name="ce100" office:value-type="string" calcext:value-type="string">
            <text:p/>
            <text:p>18725497</text:p>
          </table:table-cell>
          <table:table-cell table:style-name="ce163" office:value-type="string" calcext:value-type="string">
            <text:p>LIBARDO JAVIER ESPAÑA VILLASANA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0" office:value-type="float" office:value="145" calcext:value-type="float">
            <text:p>145</text:p>
          </table:table-cell>
          <table:table-cell table:style-name="ce100" office:value-type="string" calcext:value-type="string">
            <text:p/>
            <text:p>14642170</text:p>
          </table:table-cell>
          <table:table-cell table:style-name="ce163" office:value-type="string" calcext:value-type="string">
            <text:p>HERIBERTO ANTONIO PEREZ GOMEZ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1" office:value-type="float" office:value="146" calcext:value-type="float">
            <text:p>146</text:p>
          </table:table-cell>
          <table:table-cell table:style-name="ce100" office:value-type="string" calcext:value-type="string">
            <text:p/>
            <text:p>10673185</text:p>
          </table:table-cell>
          <table:table-cell table:style-name="ce163" office:value-type="string" calcext:value-type="string">
            <text:p>SILVIO RAMON RON MERIDA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0" office:value-type="float" office:value="147" calcext:value-type="float">
            <text:p>147</text:p>
          </table:table-cell>
          <table:table-cell table:style-name="ce100" office:value-type="string" calcext:value-type="string">
            <text:p/>
            <text:p>9887650</text:p>
          </table:table-cell>
          <table:table-cell table:style-name="ce163" office:value-type="string" calcext:value-type="string">
            <text:p>RAFAEL ANGEL RON MERIDA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1">
          <table:table-cell table:style-name="ce71" office:value-type="float" office:value="150" calcext:value-type="float">
            <text:p>150</text:p>
          </table:table-cell>
          <table:table-cell table:style-name="ce101" office:value-type="float" office:value="13447535" calcext:value-type="float">
            <text:p>13447535</text:p>
          </table:table-cell>
          <table:table-cell table:style-name="ce164" office:value-type="string" calcext:value-type="string">
            <text:p>GERMAN ALEXANDER FERNANDEZ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0" office:value-type="float" office:value="155" calcext:value-type="float">
            <text:p>155</text:p>
          </table:table-cell>
          <table:table-cell table:style-name="ce101" office:value-type="string" calcext:value-type="string">
            <text:p/>
            <text:p>14395163</text:p>
          </table:table-cell>
          <table:table-cell table:style-name="ce164" office:value-type="string" calcext:value-type="string">
            <text:p>MARYERI JOSEFINA HERNANDEZ CAÑA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1" office:value-type="float" office:value="156" calcext:value-type="float">
            <text:p>156</text:p>
          </table:table-cell>
          <table:table-cell table:style-name="ce101" office:value-type="string" calcext:value-type="string">
            <text:p/>
            <text:p>15301520</text:p>
          </table:table-cell>
          <table:table-cell table:style-name="ce164" office:value-type="string" calcext:value-type="string">
            <text:p>DENIS YOMAR RODRIGUEZ CARRILLO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2">
          <table:table-cell table:style-name="ce70"/>
          <table:table-cell table:style-name="ce97" office:value-type="float" office:value="14643619" calcext:value-type="float">
            <text:p>14643619</text:p>
          </table:table-cell>
          <table:table-cell table:style-name="ce157" office:value-type="string" calcext:value-type="string">
            <text:p>SALVADOR RUIZ SOJO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2">
          <table:table-cell table:style-name="ce70"/>
          <table:table-cell table:style-name="ce97" office:value-type="float" office:value="15393107" calcext:value-type="float">
            <text:p>15393107</text:p>
          </table:table-cell>
          <table:table-cell table:style-name="ce157" office:value-type="string" calcext:value-type="string">
            <text:p>WILLIAMS MANUEL SALAZAR CASTILLO</text:p>
          </table:table-cell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2" table:number-rows-repeated="2">
          <table:table-cell table:style-name="ce70"/>
          <table:table-cell table:style-name="ce97"/>
          <table:table-cell table:style-name="ce165"/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89"/>
          <table:table-cell table:style-name="ce195" table:number-columns-repeated="2"/>
          <table:table-cell table:style-name="ce190"/>
          <table:table-cell table:style-name="ce195"/>
        </table:table-row>
        <table:table-row table:style-name="ro13">
          <table:table-cell table:style-name="ce70"/>
          <table:table-cell table:style-name="ce97"/>
          <table:table-cell table:style-name="ce165"/>
          <table:table-cell table:style-name="ce194" table:number-columns-repeated="11"/>
          <table:table-cell table:style-name="ce190"/>
          <table:table-cell table:style-name="ce194"/>
          <table:table-cell table:style-name="ce190" table:number-columns-repeated="3"/>
          <table:table-cell table:style-name="ce89"/>
          <table:table-cell table:style-name="ce195" table:number-columns-repeated="2"/>
          <table:table-cell table:style-name="ce190"/>
          <table:table-cell table:style-name="ce195"/>
        </table:table-row>
        <table:table-row table:style-name="ro14">
          <table:table-cell table:style-name="ce72" office:value-type="string" calcext:value-type="string" table:number-columns-spanned="24" table:number-rows-spanned="1">
            <text:p>VALLE DE LA PASCUA</text:p>
          </table:table-cell>
          <table:covered-table-cell table:style-name="ce89"/>
          <table:covered-table-cell table:style-name="ce166"/>
          <table:covered-table-cell table:number-columns-repeated="16" table:style-name="ce190"/>
          <table:covered-table-cell table:style-name="ce207"/>
          <table:covered-table-cell table:style-name="ce232"/>
          <table:covered-table-cell table:style-name="ce195"/>
          <table:covered-table-cell table:style-name="ce190"/>
          <table:covered-table-cell table:style-name="ce195"/>
        </table:table-row>
        <table:table-row table:style-name="ro2">
          <table:table-cell table:style-name="ce70" office:value-type="float" office:value="139" calcext:value-type="float">
            <text:p>139</text:p>
          </table:table-cell>
          <table:table-cell table:style-name="ce85" office:value-type="float" office:value="4797012" calcext:value-type="float">
            <text:p>4797012</text:p>
          </table:table-cell>
          <table:table-cell table:style-name="ce167" office:value-type="string" calcext:value-type="string">
            <text:p>ABREU JUAN AGUSTIN <text:s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15-04-2017</text:p>
          </table:table-cell>
          <table:table-cell table:style-name="ce195" table:formula="of:=+[.D136]+[.E136]+[.F136]+[.G136]+[.H136]+[.I136]+[.J136]+[.K136]+[.L136]+[.M136]+[.N136]+[.O136]+[.P136]+[.Q136]+[.R136]+[.S136]" office:value-type="float" office:value="5" calcext:value-type="float">
            <text:p>5</text:p>
          </table:table-cell>
          <table:table-cell table:style-name="ce71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0" calcext:value-type="float">
            <text:p>140</text:p>
          </table:table-cell>
          <table:table-cell table:style-name="ce85" office:value-type="float" office:value="9914753" calcext:value-type="float">
            <text:p>9914753</text:p>
          </table:table-cell>
          <table:table-cell table:style-name="ce167" office:value-type="string" calcext:value-type="string">
            <text:p>GOMEZ , LUIS <text:s text:c="2"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15-04-2017</text:p>
          </table:table-cell>
          <table:table-cell table:style-name="ce195" table:formula="of:=+[.D137]+[.E137]+[.F137]+[.G137]+[.H137]+[.I137]+[.J137]+[.K137]+[.L137]+[.M137]+[.N137]+[.O137]+[.P137]+[.Q137]+[.R137]+[.S137]" office:value-type="float" office:value="5" calcext:value-type="float">
            <text:p>5</text:p>
          </table:table-cell>
          <table:table-cell table:style-name="ce71"/>
          <table:table-cell table:style-name="ce195" table:formula="of:=+[.V137]+[.W13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1" calcext:value-type="float">
            <text:p>141</text:p>
          </table:table-cell>
          <table:table-cell table:style-name="ce85" office:value-type="float" office:value="12897379" calcext:value-type="float">
            <text:p>12897379</text:p>
          </table:table-cell>
          <table:table-cell table:style-name="ce167" office:value-type="string" calcext:value-type="string">
            <text:p>PAEZ , HENRY <text:s/></text:p>
          </table:table-cell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3"/>
          <table:table-cell table:style-name="ce208" office:value-type="string" calcext:value-type="string">
            <text:p>VLP</text:p>
          </table:table-cell>
          <table:table-cell table:style-name="ce233" office:value-type="string" calcext:value-type="string">
            <text:p>ING.01-092018</text:p>
          </table:table-cell>
          <table:table-cell table:style-name="ce195" table:formula="of:=+[.D138]+[.E138]+[.F138]+[.G138]+[.H138]+[.I138]+[.J138]+[.K138]+[.L138]+[.M138]+[.N138]+[.O138]+[.P138]+[.Q138]+[.R138]+[.S138]" office:value-type="float" office:value="5" calcext:value-type="float">
            <text:p>5</text:p>
          </table:table-cell>
          <table:table-cell table:style-name="ce71"/>
          <table:table-cell table:style-name="ce195" table:formula="of:=+[.V138]+[.W13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2" calcext:value-type="float">
            <text:p>142</text:p>
          </table:table-cell>
          <table:table-cell table:style-name="ce85" office:value-type="float" office:value="25698151" calcext:value-type="float">
            <text:p>25698151</text:p>
          </table:table-cell>
          <table:table-cell table:style-name="ce167" office:value-type="string" calcext:value-type="string">
            <text:p>SILVA DIAZ JOSE LUIS <text:s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01-09-2018</text:p>
          </table:table-cell>
          <table:table-cell table:style-name="ce195" table:formula="of:=+[.D139]+[.E139]+[.F139]+[.G139]+[.H139]+[.I139]+[.J139]+[.K139]+[.L139]+[.M139]+[.N139]+[.O139]+[.P139]+[.Q139]+[.R139]+[.S139]" office:value-type="float" office:value="5" calcext:value-type="float">
            <text:p>5</text:p>
          </table:table-cell>
          <table:table-cell table:style-name="ce71"/>
          <table:table-cell table:style-name="ce195" table:formula="of:=+[.V139]+[.W13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3" calcext:value-type="float">
            <text:p>143</text:p>
          </table:table-cell>
          <table:table-cell table:style-name="ce85" office:value-type="float" office:value="8574529" calcext:value-type="float">
            <text:p>8574529</text:p>
          </table:table-cell>
          <table:table-cell table:style-name="ce167" office:value-type="string" calcext:value-type="string">
            <text:p>GOMEZ GUNAR RAFAEL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208" office:value-type="string" calcext:value-type="string">
            <text:p>VLP</text:p>
          </table:table-cell>
          <table:table-cell table:style-name="ce85" office:value-type="string" calcext:value-type="string">
            <text:p>ING-01/09/2018</text:p>
          </table:table-cell>
          <table:table-cell table:style-name="ce195" table:formula="of:=+[.D140]+[.E140]+[.F140]+[.G140]+[.H140]+[.I140]+[.J140]+[.K140]+[.L140]+[.M140]+[.N140]+[.O140]+[.P140]+[.Q140]+[.R140]+[.S140]" office:value-type="float" office:value="5" calcext:value-type="float">
            <text:p>5</text:p>
          </table:table-cell>
          <table:table-cell table:style-name="ce71"/>
          <table:table-cell table:style-name="ce195" table:formula="of:=+[.V140]+[.W14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4" calcext:value-type="float">
            <text:p>144</text:p>
          </table:table-cell>
          <table:table-cell table:style-name="ce89" office:value-type="float" office:value="8801807" calcext:value-type="float">
            <text:p>8801807</text:p>
          </table:table-cell>
          <table:table-cell table:style-name="ce168" office:value-type="string" calcext:value-type="string">
            <text:p>AREVALO JOSE GREGOR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1]+[.E141]+[.F141]+[.G141]+[.H141]+[.I141]+[.J141]+[.K141]+[.L141]+[.M141]+[.N141]+[.O141]+[.P141]+[.Q141]+[.R141]" office:value-type="float" office:value="5" calcext:value-type="float">
            <text:p>5</text:p>
          </table:table-cell>
          <table:table-cell table:style-name="ce166"/>
          <table:table-cell table:style-name="ce195" table:formula="of:=+[.V141]+[.W14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5" calcext:value-type="float">
            <text:p>145</text:p>
          </table:table-cell>
          <table:table-cell table:style-name="ce89" office:value-type="float" office:value="12363932" calcext:value-type="float">
            <text:p>12363932</text:p>
          </table:table-cell>
          <table:table-cell table:style-name="ce168" office:value-type="string" calcext:value-type="string">
            <text:p>MEDINA <text:s/>ANDRES RAFAEL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2]+[.E142]+[.F142]+[.G142]+[.H142]+[.I142]+[.J142]+[.K142]+[.L142]+[.M142]+[.N142]+[.O142]+[.P142]+[.Q142]+[.R142]" office:value-type="float" office:value="5" calcext:value-type="float">
            <text:p>5</text:p>
          </table:table-cell>
          <table:table-cell table:style-name="ce166"/>
          <table:table-cell table:style-name="ce195" table:formula="of:=+[.V142]+[.W142]" office:value-type="float" office:value="5" calcext:value-type="float">
            <text:p>5</text:p>
          </table:table-cell>
        </table:table-row>
        <table:table-row table:style-name="ro15">
          <table:table-cell table:style-name="ce70" office:value-type="float" office:value="146" calcext:value-type="float">
            <text:p>146</text:p>
          </table:table-cell>
          <table:table-cell table:style-name="ce89" office:value-type="float" office:value="6590772" calcext:value-type="float">
            <text:p>6590772</text:p>
          </table:table-cell>
          <table:table-cell table:style-name="ce168" office:value-type="string" calcext:value-type="string">
            <text:p>MILENO MANUEL ANTON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3]+[.E143]+[.F143]+[.G143]+[.H143]+[.I143]+[.J143]+[.K143]+[.L143]+[.M143]+[.N143]+[.O143]+[.P143]+[.Q143]+[.R143]" office:value-type="float" office:value="5" calcext:value-type="float">
            <text:p>5</text:p>
          </table:table-cell>
          <table:table-cell table:style-name="ce166"/>
          <table:table-cell table:style-name="ce195" table:formula="of:=+[.V143]+[.W14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7" calcext:value-type="float">
            <text:p>147</text:p>
          </table:table-cell>
          <table:table-cell table:style-name="ce89" office:value-type="float" office:value="15656602" calcext:value-type="float">
            <text:p>15656602</text:p>
          </table:table-cell>
          <table:table-cell table:style-name="ce168" office:value-type="string" calcext:value-type="string">
            <text:p>DOMINGUEZ MANUEL <text:s/>ANTONIO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4]+[.E144]+[.F144]+[.G144]+[.H144]+[.I144]+[.J144]+[.K144]+[.L144]+[.M144]+[.N144]+[.O144]+[.P144]+[.Q144]+[.R144]" office:value-type="float" office:value="5" calcext:value-type="float">
            <text:p>5</text:p>
          </table:table-cell>
          <table:table-cell table:style-name="ce166"/>
          <table:table-cell table:style-name="ce195" table:formula="of:=+[.V144]+[.W14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8" calcext:value-type="float">
            <text:p>148</text:p>
          </table:table-cell>
          <table:table-cell table:style-name="ce89" office:value-type="float" office:value="17435642" calcext:value-type="float">
            <text:p>17435642</text:p>
          </table:table-cell>
          <table:table-cell table:style-name="ce168" office:value-type="string" calcext:value-type="string">
            <text:p>RODRIGUEZ JOSE GREGOR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5]+[.E145]+[.F145]+[.G145]+[.H145]+[.I145]+[.J145]+[.K145]+[.L145]+[.M145]+[.N145]+[.O145]+[.P145]+[.Q145]+[.R145]" office:value-type="float" office:value="5" calcext:value-type="float">
            <text:p>5</text:p>
          </table:table-cell>
          <table:table-cell table:style-name="ce166"/>
          <table:table-cell table:style-name="ce195" table:formula="of:=+[.V145]+[.W14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9" calcext:value-type="float">
            <text:p>149</text:p>
          </table:table-cell>
          <table:table-cell table:style-name="ce89" office:value-type="float" office:value="11843820" calcext:value-type="float">
            <text:p>11843820</text:p>
          </table:table-cell>
          <table:table-cell table:style-name="ce168" office:value-type="string" calcext:value-type="string">
            <text:p>GUEVARA FRANCISCO JAVIER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6]+[.E146]+[.F146]+[.G146]+[.H146]+[.I146]+[.J146]+[.K146]+[.L146]+[.M146]+[.N146]+[.O146]+[.P146]+[.Q146]+[.R146]" office:value-type="float" office:value="5" calcext:value-type="float">
            <text:p>5</text:p>
          </table:table-cell>
          <table:table-cell table:style-name="ce166"/>
          <table:table-cell table:style-name="ce195" table:formula="of:=+[.V146]+[.W14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50" calcext:value-type="float">
            <text:p>150</text:p>
          </table:table-cell>
          <table:table-cell table:style-name="ce89" office:value-type="float" office:value="11124390" calcext:value-type="float">
            <text:p>11124390</text:p>
          </table:table-cell>
          <table:table-cell table:style-name="ce168" office:value-type="string" calcext:value-type="string">
            <text:p>GARCIA DIUWEL JOSE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7]+[.E147]+[.F147]+[.G147]+[.H147]+[.I147]+[.J147]+[.K147]+[.L147]+[.M147]+[.N147]+[.O147]+[.P147]+[.Q147]+[.R147]" office:value-type="float" office:value="5" calcext:value-type="float">
            <text:p>5</text:p>
          </table:table-cell>
          <table:table-cell table:style-name="ce166"/>
          <table:table-cell table:style-name="ce195" table:formula="of:=+[.V147]+[.W147]" office:value-type="float" office:value="5" calcext:value-type="float">
            <text:p>5</text:p>
          </table:table-cell>
        </table:table-row>
        <table:table-row table:style-name="ro2">
          <table:table-cell table:style-name="ce70" table:number-columns-spanned="24" table:number-rows-spanned="1"/>
          <table:covered-table-cell table:style-name="ce89"/>
          <table:covered-table-cell table:style-name="ce169"/>
          <table:covered-table-cell table:style-name="ce195"/>
          <table:covered-table-cell table:number-columns-repeated="15" table:style-name="ce166"/>
          <table:covered-table-cell table:number-columns-repeated="2" table:style-name="ce89"/>
          <table:covered-table-cell table:style-name="ce195"/>
          <table:covered-table-cell table:style-name="ce166"/>
          <table:covered-table-cell table:style-name="ce195"/>
        </table:table-row>
        <table:table-row table:style-name="ro14">
          <table:table-cell table:style-name="ce73" office:value-type="string" calcext:value-type="string" table:number-columns-spanned="24" table:number-rows-spanned="1">
            <text:p>ZARAZA</text:p>
          </table:table-cell>
          <table:covered-table-cell table:style-name="ce102"/>
          <table:covered-table-cell table:number-columns-repeated="18" table:style-name="ce170"/>
          <table:covered-table-cell table:style-name="ce234"/>
          <table:covered-table-cell table:number-columns-repeated="2" table:style-name="ce170"/>
          <table:covered-table-cell table:style-name="ce241"/>
        </table:table-row>
        <table:table-row table:style-name="ro2">
          <table:table-cell table:style-name="ce74" office:value-type="float" office:value="151" calcext:value-type="float">
            <text:p>151</text:p>
          </table:table-cell>
          <table:table-cell table:style-name="ce85" office:value-type="float" office:value="8809916" calcext:value-type="float">
            <text:p>8809916</text:p>
          </table:table-cell>
          <table:table-cell table:style-name="ce172" office:value-type="string" calcext:value-type="string">
            <text:p>DELGADO DOMINGO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10" office:value-type="string" calcext:value-type="string">
            <text:p>ZARAZA</text:p>
          </table:table-cell>
          <table:table-cell table:style-name="ce88" office:value-type="string" calcext:value-type="string">
            <text:p>ING.23-01-2020</text:p>
          </table:table-cell>
          <table:table-cell table:style-name="ce195" table:formula="of:=+[.D150]+[.E150]+[.F150]+[.G150]+[.H150]+[.I150]+[.J150]+[.K150]+[.L150]+[.M150]+[.N150]+[.O150]+[.P150]+[.Q150]+[.R150]+[.S150]" office:value-type="float" office:value="5" calcext:value-type="float">
            <text:p>5</text:p>
          </table:table-cell>
          <table:table-cell table:style-name="ce71"/>
          <table:table-cell table:style-name="ce195" table:formula="of:=+[.V150]+[.W150]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2" calcext:value-type="float">
            <text:p>152</text:p>
          </table:table-cell>
          <table:table-cell table:style-name="ce89" office:value-type="float" office:value="13341910" calcext:value-type="float">
            <text:p>13341910</text:p>
          </table:table-cell>
          <table:table-cell table:style-name="ce173" office:value-type="string" calcext:value-type="string">
            <text:p>ARAY RAFA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1</text:p>
          </table:table-cell>
          <table:table-cell table:style-name="ce195" table:formula="of:=+[.D151]+[.E151]+[.F151]+[.G151]+[.H151]+[.I151]+[.J151]+[.K151]+[.L151]+[.M151]+[.N151]+[.O151]+[.P151]+[.Q151]+[.R151]+[.S151]" office:value-type="float" office:value="5" calcext:value-type="float">
            <text:p>5</text:p>
          </table:table-cell>
          <table:table-cell table:style-name="ce71"/>
          <table:table-cell table:style-name="ce195" table:formula="of:=+[.V151]+[.W151]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3" calcext:value-type="float">
            <text:p>153</text:p>
          </table:table-cell>
          <table:table-cell table:style-name="ce89" office:value-type="float" office:value="17121326" calcext:value-type="float">
            <text:p>17121326</text:p>
          </table:table-cell>
          <table:table-cell table:style-name="ce174" office:value-type="string" calcext:value-type="string">
            <text:p>KEBIN ANTONIO CONTRERAS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4" calcext:value-type="float">
            <text:p>154</text:p>
          </table:table-cell>
          <table:table-cell table:style-name="ce103" office:value-type="float" office:value="18144578" calcext:value-type="float">
            <text:p>18144578</text:p>
          </table:table-cell>
          <table:table-cell table:style-name="ce174" office:value-type="string" calcext:value-type="string">
            <text:p>FELIX CONCEPCIÓN MACHINA RENGIFO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5" calcext:value-type="float">
            <text:p>155</text:p>
          </table:table-cell>
          <table:table-cell table:style-name="ce89" office:value-type="float" office:value="15220407" calcext:value-type="float">
            <text:p>15220407</text:p>
          </table:table-cell>
          <table:table-cell table:style-name="ce174" office:value-type="string" calcext:value-type="string">
            <text:p>LUIS ALBERTO DUARTE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6" calcext:value-type="float">
            <text:p>156</text:p>
          </table:table-cell>
          <table:table-cell table:style-name="ce89" office:value-type="float" office:value="31479808" calcext:value-type="float">
            <text:p>31479808</text:p>
          </table:table-cell>
          <table:table-cell table:style-name="ce174" office:value-type="string" calcext:value-type="string">
            <text:p>RODRIGO DE JESUS RODRIGUEZ ROJAS</text:p>
          </table:table-cell>
          <table:table-cell table:style-name="ce194"/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7" calcext:value-type="float">
            <text:p>157</text:p>
          </table:table-cell>
          <table:table-cell table:style-name="ce89" office:value-type="float" office:value="11630840" calcext:value-type="float">
            <text:p>11630840</text:p>
          </table:table-cell>
          <table:table-cell table:style-name="ce174" office:value-type="string" calcext:value-type="string">
            <text:p>WILLIAM RODOLFO GARCIA TORO</text:p>
          </table:table-cell>
          <table:table-cell table:style-name="ce194"/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16">
          <table:table-cell table:style-name="ce74" office:value-type="float" office:value="158" calcext:value-type="float">
            <text:p>158</text:p>
          </table:table-cell>
          <table:table-cell table:style-name="ce89" office:value-type="float" office:value="26193648" calcext:value-type="float">
            <text:p>26193648</text:p>
          </table:table-cell>
          <table:table-cell table:style-name="ce174" office:value-type="string" calcext:value-type="string">
            <text:p>KERVIN JOSE DE JESUS VASQUEZ LEON</text:p>
          </table:table-cell>
          <table:table-cell table:style-name="ce194"/>
          <table:table-cell table:style-name="ce190" table:number-columns-repeated="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17">
          <table:table-cell table:style-name="ce74" office:value-type="float" office:value="159" calcext:value-type="float">
            <text:p>159</text:p>
          </table:table-cell>
          <table:table-cell table:style-name="ce89" office:value-type="float" office:value="11630006" calcext:value-type="float">
            <text:p>11630006</text:p>
          </table:table-cell>
          <table:table-cell table:style-name="ce174" office:value-type="string" calcext:value-type="string">
            <text:p>MARTIN RAMON SALAZAR LAYA</text:p>
          </table:table-cell>
          <table:table-cell table:style-name="ce194"/>
          <table:table-cell table:style-name="ce190" table:number-columns-repeated="5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table:number-columns-spanned="24" table:number-rows-spanned="1"/>
          <table:covered-table-cell table:style-name="ce89"/>
          <table:covered-table-cell table:style-name="ce169"/>
          <table:covered-table-cell table:style-name="ce194"/>
          <table:covered-table-cell table:number-columns-repeated="15" table:style-name="ce190"/>
          <table:covered-table-cell table:style-name="ce212"/>
          <table:covered-table-cell table:style-name="ce89"/>
          <table:covered-table-cell table:style-name="ce195"/>
          <table:covered-table-cell table:style-name="ce190"/>
          <table:covered-table-cell table:style-name="ce195"/>
        </table:table-row>
        <table:table-row table:style-name="ro14">
          <table:table-cell table:style-name="ce76" office:value-type="string" calcext:value-type="string" table:number-columns-spanned="24" table:number-rows-spanned="1">
            <text:p>CALABOZO</text:p>
          </table:table-cell>
          <table:covered-table-cell table:style-name="ce89"/>
          <table:covered-table-cell table:style-name="ce175"/>
          <table:covered-table-cell table:style-name="ce194"/>
          <table:covered-table-cell table:number-columns-repeated="15" table:style-name="ce190"/>
          <table:covered-table-cell table:style-name="ce213"/>
          <table:covered-table-cell table:number-columns-repeated="2" table:style-name="ce195"/>
          <table:covered-table-cell table:style-name="ce190"/>
          <table:covered-table-cell table:style-name="ce195"/>
        </table:table-row>
        <table:table-row table:style-name="ro2"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6625383" calcext:value-type="float">
            <text:p>6625383</text:p>
          </table:table-cell>
          <table:table-cell table:style-name="ce180" office:value-type="string" calcext:value-type="string">
            <text:p>CALZADA , CASTOR <text:s text:c="2"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12-2018</text:p>
          </table:table-cell>
          <table:table-cell table:style-name="ce195" table:formula="of:=+[.D161]+[.E161]+[.F161]+[.G161]+[.H161]+[.I161]+[.J161]+[.K161]+[.L161]+[.M161]+[.N161]+[.O161]+[.P161]+[.Q161]+[.R161]+[.S161]" office:value-type="float" office:value="5" calcext:value-type="float">
            <text:p>5</text:p>
          </table:table-cell>
          <table:table-cell table:style-name="ce71"/>
          <table:table-cell table:style-name="ce195" table:formula="of:=+[.V161]+[.W161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1" calcext:value-type="float">
            <text:p>161</text:p>
          </table:table-cell>
          <table:table-cell table:style-name="ce85" office:value-type="float" office:value="2514289" calcext:value-type="float">
            <text:p>2514289</text:p>
          </table:table-cell>
          <table:table-cell table:style-name="ce180" office:value-type="string" calcext:value-type="string">
            <text:p>FENMAYOR HURTADO ARNALD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16-01-2020</text:p>
          </table:table-cell>
          <table:table-cell table:style-name="ce195" table:formula="of:=+[.D162]+[.E162]+[.F162]+[.G162]+[.H162]+[.I162]+[.J162]+[.K162]+[.L162]+[.M162]+[.N162]+[.O162]+[.P162]+[.Q162]+[.R162]+[.S162]" office:value-type="float" office:value="5" calcext:value-type="float">
            <text:p>5</text:p>
          </table:table-cell>
          <table:table-cell table:style-name="ce71"/>
          <table:table-cell table:style-name="ce195" table:formula="of:=+[.V162]+[.W162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2" calcext:value-type="float">
            <text:p>162</text:p>
          </table:table-cell>
          <table:table-cell table:style-name="ce85" office:value-type="float" office:value="4047254" calcext:value-type="float">
            <text:p>4047254</text:p>
          </table:table-cell>
          <table:table-cell table:style-name="ce181" office:value-type="string" calcext:value-type="string">
            <text:p>BRITO MAGO ANDRES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11-2019</text:p>
          </table:table-cell>
          <table:table-cell table:style-name="ce195" table:formula="of:=+[.D163]+[.E163]+[.F163]+[.G163]+[.H163]+[.I163]+[.J163]+[.K163]+[.L163]+[.M163]+[.N163]+[.O163]+[.P163]+[.Q163]+[.R163]+[.S163]" office:value-type="float" office:value="5" calcext:value-type="float">
            <text:p>5</text:p>
          </table:table-cell>
          <table:table-cell table:style-name="ce71"/>
          <table:table-cell table:style-name="ce195" table:formula="of:=+[.V163]+[.W163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3" calcext:value-type="float">
            <text:p>163</text:p>
          </table:table-cell>
          <table:table-cell table:style-name="ce88" office:value-type="float" office:value="8198586" calcext:value-type="float">
            <text:p>8198586</text:p>
          </table:table-cell>
          <table:table-cell table:style-name="ce181" office:value-type="string" calcext:value-type="string">
            <text:p>INFANTE JOSE DANI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06-2020</text:p>
          </table:table-cell>
          <table:table-cell table:style-name="ce195" table:formula="of:=+[.D164]+[.E164]+[.F164]+[.G164]+[.H164]+[.I164]+[.J164]+[.K164]+[.L164]+[.M164]+[.N164]+[.O164]+[.P164]+[.Q164]+[.R164]+[.S164]" office:value-type="float" office:value="5" calcext:value-type="float">
            <text:p>5</text:p>
          </table:table-cell>
          <table:table-cell table:style-name="ce71"/>
          <table:table-cell table:style-name="ce195" table:formula="of:=+[.V164]+[.W164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4" calcext:value-type="float">
            <text:p>164</text:p>
          </table:table-cell>
          <table:table-cell table:style-name="ce88" office:value-type="float" office:value="9547747" calcext:value-type="float">
            <text:p>9547747</text:p>
          </table:table-cell>
          <table:table-cell table:style-name="ce181" office:value-type="string" calcext:value-type="string">
            <text:p>ROJAS CUNEMO JESUS ALBERT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17-04-2017</text:p>
          </table:table-cell>
          <table:table-cell table:style-name="ce195" table:formula="of:=+[.D165]+[.E165]+[.F165]+[.G165]+[.H165]+[.I165]+[.J165]+[.K165]+[.L165]+[.M165]+[.N165]+[.O165]+[.P165]+[.Q165]+[.R165]+[.S165]" office:value-type="float" office:value="5" calcext:value-type="float">
            <text:p>5</text:p>
          </table:table-cell>
          <table:table-cell table:style-name="ce71"/>
          <table:table-cell table:style-name="ce195" table:formula="of:=+[.V165]+[.W165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5" calcext:value-type="float">
            <text:p>165</text:p>
          </table:table-cell>
          <table:table-cell table:style-name="ce89" office:value-type="float" office:value="11367019" calcext:value-type="float">
            <text:p>11367019</text:p>
          </table:table-cell>
          <table:table-cell table:style-name="ce182" office:value-type="string" calcext:value-type="string">
            <text:p>ROMERO NESTOR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24" office:value-type="string" calcext:value-type="string">
            <text:p>CALABOZO</text:p>
          </table:table-cell>
          <table:table-cell table:style-name="ce89" office:value-type="string" calcext:value-type="string">
            <text:p>ING-25/01/2021</text:p>
          </table:table-cell>
          <table:table-cell table:style-name="ce195" table:formula="of:=+[.D166]+[.E166]+[.F166]+[.G166]+[.H166]+[.I166]+[.J166]+[.K166]+[.L166]+[.M166]+[.N166]+[.O166]+[.P166]+[.Q166]+[.R166]+[.S166]" office:value-type="float" office:value="5" calcext:value-type="float">
            <text:p>5</text:p>
          </table:table-cell>
          <table:table-cell table:style-name="ce71"/>
          <table:table-cell table:style-name="ce195" table:formula="of:=+[.V166]+[.W166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6" calcext:value-type="float">
            <text:p>166</text:p>
          </table:table-cell>
          <table:table-cell table:style-name="ce89" office:value-type="float" office:value="10271842" calcext:value-type="float">
            <text:p>10271842</text:p>
          </table:table-cell>
          <table:table-cell table:style-name="ce182" office:value-type="string" calcext:value-type="string">
            <text:p>LUQUE JUAN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24" office:value-type="string" calcext:value-type="string">
            <text:p>CALABOZO</text:p>
          </table:table-cell>
          <table:table-cell table:style-name="ce89" office:value-type="string" calcext:value-type="string">
            <text:p>ING-25/01/2021</text:p>
          </table:table-cell>
          <table:table-cell table:style-name="ce195" table:formula="of:=+[.D167]+[.E167]+[.F167]+[.G167]+[.H167]+[.I167]+[.J167]+[.K167]+[.L167]+[.M167]+[.N167]+[.O167]+[.P167]+[.Q167]+[.R167]+[.S167]" office:value-type="float" office:value="5" calcext:value-type="float">
            <text:p>5</text:p>
          </table:table-cell>
          <table:table-cell table:style-name="ce71"/>
          <table:table-cell table:style-name="ce195" table:formula="of:=+[.V167]+[.W167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7" calcext:value-type="float">
            <text:p>167</text:p>
          </table:table-cell>
          <table:table-cell table:style-name="ce104" office:value-type="float" office:value="9869874" calcext:value-type="float">
            <text:p>9869874</text:p>
          </table:table-cell>
          <table:table-cell table:style-name="ce183" office:value-type="string" calcext:value-type="string">
            <text:p>RODRIGUEZ ANTONIO JOSE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10/05/2021</text:p>
          </table:table-cell>
          <table:table-cell table:style-name="ce195" table:formula="of:=+[.D168]+[.E168]+[.F168]+[.G168]+[.H168]+[.I168]+[.J168]+[.K168]+[.L168]+[.M168]+[.N168]+[.O168]+[.P168]+[.Q168]+[.R168]+[.S168]" office:value-type="float" office:value="5" calcext:value-type="float">
            <text:p>5</text:p>
          </table:table-cell>
          <table:table-cell table:style-name="ce71"/>
          <table:table-cell table:style-name="ce195" table:formula="of:=+[.V168]+[.W168]" office:value-type="float" office:value="5" calcext:value-type="float">
            <text:p>5</text:p>
          </table:table-cell>
        </table:table-row>
        <table:table-row table:style-name="ro18">
          <table:table-cell table:style-name="ce77" office:value-type="float" office:value="168" calcext:value-type="float">
            <text:p>168</text:p>
          </table:table-cell>
          <table:table-cell table:style-name="ce89" office:value-type="float" office:value="10343877" calcext:value-type="float">
            <text:p>10343877</text:p>
          </table:table-cell>
          <table:table-cell table:style-name="ce183" office:value-type="string" calcext:value-type="string">
            <text:p>FLORES JOSE LU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27/09/2021</text:p>
          </table:table-cell>
          <table:table-cell table:style-name="ce195" table:formula="of:=+[.D169]+[.E169]+[.F169]+[.G169]+[.H169]+[.I169]+[.J169]+[.K169]+[.L169]+[.M169]+[.N169]+[.O169]+[.P169]+[.Q169]+[.R169]+[.S169]" office:value-type="float" office:value="5" calcext:value-type="float">
            <text:p>5</text:p>
          </table:table-cell>
          <table:table-cell table:style-name="ce195"/>
          <table:table-cell table:style-name="ce195" table:formula="of:=+[.V169]+[.W169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69" calcext:value-type="float">
            <text:p>169</text:p>
          </table:table-cell>
          <table:table-cell table:style-name="ce89" office:value-type="float" office:value="20908433" calcext:value-type="float">
            <text:p>20908433</text:p>
          </table:table-cell>
          <table:table-cell table:style-name="ce183" office:value-type="string" calcext:value-type="string">
            <text:p>GARCIA JOSE LU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02/11/2021</text:p>
          </table:table-cell>
          <table:table-cell table:style-name="ce195" table:formula="of:=+[.D170]+[.E170]+[.F170]+[.G170]+[.H170]+[.I170]+[.J170]+[.K170]+[.L170]+[.M170]+[.N170]+[.O170]+[.P170]+[.Q170]+[.R170]+[.S170]" office:value-type="float" office:value="5" calcext:value-type="float">
            <text:p>5</text:p>
          </table:table-cell>
          <table:table-cell table:style-name="ce195"/>
          <table:table-cell table:style-name="ce195" table:formula="of:=+[.V170]+[.W170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0" calcext:value-type="float">
            <text:p>170</text:p>
          </table:table-cell>
          <table:table-cell table:style-name="ce89" office:value-type="float" office:value="8190192" calcext:value-type="float">
            <text:p>8190192</text:p>
          </table:table-cell>
          <table:table-cell table:style-name="ce184" office:value-type="string" calcext:value-type="string">
            <text:p>ESPINOZA <text:s/>ASDRUBAL 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 table:number-columns-repeated="6"/>
          <table:table-cell table:style-name="ce214" office:value-type="string" calcext:value-type="string">
            <text:p>CALABOZO</text:p>
          </table:table-cell>
          <table:table-cell table:style-name="ce231" office:value-type="string" calcext:value-type="string">
            <text:p>ING-14/03/2022</text:p>
          </table:table-cell>
          <table:table-cell table:style-name="ce195" table:formula="of:=+[.D171]+[.E171]+[.F171]+[.G171]+[.H171]+[.I171]+[.J171]+[.K171]+[.L171]+[.M171]+[.N171]+[.O171]+[.P171]+[.Q171]+[.R171]+[.S171]" office:value-type="float" office:value="5" calcext:value-type="float">
            <text:p>5</text:p>
          </table:table-cell>
          <table:table-cell table:style-name="ce240"/>
          <table:table-cell table:style-name="ce195" table:formula="of:=+[.V171]+[.W171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1" calcext:value-type="float">
            <text:p>171</text:p>
          </table:table-cell>
          <table:table-cell table:style-name="ce97" office:value-type="float" office:value="16383717" calcext:value-type="float">
            <text:p>16383717</text:p>
          </table:table-cell>
          <table:table-cell table:style-name="ce183" office:value-type="string" calcext:value-type="string">
            <text:p>VILLANUEVA ESCOBAR MAURO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<text:span text:style-name="T3">NG-04/04/2022</text:span></text:p>
          </table:table-cell>
          <table:table-cell table:style-name="ce195" table:formula="of:=+[.D172]+[.E172]+[.F172]+[.G172]+[.H172]+[.I172]+[.J172]+[.K172]+[.L172]+[.M172]+[.N172]+[.O172]+[.P172]+[.Q172]+[.R172]" office:value-type="float" office:value="5" calcext:value-type="float">
            <text:p>5</text:p>
          </table:table-cell>
          <table:table-cell table:style-name="ce195"/>
          <table:table-cell table:style-name="ce195" table:formula="of:=+[.V172]+[.W172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2" calcext:value-type="float">
            <text:p>172</text:p>
          </table:table-cell>
          <table:table-cell table:style-name="ce97" office:value-type="float" office:value="14239924" calcext:value-type="float">
            <text:p>14239924</text:p>
          </table:table-cell>
          <table:table-cell table:style-name="ce183" office:value-type="string" calcext:value-type="string">
            <text:p>HERNANDEZ DAMASO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3]+[.E173]+[.F173]+[.G173]+[.H173]+[.I173]+[.J173]+[.K173]+[.L173]+[.M173]+[.N173]+[.O173]+[.P173]+[.Q173]+[.R173]" office:value-type="float" office:value="5" calcext:value-type="float">
            <text:p>5</text:p>
          </table:table-cell>
          <table:table-cell table:style-name="ce195"/>
          <table:table-cell table:style-name="ce195" table:formula="of:=+[.V173]+[.W173]" office:value-type="float" office:value="5" calcext:value-type="float">
            <text:p>5</text:p>
          </table:table-cell>
        </table:table-row>
        <table:table-row table:style-name="ro19">
          <table:table-cell table:style-name="ce77" office:value-type="float" office:value="173" calcext:value-type="float">
            <text:p>173</text:p>
          </table:table-cell>
          <table:table-cell table:style-name="ce105" office:value-type="string" calcext:value-type="string">
            <text:p><text:span text:style-name="T1">11796154</text:span><text:span text:style-name="T2"> </text:span></text:p>
          </table:table-cell>
          <table:table-cell table:style-name="ce183" office:value-type="string" calcext:value-type="string">
            <text:p>RODRIGUEZ ANTONIO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4]+[.E174]+[.F174]+[.G174]+[.H174]+[.I174]+[.J174]+[.K174]+[.L174]+[.M174]+[.N174]+[.O174]+[.P174]+[.Q174]+[.R174]" office:value-type="float" office:value="5" calcext:value-type="float">
            <text:p>5</text:p>
          </table:table-cell>
          <table:table-cell table:style-name="ce195"/>
          <table:table-cell table:style-name="ce195" table:formula="of:=+[.V174]+[.W174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4" calcext:value-type="float">
            <text:p>174</text:p>
          </table:table-cell>
          <table:table-cell table:style-name="ce106" office:value-type="float" office:value="17936452" calcext:value-type="float">
            <text:p>17936452</text:p>
          </table:table-cell>
          <table:table-cell table:style-name="ce183" office:value-type="string" calcext:value-type="string">
            <text:p>RATIA JOHAN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5]+[.E175]+[.F175]+[.G175]+[.H175]+[.I175]+[.J175]+[.K175]+[.L175]+[.M175]+[.N175]+[.O175]+[.P175]+[.Q175]+[.R175]" office:value-type="float" office:value="5" calcext:value-type="float">
            <text:p>5</text:p>
          </table:table-cell>
          <table:table-cell table:style-name="ce195"/>
          <table:table-cell table:style-name="ce195" table:formula="of:=+[.V175]+[.W175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5" calcext:value-type="float">
            <text:p>175</text:p>
          </table:table-cell>
          <table:table-cell table:style-name="ce106" office:value-type="float" office:value="11797676" calcext:value-type="float">
            <text:p>11797676</text:p>
          </table:table-cell>
          <table:table-cell table:style-name="ce183" office:value-type="string" calcext:value-type="string">
            <text:p>RODRIGUEZ NELSON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6]+[.E176]+[.F176]+[.G176]+[.H176]+[.I176]+[.J176]+[.K176]+[.L176]+[.M176]+[.N176]+[.O176]+[.P176]+[.Q176]+[.R176]" office:value-type="float" office:value="5" calcext:value-type="float">
            <text:p>5</text:p>
          </table:table-cell>
          <table:table-cell table:style-name="ce195"/>
          <table:table-cell table:style-name="ce195" table:formula="of:=+[.V176]+[.W176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6" calcext:value-type="float">
            <text:p>176</text:p>
          </table:table-cell>
          <table:table-cell table:style-name="ce97" office:value-type="float" office:value="20524784" calcext:value-type="float">
            <text:p>20524784</text:p>
          </table:table-cell>
          <table:table-cell table:style-name="ce183" office:value-type="string" calcext:value-type="string">
            <text:p>ESPINOZA <text:s/>HECTOR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7]+[.E177]+[.F177]+[.G177]+[.H177]+[.I177]+[.J177]+[.K177]+[.L177]+[.M177]+[.N177]+[.O177]+[.P177]+[.Q177]+[.R177]" office:value-type="float" office:value="5" calcext:value-type="float">
            <text:p>5</text:p>
          </table:table-cell>
          <table:table-cell table:style-name="ce195"/>
          <table:table-cell table:style-name="ce195" table:formula="of:=+[.V177]+[.W177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7" calcext:value-type="float">
            <text:p>177</text:p>
          </table:table-cell>
          <table:table-cell table:style-name="ce97" office:value-type="float" office:value="13650395" calcext:value-type="float">
            <text:p>13650395</text:p>
          </table:table-cell>
          <table:table-cell table:style-name="ce183" office:value-type="string" calcext:value-type="string">
            <text:p>CONTRERAS JHONNY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8]+[.E178]+[.F178]+[.G178]+[.H178]+[.I178]+[.J178]+[.K178]+[.L178]+[.M178]+[.N178]+[.O178]+[.P178]+[.Q178]+[.R178]" office:value-type="float" office:value="5" calcext:value-type="float">
            <text:p>5</text:p>
          </table:table-cell>
          <table:table-cell table:style-name="ce195"/>
          <table:table-cell table:style-name="ce195" table:formula="of:=+[.V178]+[.W178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8" calcext:value-type="float">
            <text:p>178</text:p>
          </table:table-cell>
          <table:table-cell table:style-name="ce97" office:value-type="float" office:value="18584012" calcext:value-type="float">
            <text:p>18584012</text:p>
          </table:table-cell>
          <table:table-cell table:style-name="ce183" office:value-type="string" calcext:value-type="string">
            <text:p>PEREZ DIAZ HULDA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9]+[.E179]+[.F179]+[.G179]+[.H179]+[.I179]+[.J179]+[.K179]+[.L179]+[.M179]+[.N179]+[.O179]+[.P179]+[.Q179]+[.R179]" office:value-type="float" office:value="5" calcext:value-type="float">
            <text:p>5</text:p>
          </table:table-cell>
          <table:table-cell table:style-name="ce195"/>
          <table:table-cell table:style-name="ce195" table:formula="of:=+[.V179]+[.W179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79" calcext:value-type="float">
            <text:p>179</text:p>
          </table:table-cell>
          <table:table-cell table:style-name="ce97" office:value-type="float" office:value="24967725" calcext:value-type="float">
            <text:p>24967725</text:p>
          </table:table-cell>
          <table:table-cell table:style-name="ce183" office:value-type="string" calcext:value-type="string">
            <text:p>CAMEJO YUSMELY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80]+[.E180]+[.F180]+[.G180]+[.H180]+[.I180]+[.J180]+[.K180]+[.L180]+[.M180]+[.N180]+[.O180]+[.P180]+[.Q180]+[.R180]" office:value-type="float" office:value="5" calcext:value-type="float">
            <text:p>5</text:p>
          </table:table-cell>
          <table:table-cell table:style-name="ce195"/>
          <table:table-cell table:style-name="ce195" table:formula="of:=+[.V180]+[.W180]" office:value-type="float" office:value="5" calcext:value-type="float">
            <text:p>5</text:p>
          </table:table-cell>
        </table:table-row>
        <table:table-row table:style-name="ro2">
          <table:table-cell table:style-name="ce77" office:value-type="float" office:value="180" calcext:value-type="float">
            <text:p>180</text:p>
          </table:table-cell>
          <table:table-cell table:style-name="ce97" office:value-type="float" office:value="20523463" calcext:value-type="float">
            <text:p>20523463</text:p>
          </table:table-cell>
          <table:table-cell table:style-name="ce183" office:value-type="string" calcext:value-type="string">
            <text:p>PAEZ MAURICIO JOHAD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81]+[.E181]+[.F181]+[.G181]+[.H181]+[.I181]+[.J181]+[.K181]+[.L181]+[.M181]+[.N181]+[.O181]+[.P181]+[.Q181]+[.R181]" office:value-type="float" office:value="5" calcext:value-type="float">
            <text:p>5</text:p>
          </table:table-cell>
          <table:table-cell table:style-name="ce195"/>
          <table:table-cell table:style-name="ce195" table:formula="of:=+[.V181]+[.W181]" office:value-type="float" office:value="5" calcext:value-type="float">
            <text:p>5</text:p>
          </table:table-cell>
        </table:table-row>
        <table:table-row table:style-name="ro2">
          <table:table-cell table:style-name="ce77"/>
          <table:table-cell table:style-name="ce97"/>
          <table:table-cell table:style-name="ce165"/>
          <table:table-cell table:style-name="ce194"/>
          <table:table-cell table:style-name="ce190" table:number-columns-repeated="15"/>
          <table:table-cell table:style-name="ce226"/>
          <table:table-cell table:style-name="ce195" table:number-columns-repeated="2"/>
          <table:table-cell table:style-name="ce190"/>
          <table:table-cell table:style-name="ce195"/>
        </table:table-row>
        <table:table-row table:style-name="ro14">
          <table:table-cell table:style-name="ce78" office:value-type="string" calcext:value-type="string" table:number-columns-spanned="24" table:number-rows-spanned="1">
            <text:p>MAPIRE</text:p>
          </table:table-cell>
          <table:covered-table-cell table:style-name="ce97"/>
          <table:covered-table-cell table:style-name="ce185"/>
          <table:covered-table-cell table:style-name="ce195"/>
          <table:covered-table-cell table:number-columns-repeated="15" table:style-name="ce166"/>
          <table:covered-table-cell table:style-name="ce185"/>
          <table:covered-table-cell table:style-name="ce166"/>
          <table:covered-table-cell table:style-name="ce195"/>
          <table:covered-table-cell table:style-name="ce166"/>
          <table:covered-table-cell table:style-name="ce195"/>
        </table:table-row>
        <table:table-row table:style-name="ro20">
          <table:table-cell table:style-name="ce70" office:value-type="float" office:value="181" calcext:value-type="float">
            <text:p>181</text:p>
          </table:table-cell>
          <table:table-cell table:style-name="ce107" office:value-type="float" office:value="14029109" calcext:value-type="float">
            <text:p>14029109</text:p>
          </table:table-cell>
          <table:table-cell table:style-name="ce186" office:value-type="string" calcext:value-type="string">
            <text:p>RESPLANDOR MAURICIO</text:p>
          </table:table-cell>
          <table:table-cell table:style-name="ce195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6"/>
          <table:table-cell table:style-name="ce186" office:value-type="string" calcext:value-type="string">
            <text:p>MAPIRE </text:p>
          </table:table-cell>
          <table:table-cell table:style-name="ce195" office:value-type="string" calcext:value-type="string">
            <text:p>ING-18/03/2022</text:p>
          </table:table-cell>
          <table:table-cell table:style-name="ce195" table:formula="of:=+[.D184]+[.E184]+[.F184]+[.G184]+[.H184]+[.I184]+[.J184]+[.K184]+[.L184]+[.M184]+[.N184]+[.O184]+[.P184]+[.Q184]+[.R184]" office:value-type="float" office:value="5" calcext:value-type="float">
            <text:p>5</text:p>
          </table:table-cell>
          <table:table-cell table:style-name="ce195"/>
          <table:table-cell table:style-name="ce195" table:formula="of:=+[.V184]+[.W184]" office:value-type="float" office:value="5" calcext:value-type="float">
            <text:p>5</text:p>
          </table:table-cell>
        </table:table-row>
        <table:table-row table:style-name="ro20">
          <table:table-cell table:style-name="ce70" table:number-columns-spanned="24" table:number-rows-spanned="1"/>
          <table:covered-table-cell table:style-name="ce109"/>
          <table:covered-table-cell table:style-name="ce165"/>
          <table:covered-table-cell table:style-name="ce194"/>
          <table:covered-table-cell table:number-columns-repeated="15" table:style-name="ce190"/>
          <table:covered-table-cell table:style-name="ce226"/>
          <table:covered-table-cell table:style-name="ce190"/>
          <table:covered-table-cell table:style-name="ce195"/>
          <table:covered-table-cell table:style-name="ce190"/>
          <table:covered-table-cell table:style-name="ce195"/>
        </table:table-row>
        <table:table-row table:style-name="ro14">
          <table:table-cell table:style-name="ce79" office:value-type="string" calcext:value-type="string" table:number-columns-spanned="24" table:number-rows-spanned="1">
            <text:p>MATURIN</text:p>
          </table:table-cell>
          <table:covered-table-cell table:style-name="ce109"/>
          <table:covered-table-cell table:style-name="ce186"/>
          <table:covered-table-cell table:style-name="ce194"/>
          <table:covered-table-cell table:number-columns-repeated="15" table:style-name="ce190"/>
          <table:covered-table-cell table:style-name="ce227"/>
          <table:covered-table-cell table:style-name="ce190"/>
          <table:covered-table-cell table:style-name="ce195"/>
          <table:covered-table-cell table:style-name="ce190"/>
          <table:covered-table-cell table:style-name="ce195"/>
        </table:table-row>
        <table:table-row table:style-name="ro2">
          <table:table-cell table:style-name="ce70" office:value-type="float" office:value="182" calcext:value-type="float">
            <text:p>182</text:p>
          </table:table-cell>
          <table:table-cell table:style-name="ce113" office:value-type="float" office:value="17241630" calcext:value-type="float">
            <text:p>17241630</text:p>
          </table:table-cell>
          <table:table-cell table:style-name="ce187" office:value-type="string" calcext:value-type="string">
            <text:p>SALAZAR FRANNIT RAFAEL</text:p>
          </table:table-cell>
          <table:table-cell table:style-name="ce195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7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7]+[.E187]+[.F187]+[.G187]+[.H187]+[.I187]+[.J187]+[.K187]+[.L187]+[.M187]+[.N187]+[.O187]+[.P187]+[.Q187]+[.R187]" office:value-type="float" office:value="5" calcext:value-type="float">
            <text:p>5</text:p>
          </table:table-cell>
          <table:table-cell table:style-name="ce195"/>
          <table:table-cell table:style-name="ce195" table:formula="of:=+[.V187]+[.W18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3" calcext:value-type="float">
            <text:p>183</text:p>
          </table:table-cell>
          <table:table-cell table:style-name="ce113" office:value-type="float" office:value="11340132" calcext:value-type="float">
            <text:p>11340132</text:p>
          </table:table-cell>
          <table:table-cell table:style-name="ce187" office:value-type="string" calcext:value-type="string">
            <text:p>GUTIERREZ GREGORIO </text:p>
          </table:table-cell>
          <table:table-cell table:style-name="ce195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6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8]+[.E188]+[.F188]+[.G188]+[.H188]+[.I188]+[.J188]+[.K188]+[.L188]+[.M188]+[.N188]+[.O188]+[.P188]+[.Q188]+[.R188]" office:value-type="float" office:value="5" calcext:value-type="float">
            <text:p>5</text:p>
          </table:table-cell>
          <table:table-cell table:style-name="ce195"/>
          <table:table-cell table:style-name="ce195" table:formula="of:=+[.V188]+[.W18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4" calcext:value-type="float">
            <text:p>184</text:p>
          </table:table-cell>
          <table:table-cell table:style-name="ce113" office:value-type="float" office:value="12153502" calcext:value-type="float">
            <text:p>12153502</text:p>
          </table:table-cell>
          <table:table-cell table:style-name="ce187" office:value-type="string" calcext:value-type="string">
            <text:p>LAURENS GUATARASMA <text:s/>ANTONIO </text:p>
          </table:table-cell>
          <table:table-cell table:style-name="ce195"/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9]+[.E189]+[.F189]+[.G189]+[.H189]+[.I189]+[.J189]+[.K189]+[.L189]+[.M189]+[.N189]+[.O189]+[.P189]+[.Q189]+[.R189]" office:value-type="float" office:value="5" calcext:value-type="float">
            <text:p>5</text:p>
          </table:table-cell>
          <table:table-cell table:style-name="ce195"/>
          <table:table-cell table:style-name="ce195" table:formula="of:=+[.V189]+[.W18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5" calcext:value-type="float">
            <text:p>185</text:p>
          </table:table-cell>
          <table:table-cell table:style-name="ce113" office:value-type="float" office:value="13656401" calcext:value-type="float">
            <text:p>13656401</text:p>
          </table:table-cell>
          <table:table-cell table:style-name="ce187" office:value-type="string" calcext:value-type="string">
            <text:p>SERRANO JOSE LUIS </text:p>
          </table:table-cell>
          <table:table-cell table:style-name="ce195"/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4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90]+[.E190]+[.F190]+[.G190]+[.H190]+[.I190]+[.J190]+[.K190]+[.L190]+[.M190]+[.N190]+[.O190]+[.P190]+[.Q190]+[.R190]" office:value-type="float" office:value="5" calcext:value-type="float">
            <text:p>5</text:p>
          </table:table-cell>
          <table:table-cell table:style-name="ce195"/>
          <table:table-cell table:style-name="ce195" table:formula="of:=+[.V190]+[.W19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6" calcext:value-type="float">
            <text:p>186</text:p>
          </table:table-cell>
          <table:table-cell table:style-name="ce113" office:value-type="float" office:value="10302616" calcext:value-type="float">
            <text:p>10302616</text:p>
          </table:table-cell>
          <table:table-cell table:style-name="ce187" office:value-type="string" calcext:value-type="string">
            <text:p>GOMEZ ENRIQUE RAFAEL</text:p>
          </table:table-cell>
          <table:table-cell table:style-name="ce195"/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3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91]+[.E191]+[.F191]+[.G191]+[.H191]+[.I191]+[.J191]+[.K191]+[.L191]+[.M191]+[.N191]+[.O191]+[.P191]+[.Q191]+[.R191]" office:value-type="float" office:value="5" calcext:value-type="float">
            <text:p>5</text:p>
          </table:table-cell>
          <table:table-cell table:style-name="ce195"/>
          <table:table-cell table:style-name="ce195" table:formula="of:=+[.V191]+[.W19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7" calcext:value-type="float">
            <text:p>187</text:p>
          </table:table-cell>
          <table:table-cell table:style-name="ce113" office:value-type="float" office:value="19603818" calcext:value-type="float">
            <text:p>19603818</text:p>
          </table:table-cell>
          <table:table-cell table:style-name="ce187" office:value-type="string" calcext:value-type="string">
            <text:p>GUATARASMA <text:s/>GUILLERMO DORALGEL</text:p>
          </table:table-cell>
          <table:table-cell table:style-name="ce195"/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92]+[.E192]+[.F192]+[.G192]+[.H192]+[.I192]+[.J192]+[.K192]+[.L192]+[.M192]+[.N192]+[.O192]+[.P192]+[.Q192]+[.R192]" office:value-type="float" office:value="5" calcext:value-type="float">
            <text:p>5</text:p>
          </table:table-cell>
          <table:table-cell table:style-name="ce195"/>
          <table:table-cell table:style-name="ce195" table:formula="of:=+[.V192]+[.W192]" office:value-type="float" office:value="5" calcext:value-type="float">
            <text:p>5</text:p>
          </table:table-cell>
        </table:table-row>
        <table:table-row table:style-name="ro21">
          <table:table-cell table:style-name="ce81" office:value-type="string" calcext:value-type="string" table:number-columns-spanned="24" table:number-rows-spanned="1">
            <text:p>SUPERVISORES</text:p>
          </table:table-cell>
          <table:covered-table-cell table:style-name="ce114"/>
          <table:covered-table-cell table:style-name="ce188"/>
          <table:covered-table-cell table:style-name="ce195"/>
          <table:covered-table-cell table:number-columns-repeated="15" table:style-name="ce166"/>
          <table:covered-table-cell table:style-name="ce188"/>
          <table:covered-table-cell table:style-name="ce166"/>
          <table:covered-table-cell table:style-name="ce195"/>
          <table:covered-table-cell table:style-name="ce166"/>
          <table:covered-table-cell table:style-name="ce195"/>
        </table:table-row>
        <table:table-row table:style-name="ro2">
          <table:table-cell table:style-name="ce70" office:value-type="float" office:value="188" calcext:value-type="float">
            <text:p>188</text:p>
          </table:table-cell>
          <table:table-cell table:style-name="ce148" office:value-type="float" office:value="10666955" calcext:value-type="float">
            <text:p>10666955</text:p>
          </table:table-cell>
          <table:table-cell table:style-name="ce157" office:value-type="string" calcext:value-type="string">
            <text:p>SANCHEZ JORGE</text:p>
          </table:table-cell>
          <table:table-cell table:style-name="ce196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office:value-type="float" office:value="8" calcext:value-type="float">
            <text:p>8</text:p>
          </table:table-cell>
          <table:table-cell table:style-name="ce71"/>
          <table:table-cell table:style-name="ce195" table:formula="of:=+[.V194]+[.W194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89" calcext:value-type="float">
            <text:p>189</text:p>
          </table:table-cell>
          <table:table-cell table:style-name="ce89" office:value-type="float" office:value="7282237" calcext:value-type="float">
            <text:p>7282237</text:p>
          </table:table-cell>
          <table:table-cell table:style-name="ce157" office:value-type="string" calcext:value-type="string">
            <text:p>SIERRA <text:s/>ARMAND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8" calcext:value-type="float">
            <text:p>8</text:p>
          </table:table-cell>
          <table:table-cell table:style-name="ce195"/>
          <table:table-cell table:style-name="ce195" table:formula="of:=+[.V195]+[.W195]" office:value-type="float" office:value="8" calcext:value-type="float">
            <text:p>8</text:p>
          </table:table-cell>
        </table:table-row>
        <table:table-row table:style-name="ro22">
          <table:table-cell table:style-name="ce70" office:value-type="float" office:value="190" calcext:value-type="float">
            <text:p>190</text:p>
          </table:table-cell>
          <table:table-cell table:style-name="ce89" office:value-type="float" office:value="13151053" calcext:value-type="float">
            <text:p>13151053</text:p>
          </table:table-cell>
          <table:table-cell table:style-name="ce157" office:value-type="string" calcext:value-type="string">
            <text:p>BORJA CARLOS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9" office:value-type="string" calcext:value-type="string">
            <text:p>SJM</text:p>
          </table:table-cell>
          <table:table-cell table:style-name="ce89" office:value-type="string" calcext:value-type="string">
            <text:p>ING-02/04/2022</text:p>
          </table:table-cell>
          <table:table-cell table:style-name="ce195" table:formula="of:=+[.D196]+[.E196]+[.F196]+[.G196]+[.H196]+[.I196]+[.J196]+[.K196]+[.L196]+[.M196]+[.N196]+[.O196]+[.P196]+[.Q196]+[.R196]+[.S196]" office:value-type="float" office:value="8" calcext:value-type="float">
            <text:p>8</text:p>
          </table:table-cell>
          <table:table-cell table:style-name="ce190"/>
          <table:table-cell table:style-name="ce195" table:formula="of:=+[.V196]+[.W196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1" calcext:value-type="float">
            <text:p>191</text:p>
          </table:table-cell>
          <table:table-cell table:style-name="ce85" office:value-type="float" office:value="13150286" calcext:value-type="float">
            <text:p>13150286</text:p>
          </table:table-cell>
          <table:table-cell table:style-name="ce151" office:value-type="string" calcext:value-type="string">
            <text:p>TORREALBA , FRANYER ALEXANDER <text:s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7-05-2019</text:p>
          </table:table-cell>
          <table:table-cell table:style-name="ce195" office:value-type="float" office:value="8" calcext:value-type="float">
            <text:p>8</text:p>
          </table:table-cell>
          <table:table-cell table:style-name="ce71"/>
          <table:table-cell table:style-name="ce195" table:formula="of:=+[.V197]+[.W197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2" calcext:value-type="float">
            <text:p>192</text:p>
          </table:table-cell>
          <table:table-cell table:style-name="ce89" office:value-type="float" office:value="11124635" calcext:value-type="float">
            <text:p>11124635</text:p>
          </table:table-cell>
          <table:table-cell table:style-name="ce156" office:value-type="string" calcext:value-type="string">
            <text:p>HIGUERA ANGEL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4/01/2021</text:p>
          </table:table-cell>
          <table:table-cell table:style-name="ce195" office:value-type="float" office:value="8" calcext:value-type="float">
            <text:p>8</text:p>
          </table:table-cell>
          <table:table-cell table:style-name="ce235"/>
          <table:table-cell table:style-name="ce195" table:formula="of:=+[.V198]+[.W198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3" calcext:value-type="float">
            <text:p>193</text:p>
          </table:table-cell>
          <table:table-cell table:style-name="ce96" office:value-type="float" office:value="19986732" calcext:value-type="float">
            <text:p>19986732</text:p>
          </table:table-cell>
          <table:table-cell table:style-name="ce160" office:value-type="string" calcext:value-type="string">
            <text:p>JORGE LUIS GARCÍA BALBA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table:formula="of:=+[.D199]+[.E199]+[.F199]+[.G199]+[.H199]+[.I199]+[.J199]+[.K199]+[.L199]+[.M199]+[.N199]+[.O199]+[.P199]+[.Q199]+[.R199]+[.S199]" office:value-type="float" office:value="8" calcext:value-type="float">
            <text:p>8</text:p>
          </table:table-cell>
          <table:table-cell table:style-name="ce237"/>
          <table:table-cell table:style-name="ce195" table:formula="of:=+[.V199]+[.W199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4" calcext:value-type="float">
            <text:p>194</text:p>
          </table:table-cell>
          <table:table-cell table:style-name="ce89" office:value-type="float" office:value="13276494" calcext:value-type="float">
            <text:p>13276494</text:p>
          </table:table-cell>
          <table:table-cell table:style-name="ce184" office:value-type="string" calcext:value-type="string">
            <text:p>RAMIREZ YOSMAN JOSE 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214" office:value-type="string" calcext:value-type="string">
            <text:p>CALABOZO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200]+[.E200]+[.F200]+[.G200]+[.H200]+[.I200]+[.J200]+[.K200]+[.L200]+[.M200]+[.N200]+[.O200]+[.P200]+[.Q200]+[.R200]+[.S200]" office:value-type="float" office:value="8" calcext:value-type="float">
            <text:p>8</text:p>
          </table:table-cell>
          <table:table-cell table:style-name="ce239"/>
          <table:table-cell table:style-name="ce195" table:formula="of:=+[.V200]+[.W200]" office:value-type="float" office:value="8" calcext:value-type="float">
            <text:p>8</text:p>
          </table:table-cell>
        </table:table-row>
        <table:table-row table:style-name="ro2" table:number-rows-repeated="3">
          <table:table-cell table:number-columns-repeated="24"/>
        </table:table-row>
        <table:table-row table:style-name="ro18">
          <table:table-cell table:number-columns-repeated="24"/>
        </table:table-row>
        <table:table-row table:style-name="ro2" table:number-rows-repeated="6">
          <table:table-cell table:number-columns-repeated="24"/>
        </table:table-row>
        <table:table-row table:style-name="ro23">
          <table:table-cell table:number-columns-repeated="24"/>
        </table:table-row>
        <table:table-row table:style-name="ro2" table:number-rows-repeated="123">
          <table:table-cell table:number-columns-repeated="24"/>
        </table:table-row>
        <table:table-row table:style-name="ro24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25">
          <table:table-cell table:number-columns-repeated="24"/>
        </table:table-row>
        <table:table-row table:style-name="ro9">
          <table:table-cell table:number-columns-repeated="24"/>
        </table:table-row>
        <table:table-row table:style-name="ro26" table:number-rows-repeated="2">
          <table:table-cell table:number-columns-repeated="24"/>
        </table:table-row>
        <table:table-row table:style-name="ro2" table:number-rows-repeated="19">
          <table:table-cell table:number-columns-repeated="24"/>
        </table:table-row>
        <table:table-row table:style-name="ro27">
          <table:table-cell table:number-columns-repeated="24"/>
        </table:table-row>
        <table:table-row table:style-name="ro2" table:number-rows-repeated="23">
          <table:table-cell table:number-columns-repeated="24"/>
        </table:table-row>
        <table:table-row table:style-name="ro28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29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9">
          <table:table-cell table:number-columns-repeated="24"/>
        </table:table-row>
        <table:table-row table:style-name="ro2" table:number-rows-repeated="123">
          <table:table-cell table:number-columns-repeated="24"/>
        </table:table-row>
        <table:table-row table:style-name="ro30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31">
          <table:table-cell table:number-columns-repeated="24"/>
        </table:table-row>
        <table:table-row table:style-name="ro36">
          <table:table-cell table:number-columns-repeated="24"/>
        </table:table-row>
        <table:table-row table:style-name="ro37">
          <table:table-cell table:number-columns-repeated="24"/>
        </table:table-row>
        <table:table-row table:style-name="ro26">
          <table:table-cell table:number-columns-repeated="24"/>
        </table:table-row>
        <table:table-row table:style-name="ro2" table:number-rows-repeated="19">
          <table:table-cell table:number-columns-repeated="24"/>
        </table:table-row>
        <table:table-row table:style-name="ro38">
          <table:table-cell table:number-columns-repeated="24"/>
        </table:table-row>
        <table:table-row table:style-name="ro2" table:number-rows-repeated="23">
          <table:table-cell table:number-columns-repeated="24"/>
        </table:table-row>
        <table:table-row table:style-name="ro39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41">
          <table:table-cell table:number-columns-repeated="24"/>
        </table:table-row>
        <table:table-row table:style-name="ro2" table:number-rows-repeated="6">
          <table:table-cell table:number-columns-repeated="24"/>
        </table:table-row>
        <table:table-row table:style-name="ro39">
          <table:table-cell table:number-columns-repeated="24"/>
        </table:table-row>
      </table:table>
      <table:table table:name="SABADO Y DOMINGO ABRIL 2023" table:style-name="ta1">
        <table:table-column table:style-name="co17" table:default-cell-style-name="ce116"/>
        <table:table-column table:style-name="co2" table:default-cell-style-name="ce125"/>
        <table:table-column table:style-name="co18" table:default-cell-style-name="ce133"/>
        <table:table-column table:style-name="co2" table:number-columns-repeated="2" table:default-cell-style-name="ce125"/>
        <table:table-column table:style-name="co19" table:default-cell-style-name="ce146"/>
        <table:table-column table:style-name="co2" table:default-cell-style-name="ce125"/>
        <table:table-row table:style-name="ro32">
          <table:table-cell table:style-name="ce115" office:value-type="string" calcext:value-type="string">
            <text:p>N.º</text:p>
          </table:table-cell>
          <table:table-cell table:style-name="ce117" office:value-type="string" calcext:value-type="string">
            <text:p><text:s text:c="2"/>CEDULA</text:p>
          </table:table-cell>
          <table:table-cell table:style-name="ce132" office:value-type="string" calcext:value-type="string">
            <text:p><text:s text:c="2"/>APELLIDOS Y NOMBRES <text:s/></text:p>
          </table:table-cell>
          <table:table-cell table:style-name="ce142" office:value-type="string" calcext:value-type="string">
            <text:p>SABADO <text:s text:c="3"/>01,08,15</text:p>
          </table:table-cell>
          <table:table-cell table:style-name="ce142" office:value-type="string" calcext:value-type="string">
            <text:p>DOMINGO <text:s text:c="3"/>02,09</text:p>
          </table:table-cell>
          <table:table-cell table:style-name="ce145" office:value-type="string" calcext:value-type="string">
            <text:p>UBICACIÓN NUCLEO</text:p>
          </table:table-cell>
          <table:table-cell table:style-name="ce147" office:value-type="string" calcext:value-type="string">
            <text:p>TOTAL DIAS A PAGAR</text:p>
          </table:table-cell>
        </table:table-row>
        <table:table-row table:style-name="ro33">
          <table:table-cell office:value-type="float" office:value="1" calcext:value-type="float">
            <text:p>1</text:p>
          </table:table-cell>
          <table:table-cell table:style-name="ce117" office:value-type="float" office:value="8190192" calcext:value-type="float">
            <text:p>8190192</text:p>
          </table:table-cell>
          <table:table-cell table:style-name="ce132" office:value-type="string" calcext:value-type="string">
            <text:p>ESPINOZA ASDRUBAL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5" office:value-type="string" calcext:value-type="string">
            <text:p>CALABOZO </text:p>
          </table:table-cell>
          <table:table-cell table:style-name="ce126" table:formula="of:=+[.D2]+[.E2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2" calcext:value-type="float">
            <text:p>2</text:p>
          </table:table-cell>
          <table:table-cell table:style-name="ce117" office:value-type="float" office:value="9547747" calcext:value-type="float">
            <text:p>9547747</text:p>
          </table:table-cell>
          <table:table-cell table:style-name="ce132" office:value-type="string" calcext:value-type="string">
            <text:p><text:s/>ROJAS JESUS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5" office:value-type="string" calcext:value-type="string">
            <text:p>CALABOZO </text:p>
          </table:table-cell>
          <table:table-cell table:style-name="ce126" table:formula="of:=+[.D3]+[.E3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3" calcext:value-type="float">
            <text:p>3</text:p>
          </table:table-cell>
          <table:table-cell table:style-name="ce117" office:value-type="float" office:value="10343877" calcext:value-type="float">
            <text:p>10343877</text:p>
          </table:table-cell>
          <table:table-cell table:style-name="ce132" office:value-type="string" calcext:value-type="string">
            <text:p>FLORES JOSE LUIS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5" office:value-type="string" calcext:value-type="string">
            <text:p>CALABOZO </text:p>
          </table:table-cell>
          <table:table-cell table:style-name="ce126" table:formula="of:=+[.D4]+[.E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8" office:value-type="float" office:value="11367019" calcext:value-type="float">
            <text:p>11367019</text:p>
          </table:table-cell>
          <table:table-cell office:value-type="string" calcext:value-type="string">
            <text:p>ROMERO NESTOR</text:p>
          </table:table-cell>
          <table:table-cell table:style-name="ce126"/>
          <table:table-cell table:style-name="ce130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5]+[.E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8" office:value-type="float" office:value="8198586" calcext:value-type="float">
            <text:p>8198586</text:p>
          </table:table-cell>
          <table:table-cell office:value-type="string" calcext:value-type="string">
            <text:p>INFANTE JOSE</text:p>
          </table:table-cell>
          <table:table-cell table:style-name="ce126"/>
          <table:table-cell table:style-name="ce14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6]+[.E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8" office:value-type="float" office:value="6625383" calcext:value-type="float">
            <text:p>6625383</text:p>
          </table:table-cell>
          <table:table-cell office:value-type="string" calcext:value-type="string">
            <text:p>CALZADA CASTOR 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7]+[.E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9" office:value-type="float" office:value="2514289" calcext:value-type="float">
            <text:p>2514289</text:p>
          </table:table-cell>
          <table:table-cell office:value-type="string" calcext:value-type="string">
            <text:p>FENMAYOR ARNALDO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8]+[.E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8" office:value-type="float" office:value="10271842" calcext:value-type="float">
            <text:p>10271842</text:p>
          </table:table-cell>
          <table:table-cell office:value-type="string" calcext:value-type="string">
            <text:p>LUQUE JUAN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9]+[.E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8" office:value-type="float" office:value="4047254" calcext:value-type="float">
            <text:p>4047254</text:p>
          </table:table-cell>
          <table:table-cell office:value-type="string" calcext:value-type="string">
            <text:p>BRITO ANGEL</text:p>
          </table:table-cell>
          <table:table-cell table:style-name="ce126"/>
          <table:table-cell table:style-name="ce14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0]+[.E1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8" office:value-type="float" office:value="9869874" calcext:value-type="float">
            <text:p>9869874</text:p>
          </table:table-cell>
          <table:table-cell office:value-type="string" calcext:value-type="string">
            <text:p>RODRIGUEZ ANTONIO</text:p>
          </table:table-cell>
          <table:table-cell table:style-name="ce126"/>
          <table:table-cell table:style-name="ce14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1]+[.E11]" office:value-type="float" office:value="1" calcext:value-type="float">
            <text:p>1</text:p>
          </table:table-cell>
        </table:table-row>
        <table:table-row table:style-name="ro33">
          <table:table-cell office:value-type="float" office:value="11" calcext:value-type="float">
            <text:p>11</text:p>
          </table:table-cell>
          <table:table-cell table:style-name="ce120" office:value-type="float" office:value="20908433" calcext:value-type="float">
            <text:p>20908433</text:p>
          </table:table-cell>
          <table:table-cell table:style-name="ce132" office:value-type="string" calcext:value-type="string">
            <text:p>GARCIA JOSE LUIS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2]+[.E12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12" calcext:value-type="float">
            <text:p>12</text:p>
          </table:table-cell>
          <table:table-cell table:style-name="ce120" office:value-type="float" office:value="12897379" calcext:value-type="float">
            <text:p>12897379</text:p>
          </table:table-cell>
          <table:table-cell table:style-name="ce132" office:value-type="string" calcext:value-type="string">
            <text:p>PAEZ HENRY </text:p>
          </table:table-cell>
          <table:table-cell table:style-name="ce143"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VLP</text:p>
          </table:table-cell>
          <table:table-cell table:formula="of:=+[.D13]+[.E13]" office:value-type="float" office:value="1" calcext:value-type="float">
            <text:p>1</text:p>
          </table:table-cell>
        </table:table-row>
        <table:table-row table:style-name="ro33">
          <table:table-cell office:value-type="float" office:value="13" calcext:value-type="float">
            <text:p>13</text:p>
          </table:table-cell>
          <table:table-cell table:style-name="ce120" office:value-type="float" office:value="8524529" calcext:value-type="float">
            <text:p>8524529</text:p>
          </table:table-cell>
          <table:table-cell table:style-name="ce132" office:value-type="string" calcext:value-type="string">
            <text:p>GOMEZ GUNAR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4]+[.E14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14" calcext:value-type="float">
            <text:p>14</text:p>
          </table:table-cell>
          <table:table-cell table:style-name="ce120" office:value-type="float" office:value="9914753" calcext:value-type="float">
            <text:p>9914753</text:p>
          </table:table-cell>
          <table:table-cell table:style-name="ce132" office:value-type="string" calcext:value-type="string">
            <text:p>GOMEZ LUIS </text:p>
          </table:table-cell>
          <table:table-cell table:style-name="ce143"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VLP</text:p>
          </table:table-cell>
          <table:table-cell table:formula="of:=+[.D15]+[.E15]" office:value-type="float" office:value="1" calcext:value-type="float">
            <text:p>1</text:p>
          </table:table-cell>
        </table:table-row>
        <table:table-row table:style-name="ro33">
          <table:table-cell office:value-type="float" office:value="15" calcext:value-type="float">
            <text:p>15</text:p>
          </table:table-cell>
          <table:table-cell table:style-name="ce120" office:value-type="float" office:value="4797012" calcext:value-type="float">
            <text:p>4797012</text:p>
          </table:table-cell>
          <table:table-cell table:style-name="ce132" office:value-type="string" calcext:value-type="string">
            <text:p>ABREU JUAN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6]+[.E16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16" calcext:value-type="float">
            <text:p>16</text:p>
          </table:table-cell>
          <table:table-cell table:style-name="ce120" office:value-type="float" office:value="25698151" calcext:value-type="float">
            <text:p>25698151</text:p>
          </table:table-cell>
          <table:table-cell table:style-name="ce132" office:value-type="string" calcext:value-type="string">
            <text:p>SILVA JOSE 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office:value-type="string" calcext:value-type="string">
            <text:p>VLP</text:p>
          </table:table-cell>
          <table:table-cell table:formula="of:=+[.D17]+[.E17]" office:value-type="float" office:value="1" calcext:value-type="float">
            <text:p>1</text:p>
          </table:table-cell>
        </table:table-row>
        <table:table-row table:style-name="ro33">
          <table:table-cell office:value-type="float" office:value="17" calcext:value-type="float">
            <text:p>17</text:p>
          </table:table-cell>
          <table:table-cell table:style-name="ce121" office:value-type="float" office:value="8801807" calcext:value-type="float">
            <text:p>8801807</text:p>
          </table:table-cell>
          <table:table-cell table:style-name="ce134" office:value-type="string" calcext:value-type="string">
            <text:p>AREVALO JOSE GREGORIO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8]+[.E18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18" calcext:value-type="float">
            <text:p>18</text:p>
          </table:table-cell>
          <table:table-cell table:style-name="ce121" office:value-type="float" office:value="12363932" calcext:value-type="float">
            <text:p>12363932</text:p>
          </table:table-cell>
          <table:table-cell table:style-name="ce134" office:value-type="string" calcext:value-type="string">
            <text:p>MEDINA <text:s/>ANDRES RAFAEL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9]+[.E19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19" calcext:value-type="float">
            <text:p>19</text:p>
          </table:table-cell>
          <table:table-cell table:style-name="ce121" office:value-type="float" office:value="6590772" calcext:value-type="float">
            <text:p>6590772</text:p>
          </table:table-cell>
          <table:table-cell table:style-name="ce134" office:value-type="string" calcext:value-type="string">
            <text:p>MILENO MANUEL ANTONIO 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0]+[.E20]" office:value-type="float" office:value="1" calcext:value-type="float">
            <text:p>1</text:p>
          </table:table-cell>
        </table:table-row>
        <table:table-row table:style-name="ro34">
          <table:table-cell office:value-type="float" office:value="20" calcext:value-type="float">
            <text:p>20</text:p>
          </table:table-cell>
          <table:table-cell table:style-name="ce121" office:value-type="float" office:value="15656602" calcext:value-type="float">
            <text:p>15656602</text:p>
          </table:table-cell>
          <table:table-cell table:style-name="ce134" office:value-type="string" calcext:value-type="string">
            <text:p>DOMINGUEZ MANUEL <text:s/>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1]+[.E21]" office:value-type="float" office:value="1" calcext:value-type="float">
            <text:p>1</text:p>
          </table:table-cell>
        </table:table-row>
        <table:table-row table:style-name="ro33">
          <table:table-cell office:value-type="float" office:value="21" calcext:value-type="float">
            <text:p>21</text:p>
          </table:table-cell>
          <table:table-cell table:style-name="ce121" office:value-type="float" office:value="17435642" calcext:value-type="float">
            <text:p>17435642</text:p>
          </table:table-cell>
          <table:table-cell table:style-name="ce134" office:value-type="string" calcext:value-type="string">
            <text:p>RODRIGUEZ JOSE GREGORIO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2]+[.E22]" office:value-type="float" office:value="2" calcext:value-type="float">
            <text:p>2</text:p>
          </table:table-cell>
        </table:table-row>
        <table:table-row table:style-name="ro33">
          <table:table-cell office:value-type="float" office:value="22" calcext:value-type="float">
            <text:p>22</text:p>
          </table:table-cell>
          <table:table-cell table:style-name="ce121" office:value-type="float" office:value="11843820" calcext:value-type="float">
            <text:p>11843820</text:p>
          </table:table-cell>
          <table:table-cell table:style-name="ce134" office:value-type="string" calcext:value-type="string">
            <text:p>GUEVARA FRANCISCO JAVIER 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3]+[.E23]" office:value-type="float" office:value="2" calcext:value-type="float">
            <text:p>2</text:p>
          </table:table-cell>
        </table:table-row>
        <table:table-row table:style-name="ro34">
          <table:table-cell office:value-type="float" office:value="23" calcext:value-type="float">
            <text:p>23</text:p>
          </table:table-cell>
          <table:table-cell table:style-name="ce121" office:value-type="float" office:value="11124390" calcext:value-type="float">
            <text:p>11124390</text:p>
          </table:table-cell>
          <table:table-cell table:style-name="ce134" office:value-type="string" calcext:value-type="string">
            <text:p>GARCIA DIUWEL JOSE 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4]+[.E24]" office:value-type="float" office:value="1" calcext:value-type="float">
            <text:p>1</text:p>
          </table:table-cell>
        </table:table-row>
        <table:table-row table:style-name="ro34">
          <table:table-cell office:value-type="float" office:value="24" calcext:value-type="float">
            <text:p>24</text:p>
          </table:table-cell>
          <table:table-cell table:style-name="ce120" office:value-type="float" office:value="5333318" calcext:value-type="float">
            <text:p>5333318</text:p>
          </table:table-cell>
          <table:table-cell table:style-name="ce132" office:value-type="string" calcext:value-type="string">
            <text:p>HERRERA MANUEL</text:p>
          </table:table-cell>
          <table:table-cell table:style-name="ce31"/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5]+[.E25]" office:value-type="float" office:value="1" calcext:value-type="float">
            <text:p>1</text:p>
          </table:table-cell>
        </table:table-row>
        <table:table-row table:style-name="ro34">
          <table:table-cell office:value-type="float" office:value="25" calcext:value-type="float">
            <text:p>25</text:p>
          </table:table-cell>
          <table:table-cell table:style-name="ce122" office:value-type="float" office:value="8809916" calcext:value-type="float">
            <text:p>8809916</text:p>
          </table:table-cell>
          <table:table-cell table:style-name="ce135" office:value-type="string" calcext:value-type="string">
            <text:p>DELGADO DOMINGO </text:p>
          </table:table-cell>
          <table:table-cell/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6]+[.E26]" office:value-type="float" office:value="1" calcext:value-type="float">
            <text:p>1</text:p>
          </table:table-cell>
        </table:table-row>
        <table:table-row table:style-name="ro34">
          <table:table-cell office:value-type="float" office:value="26" calcext:value-type="float">
            <text:p>26</text:p>
          </table:table-cell>
          <table:table-cell table:style-name="ce123" office:value-type="float" office:value="13341910" calcext:value-type="float">
            <text:p>13341910</text:p>
          </table:table-cell>
          <table:table-cell table:style-name="ce136" office:value-type="string" calcext:value-type="string">
            <text:p>ARAY RAFAEL</text:p>
          </table:table-cell>
          <table:table-cell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7]+[.E2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4" office:value-type="float" office:value="10666955" calcext:value-type="float">
            <text:p>10666955</text:p>
          </table:table-cell>
          <table:table-cell table:style-name="ce137" office:value-type="string" calcext:value-type="string">
            <text:p>SANCHEZ JOR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5" office:value-type="string" calcext:value-type="string">
            <text:p>SJM</text:p>
          </table:table-cell>
          <table:table-cell table:formula="of:=+[.D28]+[.E2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82237" calcext:value-type="float">
            <text:p>7282237</text:p>
          </table:table-cell>
          <table:table-cell table:style-name="ce137" office:value-type="string" calcext:value-type="string">
            <text:p>SIERRA <text:s/>ARMAND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5" office:value-type="string" calcext:value-type="string">
            <text:p>SJM</text:p>
          </table:table-cell>
          <table:table-cell table:formula="of:=+[.D29]+[.E2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26" office:value-type="float" office:value="13151053" calcext:value-type="float">
            <text:p>13151053</text:p>
          </table:table-cell>
          <table:table-cell table:style-name="ce138" office:value-type="string" calcext:value-type="string">
            <text:p>BORJA CA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30]+[.E3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147023" calcext:value-type="float">
            <text:p>14147023</text:p>
          </table:table-cell>
          <table:table-cell table:style-name="ce137" office:value-type="string" calcext:value-type="string">
            <text:p>DIMAS JOSE ALEXIS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1]+[.E3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669775" calcext:value-type="float">
            <text:p>10669775</text:p>
          </table:table-cell>
          <table:table-cell table:style-name="ce137" office:value-type="string" calcext:value-type="string">
            <text:p>GABAZU ALEXANDER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2]+[.E3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808087" calcext:value-type="float">
            <text:p>8808087</text:p>
          </table:table-cell>
          <table:table-cell table:style-name="ce137" office:value-type="string" calcext:value-type="string">
            <text:p>HERRERA MARCOS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3]+[.E3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603896" calcext:value-type="float">
            <text:p>5603896</text:p>
          </table:table-cell>
          <table:table-cell table:style-name="ce137" office:value-type="string" calcext:value-type="string">
            <text:p>CHENRRY VELIZ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4]+[.E3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282569" calcext:value-type="float">
            <text:p>7282569</text:p>
          </table:table-cell>
          <table:table-cell table:style-name="ce137" office:value-type="string" calcext:value-type="string">
            <text:p>DIAZ JOSE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5]+[.E3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89929" calcext:value-type="float">
            <text:p>8489929</text:p>
          </table:table-cell>
          <table:table-cell table:style-name="ce137" office:value-type="string" calcext:value-type="string">
            <text:p>FUENTES ALBERTO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6]+[.E3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711464" calcext:value-type="float">
            <text:p>15711464</text:p>
          </table:table-cell>
          <table:table-cell table:style-name="ce137" office:value-type="string" calcext:value-type="string">
            <text:p>MENDEZ LUIS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7]+[.E3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687822" calcext:value-type="float">
            <text:p>11687822</text:p>
          </table:table-cell>
          <table:table-cell table:style-name="ce137" office:value-type="string" calcext:value-type="string">
            <text:p>PEREZ JOSE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8]+[.E3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89087" calcext:value-type="float">
            <text:p>11089087</text:p>
          </table:table-cell>
          <table:table-cell table:style-name="ce137" office:value-type="string" calcext:value-type="string">
            <text:p>HERRERA YUMAR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39]+[.E3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473794" calcext:value-type="float">
            <text:p>19473794</text:p>
          </table:table-cell>
          <table:table-cell table:style-name="ce137" office:value-type="string" calcext:value-type="string">
            <text:p>ASUAJE DANIEL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0]+[.E4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951391" calcext:value-type="float">
            <text:p>23951391</text:p>
          </table:table-cell>
          <table:table-cell table:style-name="ce137" office:value-type="string" calcext:value-type="string">
            <text:p>REQUENA ELIOMAR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1]+[.E4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069520" calcext:value-type="float">
            <text:p>6069520</text:p>
          </table:table-cell>
          <table:table-cell table:style-name="ce137" office:value-type="string" calcext:value-type="string">
            <text:p>REYES ANGEL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2]+[.E4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298378" calcext:value-type="float">
            <text:p>7298378</text:p>
          </table:table-cell>
          <table:table-cell table:style-name="ce137" office:value-type="string" calcext:value-type="string">
            <text:p>CABALLERO WILLIAN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3]+[.E4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7" office:value-type="float" office:value="8785985" calcext:value-type="float">
            <text:p>8785985</text:p>
          </table:table-cell>
          <table:table-cell office:value-type="string" calcext:value-type="string">
            <text:p>HERNANDEZ JESUS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4]+[.E44]" office:value-type="float" office:value="1" calcext:value-type="float">
            <text:p>1</text:p>
          </table:table-cell>
        </table:table-row>
        <table:table-row table:style-name="ro35">
          <table:table-cell office:value-type="float" office:value="44" calcext:value-type="float">
            <text:p>44</text:p>
          </table:table-cell>
          <table:table-cell table:style-name="ce128" office:value-type="float" office:value="8782453" calcext:value-type="float">
            <text:p>8782453</text:p>
          </table:table-cell>
          <table:table-cell table:style-name="ce137" office:value-type="string" calcext:value-type="string">
            <text:p>NUÑEZ EDUARDO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5]+[.E4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785064" calcext:value-type="float">
            <text:p>8785064</text:p>
          </table:table-cell>
          <table:table-cell table:style-name="ce137" office:value-type="string" calcext:value-type="string">
            <text:p>RODRIGUEZ FELIX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6]+[.E4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278558" calcext:value-type="float">
            <text:p>7278558</text:p>
          </table:table-cell>
          <table:table-cell table:style-name="ce137" office:value-type="string" calcext:value-type="string">
            <text:p>MONTERO JOSE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7]+[.E4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877808" calcext:value-type="float">
            <text:p>4877808</text:p>
          </table:table-cell>
          <table:table-cell table:style-name="ce137" office:value-type="string" calcext:value-type="string">
            <text:p>HERNANDEZ JOSE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8]+[.E4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331976" calcext:value-type="float">
            <text:p>5331976</text:p>
          </table:table-cell>
          <table:table-cell table:style-name="ce137" office:value-type="string" calcext:value-type="string">
            <text:p>ALPON VICTOR 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49]+[.E4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797692" calcext:value-type="float">
            <text:p>15797692</text:p>
          </table:table-cell>
          <table:table-cell table:style-name="ce137" office:value-type="string" calcext:value-type="string">
            <text:p>LOPEZ ANIBAL</text:p>
          </table:table-cell>
          <table:table-cell table:style-name="ce144"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50]+[.E5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397710" calcext:value-type="float">
            <text:p>4397710</text:p>
          </table:table-cell>
          <table:table-cell office:value-type="string" calcext:value-type="string">
            <text:p>ZAPATA PABLO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51]+[.E5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876045" calcext:value-type="float">
            <text:p>20876045</text:p>
          </table:table-cell>
          <table:table-cell office:value-type="string" calcext:value-type="string">
            <text:p>GRANDON LUIS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52]+[.E5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712317" calcext:value-type="float">
            <text:p>15712317</text:p>
          </table:table-cell>
          <table:table-cell table:style-name="ce137" office:value-type="string" calcext:value-type="string">
            <text:p>NUÑEZ DAVID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office:value-type="string" calcext:value-type="string">
            <text:p>SJM</text:p>
          </table:table-cell>
          <table:table-cell table:formula="of:=+[.D53]+[.E5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3290302" calcext:value-type="float">
            <text:p>13290302</text:p>
          </table:table-cell>
          <table:table-cell table:style-name="ce137" office:value-type="string" calcext:value-type="string">
            <text:p>MIJARES R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4]+[.E5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670286" calcext:value-type="float">
            <text:p>10670286</text:p>
          </table:table-cell>
          <table:table-cell table:style-name="ce137" office:value-type="string" calcext:value-type="string">
            <text:p>QUIROZ J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5]+[.E5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7" office:value-type="float" office:value="2604813" calcext:value-type="float">
            <text:p>2604813</text:p>
          </table:table-cell>
          <table:table-cell office:value-type="string" calcext:value-type="string">
            <text:p>GUEDEZ JOS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6]+[.E5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7" office:value-type="float" office:value="3356636" calcext:value-type="float">
            <text:p>3356636</text:p>
          </table:table-cell>
          <table:table-cell office:value-type="string" calcext:value-type="string">
            <text:p>BLANCO ESTEB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7]+[.E5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9" office:value-type="float" office:value="21336859" calcext:value-type="float">
            <text:p>21336859</text:p>
          </table:table-cell>
          <table:table-cell table:style-name="ce137" office:value-type="string" calcext:value-type="string">
            <text:p>CALCURIAN CARM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JM</text:p>
          </table:table-cell>
          <table:table-cell table:formula="of:=+[.D58]+[.E5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039163" calcext:value-type="float">
            <text:p>30039163</text:p>
          </table:table-cell>
          <table:table-cell table:style-name="ce137" office:value-type="string" calcext:value-type="string">
            <text:p>RODRIGUEZ IS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9]+[.E5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23" office:value-type="float" office:value="19472661" calcext:value-type="float">
            <text:p>19472661</text:p>
          </table:table-cell>
          <table:table-cell table:style-name="ce139" office:value-type="string" calcext:value-type="string">
            <text:p>CUENCA MA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0]+[.E6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151694" calcext:value-type="float">
            <text:p>13151694</text:p>
          </table:table-cell>
          <table:table-cell table:style-name="ce137" office:value-type="string" calcext:value-type="string">
            <text:p>PERALTA ALEXA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1]+[.E6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294645" calcext:value-type="float">
            <text:p>7294645</text:p>
          </table:table-cell>
          <table:table-cell office:value-type="string" calcext:value-type="string">
            <text:p>MARTINEZ EL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2]+[.E6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496661" calcext:value-type="float">
            <text:p>10496661</text:p>
          </table:table-cell>
          <table:table-cell office:value-type="string" calcext:value-type="string">
            <text:p>GUAIMARA VIC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3]+[.E6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27" office:value-type="float" office:value="7299229" calcext:value-type="float">
            <text:p>7299229</text:p>
          </table:table-cell>
          <table:table-cell office:value-type="string" calcext:value-type="string">
            <text:p>FIGUERA OSM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4]+[.E6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786458" calcext:value-type="float">
            <text:p>8786458</text:p>
          </table:table-cell>
          <table:table-cell table:style-name="ce137" office:value-type="string" calcext:value-type="string">
            <text:p>MONRROY LU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5]+[.E6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27" office:value-type="float" office:value="13152734" calcext:value-type="float">
            <text:p>13152734</text:p>
          </table:table-cell>
          <table:table-cell office:value-type="string" calcext:value-type="string">
            <text:p>AMUNDARAIN GAUDY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6]+[.E6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27" office:value-type="float" office:value="28032270" calcext:value-type="float">
            <text:p>28032270</text:p>
          </table:table-cell>
          <table:table-cell office:value-type="string" calcext:value-type="string">
            <text:p>HIGUERA YERIC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7]+[.E6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119670" calcext:value-type="float">
            <text:p>11119670</text:p>
          </table:table-cell>
          <table:table-cell table:style-name="ce137" office:value-type="string" calcext:value-type="string">
            <text:p>GAMARRA ULI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8]+[.E6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160224" calcext:value-type="float">
            <text:p>8160224</text:p>
          </table:table-cell>
          <table:table-cell table:style-name="ce137" office:value-type="string" calcext:value-type="string">
            <text:p>GOMEZ EFR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9]+[.E6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27" office:value-type="float" office:value="3576505" calcext:value-type="float">
            <text:p>3576505</text:p>
          </table:table-cell>
          <table:table-cell office:value-type="string" calcext:value-type="string">
            <text:p>MENDOZA ANGEL 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0]+[.E7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27" office:value-type="float" office:value="5156137" calcext:value-type="float">
            <text:p>5156137</text:p>
          </table:table-cell>
          <table:table-cell office:value-type="string" calcext:value-type="string">
            <text:p>APONTE MANUE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1]+[.E7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27" office:value-type="float" office:value="11368976" calcext:value-type="float">
            <text:p>11368976</text:p>
          </table:table-cell>
          <table:table-cell office:value-type="string" calcext:value-type="string">
            <text:p>BUSTAMANTE JORD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2]+[.E7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1054615" calcext:value-type="float">
            <text:p>11054615</text:p>
          </table:table-cell>
          <table:table-cell office:value-type="string" calcext:value-type="string">
            <text:p>CORTEZ DOMIN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3]+[.E7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27" office:value-type="float" office:value="7298955" calcext:value-type="float">
            <text:p>7298955</text:p>
          </table:table-cell>
          <table:table-cell office:value-type="string" calcext:value-type="string">
            <text:p>COVA JOS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4]+[.E7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0586449" calcext:value-type="float">
            <text:p>20586449</text:p>
          </table:table-cell>
          <table:table-cell table:style-name="ce137" office:value-type="string" calcext:value-type="string">
            <text:p>BRIZUELA JES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5]+[.E7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27" office:value-type="float" office:value="9916299" calcext:value-type="float">
            <text:p>9916299</text:p>
          </table:table-cell>
          <table:table-cell office:value-type="string" calcext:value-type="string">
            <text:p>MORENO JAVI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6]+[.E7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27" office:value-type="float" office:value="3085314" calcext:value-type="float">
            <text:p>3085314</text:p>
          </table:table-cell>
          <table:table-cell office:value-type="string" calcext:value-type="string">
            <text:p>QUINTERO R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7]+[.E7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27" office:value-type="float" office:value="14870768" calcext:value-type="float">
            <text:p>14870768</text:p>
          </table:table-cell>
          <table:table-cell office:value-type="string" calcext:value-type="string">
            <text:p>MACHUCA SAMU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8]+[.E7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27" office:value-type="float" office:value="4709595" calcext:value-type="float">
            <text:p>4709595</text:p>
          </table:table-cell>
          <table:table-cell office:value-type="string" calcext:value-type="string">
            <text:p>HERNANDEZ ESTEB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9]+[.E7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27" office:value-type="float" office:value="13152139" calcext:value-type="float">
            <text:p>13152139</text:p>
          </table:table-cell>
          <table:table-cell office:value-type="string" calcext:value-type="string">
            <text:p>LARA JOR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0]+[.E8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27" office:value-type="float" office:value="18804950" calcext:value-type="float">
            <text:p>18804950</text:p>
          </table:table-cell>
          <table:table-cell office:value-type="string" calcext:value-type="string">
            <text:p>VELASCO OMAR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1]+[.E8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27" office:value-type="float" office:value="12215121" calcext:value-type="float">
            <text:p>12215121</text:p>
          </table:table-cell>
          <table:table-cell office:value-type="string" calcext:value-type="string">
            <text:p>ESPINOZA TUL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2]+[.E8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8262847" calcext:value-type="float">
            <text:p>28262847</text:p>
          </table:table-cell>
          <table:table-cell office:value-type="string" calcext:value-type="string">
            <text:p>ROA ANTHO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3]+[.E8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157102" calcext:value-type="float">
            <text:p>5157102</text:p>
          </table:table-cell>
          <table:table-cell office:value-type="string" calcext:value-type="string">
            <text:p><text:s/>MARTINEZ RICAR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4]+[.E8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30" office:value-type="float" office:value="10665056" calcext:value-type="float">
            <text:p>10665056</text:p>
          </table:table-cell>
          <table:table-cell table:style-name="ce140" office:value-type="string" calcext:value-type="string">
            <text:p>ESPINOZA JOS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5]+[.E8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512040" calcext:value-type="float">
            <text:p>2512040</text:p>
          </table:table-cell>
          <table:table-cell office:value-type="string" calcext:value-type="string">
            <text:p>ROA NE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6]+[.E8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374971" calcext:value-type="float">
            <text:p>6374971</text:p>
          </table:table-cell>
          <table:table-cell office:value-type="string" calcext:value-type="string">
            <text:p>DIAZ CARLO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7]+[.E8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27" office:value-type="float" office:value="11684340" calcext:value-type="float">
            <text:p>11684340</text:p>
          </table:table-cell>
          <table:table-cell office:value-type="string" calcext:value-type="string">
            <text:p>OLIVERO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8]+[.E8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298360" calcext:value-type="float">
            <text:p>7298360</text:p>
          </table:table-cell>
          <table:table-cell office:value-type="string" calcext:value-type="string">
            <text:p><text:s/>ARREAZA COSM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9]+[.E8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124956" calcext:value-type="float">
            <text:p>11124956</text:p>
          </table:table-cell>
          <table:table-cell office:value-type="string" calcext:value-type="string">
            <text:p>GOMEZ JOS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0]+[.E9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981981" calcext:value-type="float">
            <text:p>5981981</text:p>
          </table:table-cell>
          <table:table-cell office:value-type="string" calcext:value-type="string">
            <text:p><text:s/>LEON RAFAE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1]+[.E9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30" office:value-type="float" office:value="21337886" calcext:value-type="float">
            <text:p>21337886</text:p>
          </table:table-cell>
          <table:table-cell table:style-name="ce140" office:value-type="string" calcext:value-type="string">
            <text:p>REYES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2]+[.E9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888318" calcext:value-type="float">
            <text:p>9888318</text:p>
          </table:table-cell>
          <table:table-cell table:style-name="ce137" office:value-type="string" calcext:value-type="string">
            <text:p>GONZALES LEONAL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3]+[.E9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184432" calcext:value-type="float">
            <text:p>7184432</text:p>
          </table:table-cell>
          <table:table-cell office:value-type="string" calcext:value-type="string">
            <text:p>MADERO NICOLA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4]+[.E9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287458" calcext:value-type="float">
            <text:p>7287458</text:p>
          </table:table-cell>
          <table:table-cell office:value-type="string" calcext:value-type="string">
            <text:p>OLIVO CARLO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5]+[.E9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558326" calcext:value-type="float">
            <text:p>4558326</text:p>
          </table:table-cell>
          <table:table-cell office:value-type="string" calcext:value-type="string">
            <text:p>RAMOS LU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6]+[.E9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146615" calcext:value-type="float">
            <text:p>14146615</text:p>
          </table:table-cell>
          <table:table-cell table:style-name="ce137" office:value-type="string" calcext:value-type="string">
            <text:p>CORDERO LEON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7]+[.E9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9986772" calcext:value-type="float">
            <text:p>19986772</text:p>
          </table:table-cell>
          <table:table-cell office:value-type="string" calcext:value-type="string">
            <text:p>GANDICA FREDERY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8]+[.E9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27" office:value-type="float" office:value="7287772" calcext:value-type="float">
            <text:p>7287772</text:p>
          </table:table-cell>
          <table:table-cell office:value-type="string" calcext:value-type="string">
            <text:p>CASTILLO ANDRE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9]+[.E9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0039163" calcext:value-type="float">
            <text:p>30039163</text:p>
          </table:table-cell>
          <table:table-cell table:style-name="ce137" office:value-type="string" calcext:value-type="string">
            <text:p>RODRIGUEZ IS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0]+[.E10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30" office:value-type="float" office:value="26973822" calcext:value-type="float">
            <text:p>26973822</text:p>
          </table:table-cell>
          <table:table-cell table:style-name="ce140" office:value-type="string" calcext:value-type="string">
            <text:p>DIAZ EDUAR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1]+[.E10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7295777" calcext:value-type="float">
            <text:p>7295777</text:p>
          </table:table-cell>
          <table:table-cell office:value-type="string" calcext:value-type="string">
            <text:p>LARA RAM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2]+[.E10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30" office:value-type="float" office:value="18803954" calcext:value-type="float">
            <text:p>18803954</text:p>
          </table:table-cell>
          <table:table-cell table:style-name="ce140" office:value-type="string" calcext:value-type="string">
            <text:p>RODRIGUEZ FRANCKL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3]+[.E10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778498" calcext:value-type="float">
            <text:p>8778498</text:p>
          </table:table-cell>
          <table:table-cell office:value-type="string" calcext:value-type="string">
            <text:p>NUÑEZ M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4]+[.E10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22" office:value-type="float" office:value="10667159" calcext:value-type="float">
            <text:p>10667159</text:p>
          </table:table-cell>
          <table:table-cell office:value-type="string" calcext:value-type="string">
            <text:p>TORREALBA DAVID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5]+[.E10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31" office:value-type="float" office:value="30703488" calcext:value-type="float">
            <text:p>30703488</text:p>
          </table:table-cell>
          <table:table-cell table:style-name="ce141" office:value-type="string" calcext:value-type="string">
            <text:p>VALDERRAMA ANGELI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6]+[.E10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27" office:value-type="float" office:value="14017468" calcext:value-type="float">
            <text:p>14017468</text:p>
          </table:table-cell>
          <table:table-cell office:value-type="string" calcext:value-type="string">
            <text:p>ZAMBRANO ESTEF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7]+[.E107]" office:value-type="float" office:value="1" calcext:value-type="float">
            <text:p>1</text:p>
          </table:table-cell>
        </table:table-row>
      </table:table>
      <table:table table:name="VIP" table:style-name="ta1">
        <table:table-column table:style-name="co2" table:default-cell-style-name="ce37"/>
        <table:table-column table:style-name="co2" table:default-cell-style-name="ce193"/>
        <table:table-column table:style-name="co23" table:default-cell-style-name="ce219"/>
        <table:table-column table:style-name="co2" table:number-columns-repeated="3" table:default-cell-style-name="ce110"/>
        <table:table-column table:style-name="co2" table:number-columns-repeated="14" table:default-cell-style-name="ce111"/>
        <table:table-column table:style-name="co2" table:default-cell-style-name="ce149"/>
        <table:table-column table:style-name="co24" table:default-cell-style-name="ce171"/>
        <table:table-column table:style-name="co2" table:default-cell-style-name="ce112"/>
        <table:table-column table:style-name="co2" table:default-cell-style-name="ce222"/>
        <table:table-column table:style-name="co2" table:default-cell-style-name="ce112"/>
        <table:table-column table:style-name="co2" table:number-columns-repeated="999" table:default-cell-style-name="Default"/>
        <table:table-row table:style-name="ro40">
          <table:table-cell table:style-name="ce215" office:value-type="string" calcext:value-type="string" table:number-columns-spanned="1024" table:number-rows-spanned="1">
            <text:p><text:s text:c="2"/>PERSONAL VIP SAN JUAN</text:p>
          </table:table-cell>
          <table:covered-table-cell table:number-columns-repeated="1022" table:style-name="ce216"/>
          <table:covered-table-cell table:style-name="ce22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217" office:value-type="float" office:value="28408800" calcext:value-type="float">
            <text:p>28408800</text:p>
          </table:table-cell>
          <table:table-cell table:style-name="ce83" office:value-type="string" calcext:value-type="string">
            <text:p>YOSBREISI YOHIMAR HERNANDEZ RI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table:formula="of:=+[.D2]+[.E2]+[.F2]+[.G2]+[.H2]+[.I2]+[.J2]+[.K2]+[.L2]+[.M2]+[.N2]+[.O2]+[.P2]+[.Q2]+[.R2]+[.T2]" office:value-type="float" office:value="5" calcext:value-type="float">
            <text:p>5</text:p>
          </table:table-cell>
          <table:table-cell table:style-name="ce177"/>
          <table:table-cell table:formula="of:=+[.W2]+[.X2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58" office:value-type="float" office:value="19986732" calcext:value-type="float">
            <text:p>19986732</text:p>
          </table:table-cell>
          <table:table-cell table:style-name="ce83" office:value-type="string" calcext:value-type="string">
            <text:p>JORGE LUIS GARCÍA BALB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table:formula="of:=+[.D3]+[.E3]+[.F3]+[.G3]+[.H3]+[.I3]+[.J3]+[.K3]+[.L3]+[.M3]+[.N3]+[.O3]+[.P3]+[.Q3]+[.R3]+[.T3]" office:value-type="float" office:value="8" calcext:value-type="float">
            <text:p>8</text:p>
          </table:table-cell>
          <table:table-cell table:style-name="ce177"/>
          <table:table-cell table:formula="of:=+[.W3]+[.X3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47" office:value-type="float" office:value="16075016" calcext:value-type="float">
            <text:p>16075016</text:p>
          </table:table-cell>
          <table:table-cell table:style-name="ce75" office:value-type="string" calcext:value-type="string">
            <text:p>ALEXANDER JOSÉ CHACON PO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table:number-columns-repeated="2"/>
          <table:table-cell table:style-name="ce110" office:value-type="float" office:value="1" calcext:value-type="float">
            <text:p>1</text:p>
          </table:table-cell>
          <table:table-cell table:style-name="ce110" table:number-columns-repeated="2"/>
          <table:table-cell table:style-name="ce110" office:value-type="float" office:value="1" calcext:value-type="float">
            <text:p>1</text:p>
          </table:table-cell>
          <table:table-cell table:style-name="ce110" table:number-columns-repeated="2"/>
          <table:table-cell table:style-name="ce110" office:value-type="float" office:value="1" calcext:value-type="float">
            <text:p>1</text:p>
          </table:table-cell>
          <table:table-cell table:style-name="ce110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25/03/2022</text:p>
          </table:table-cell>
          <table:table-cell table:formula="of:=+[.D4]+[.E4]+[.F4]+[.G4]+[.H4]+[.I4]+[.J4]+[.K4]+[.L4]+[.M4]+[.N4]+[.O4]+[.P4]+[.Q4]+[.R4]+[.T4]" office:value-type="float" office:value="5" calcext:value-type="float">
            <text:p>5</text:p>
          </table:table-cell>
          <table:table-cell table:style-name="ce179"/>
          <table:table-cell table:formula="of:=+[.W4]+[.X4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59" office:value-type="float" office:value="16364513" calcext:value-type="float">
            <text:p>16364513</text:p>
          </table:table-cell>
          <table:table-cell table:style-name="ce82" office:value-type="string" calcext:value-type="string">
            <text:p>RENDILES ANDREINA ADELAIDA</text:p>
          </table:table-cell>
          <table:table-cell table:style-name="ce111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6"/>
          <table:table-cell table:style-name="ce155" office:value-type="string" calcext:value-type="string">
            <text:p>SJM</text:p>
          </table:table-cell>
          <table:table-cell table:style-name="ce112" office:value-type="string" calcext:value-type="string">
            <text:p>ING-28/04/2022</text:p>
          </table:table-cell>
          <table:table-cell table:formula="of:=+[.D5]+[.E5]+[.F5]+[.G5]+[.H5]+[.I5]+[.J5]+[.K5]+[.L5]+[.M5]+[.N5]+[.O5]+[.P5]+[.Q5]+[.R5]" office:value-type="float" office:value="5" calcext:value-type="float">
            <text:p>5</text:p>
          </table:table-cell>
          <table:table-cell table:style-name="ce112"/>
          <table:table-cell table:formula="of:=+[.W5]+[.X5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58" office:value-type="float" office:value="20878468" calcext:value-type="float">
            <text:p>20878468</text:p>
          </table:table-cell>
          <table:table-cell table:style-name="ce83" office:value-type="string" calcext:value-type="string">
            <text:p>OSCAR ARGENIS IBARRA GONZÁL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table:formula="of:=+[.D6]+[.E6]+[.F6]+[.G6]+[.H6]+[.I6]+[.J6]+[.K6]+[.L6]+[.M6]+[.N6]+[.O6]+[.P6]+[.Q6]+[.R6]+[.T6]" office:value-type="float" office:value="5" calcext:value-type="float">
            <text:p>5</text:p>
          </table:table-cell>
          <table:table-cell table:style-name="ce177"/>
          <table:table-cell table:formula="of:=+[.W6]+[.X6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58" office:value-type="float" office:value="13067919" calcext:value-type="float">
            <text:p>13067919</text:p>
          </table:table-cell>
          <table:table-cell table:style-name="ce83" office:value-type="string" calcext:value-type="string">
            <text:p>GABRIEL JOSÉ CORONA HERNÁND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table:formula="of:=+[.D7]+[.E7]+[.F7]+[.G7]+[.H7]+[.I7]+[.J7]+[.K7]+[.L7]+[.M7]+[.N7]+[.O7]+[.P7]+[.Q7]+[.R7]+[.T7]" office:value-type="float" office:value="5" calcext:value-type="float">
            <text:p>5</text:p>
          </table:table-cell>
          <table:table-cell table:style-name="ce177"/>
          <table:table-cell table:formula="of:=+[.W7]+[.X7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47" office:value-type="float" office:value="19222152" calcext:value-type="float">
            <text:p>19222152</text:p>
          </table:table-cell>
          <table:table-cell table:style-name="ce75" office:value-type="string" calcext:value-type="string">
            <text:p>HAROLD ENRIQUE GUATACHE RODRÍGU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<text:s/>ING-15/03/2022</text:p>
          </table:table-cell>
          <table:table-cell table:formula="of:=+[.D8]+[.E8]+[.F8]+[.G8]+[.H8]+[.I8]+[.J8]+[.K8]+[.L8]+[.M8]+[.N8]+[.O8]+[.P8]+[.Q8]+[.R8]+[.T8]" office:value-type="float" office:value="5" calcext:value-type="float">
            <text:p>5</text:p>
          </table:table-cell>
          <table:table-cell table:style-name="ce178"/>
          <table:table-cell table:formula="of:=+[.W8]+[.X8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9" office:value-type="float" office:value="16076698" calcext:value-type="float">
            <text:p>16076698</text:p>
          </table:table-cell>
          <table:table-cell table:style-name="ce82" office:value-type="string" calcext:value-type="string">
            <text:p>MEJIAS FELIX </text:p>
          </table:table-cell>
          <table:table-cell table:style-name="ce111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table:number-columns-repeated="3"/>
          <table:table-cell table:style-name="ce155" office:value-type="string" calcext:value-type="string">
            <text:p>SJM</text:p>
          </table:table-cell>
          <table:table-cell table:style-name="ce112" office:value-type="string" calcext:value-type="string">
            <text:p>ING-28/04/2022</text:p>
          </table:table-cell>
          <table:table-cell table:formula="of:=+[.D9]+[.E9]+[.F9]+[.G9]+[.H9]+[.I9]+[.J9]+[.K9]+[.L9]+[.M9]+[.N9]+[.O9]+[.P9]+[.Q9]+[.R9]+[.T9]" office:value-type="float" office:value="5" calcext:value-type="float">
            <text:p>5</text:p>
          </table:table-cell>
          <table:table-cell table:style-name="ce112"/>
          <table:table-cell table:formula="of:=+[.W9]+[.X9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float" office:value="13150697" calcext:value-type="float">
            <text:p>13150697</text:p>
          </table:table-cell>
          <table:table-cell table:style-name="ce218" office:value-type="string" calcext:value-type="string">
            <text:p>JUAN FRANCISCO SIVIRA PETIT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2"/>
          <table:table-cell table:style-name="ce221" office:value-type="float" office:value="1" calcext:value-type="float">
            <text:p>1</text:p>
          </table:table-cell>
          <table:table-cell table:style-name="ce221" table:number-columns-repeated="2"/>
          <table:table-cell table:style-name="ce221" office:value-type="float" office:value="1" calcext:value-type="float">
            <text:p>1</text:p>
          </table:table-cell>
          <table:table-cell table:style-name="ce221" table:number-columns-repeated="2"/>
          <table:table-cell table:style-name="ce221" office:value-type="float" office:value="1" calcext:value-type="float">
            <text:p>1</text:p>
          </table:table-cell>
          <table:table-cell table:style-name="ce221" table:number-columns-repeated="2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155" office:value-type="string" calcext:value-type="string">
            <text:p>SJM</text:p>
          </table:table-cell>
          <table:table-cell table:style-name="ce205" office:value-type="string" calcext:value-type="string">
            <text:p>ING-01/05/2022</text:p>
          </table:table-cell>
          <table:table-cell table:style-name="ce193" office:value-type="float" office:value="5" calcext:value-type="float">
            <text:p>5</text:p>
          </table:table-cell>
          <table:table-cell table:style-name="ce193"/>
          <table:table-cell table:style-name="ce193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9" office:value-type="float" office:value="20876672" calcext:value-type="float">
            <text:p>20876672</text:p>
          </table:table-cell>
          <table:table-cell table:style-name="ce80" office:value-type="string" calcext:value-type="string">
            <text:p>JESUS ALBERTO DUBOY CHIRINO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8"/>
          <table:table-cell/>
          <table:table-cell table:style-name="ce108" table:number-columns-repeated="4"/>
          <table:table-cell table:style-name="ce155" office:value-type="string" calcext:value-type="string">
            <text:p>SJM</text:p>
          </table:table-cell>
          <table:table-cell table:style-name="ce112" office:value-type="string" calcext:value-type="string">
            <text:p>ING-17/10/2022</text:p>
          </table:table-cell>
          <table:table-cell table:formula="of:=+[.D11]+[.E11]+[.F11]+[.G11]+[.H11]+[.I11]+[.J11]+[.K11]+[.L11]+[.M11]+[.N11]+[.O11]+[.P11]+[.Q11]+[.R11]" office:value-type="float" office:value="5" calcext:value-type="float">
            <text:p>5</text:p>
          </table:table-cell>
          <table:table-cell table:style-name="ce108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9" office:value-type="float" office:value="8997647" calcext:value-type="float">
            <text:p>8997647</text:p>
          </table:table-cell>
          <table:table-cell table:style-name="ce80" office:value-type="string" calcext:value-type="string">
            <text:p>JOSE RAMON CHIRINOS MORENO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8"/>
          <table:table-cell/>
          <table:table-cell table:style-name="ce108" table:number-columns-repeated="4"/>
          <table:table-cell table:style-name="ce155" office:value-type="string" calcext:value-type="string">
            <text:p>SJM</text:p>
          </table:table-cell>
          <table:table-cell table:style-name="ce112" office:value-type="string" calcext:value-type="string">
            <text:p>ING-17/10/2022</text:p>
          </table:table-cell>
          <table:table-cell table:formula="of:=+[.D12]+[.E12]+[.F12]+[.G12]+[.H12]+[.I12]+[.J12]+[.K12]+[.L12]+[.M12]+[.N12]+[.O12]+[.P12]+[.Q12]+[.R12]" office:value-type="float" office:value="5" calcext:value-type="float">
            <text:p>5</text:p>
          </table:table-cell>
          <table:table-cell table:style-name="ce108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8" office:value-type="float" office:value="23564194" calcext:value-type="float">
            <text:p>23564194</text:p>
          </table:table-cell>
          <table:table-cell table:style-name="ce83" office:value-type="string" calcext:value-type="string">
            <text:p>JOSCAR ANTONIO PÉREZ GARCÍ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table:formula="of:=+[.D13]+[.E13]+[.F13]+[.G13]+[.H13]+[.I13]+[.J13]+[.K13]+[.L13]+[.M13]+[.N13]+[.O13]+[.P13]+[.Q13]+[.R13]+[.T13]" office:value-type="float" office:value="5" calcext:value-type="float">
            <text:p>5</text:p>
          </table:table-cell>
          <table:table-cell table:style-name="ce177"/>
          <table:table-cell table:formula="of:=+[.W13]+[.X13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947367" calcext:value-type="float">
            <text:p>29947367</text:p>
          </table:table-cell>
          <table:table-cell office:value-type="string" calcext:value-type="string">
            <text:p>AMERICA DOUBRONT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725497" calcext:value-type="float">
            <text:p>18725497</text:p>
          </table:table-cell>
          <table:table-cell office:value-type="string" calcext:value-type="string">
            <text:p>LIVARDO ESPAÑA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222171" calcext:value-type="float">
            <text:p>19222171</text:p>
          </table:table-cell>
          <table:table-cell office:value-type="string" calcext:value-type="string">
            <text:p>ALBERTO CALDERA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393107" calcext:value-type="float">
            <text:p>15393107</text:p>
          </table:table-cell>
          <table:table-cell office:value-type="string" calcext:value-type="string">
            <text:p>WILLIAMS SALAZAR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467342" calcext:value-type="float">
            <text:p>14467342</text:p>
          </table:table-cell>
          <table:table-cell office:value-type="string" calcext:value-type="string">
            <text:p>SALVADOR RUIZ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395163" calcext:value-type="float">
            <text:p>14395163</text:p>
          </table:table-cell>
          <table:table-cell office:value-type="string" calcext:value-type="string">
            <text:p>MARYERIS HERNANDEZ</text:p>
          </table:table-cell>
          <table:table-cell table:style-name="ce222" table:number-columns-repeated="20"/>
          <table:table-cell/>
          <table:table-cell table:style-name="ce222" table:number-columns-repeated="100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5" office:value-type="float" office:value="19467342" calcext:value-type="float">
            <text:p>19467342</text:p>
          </table:table-cell>
          <table:table-cell table:style-name="ce220" office:value-type="string" calcext:value-type="string">
            <text:p>ERICK MENDEZ</text:p>
          </table:table-cell>
          <table:table-cell table:style-name="Default" table:number-columns-repeated="22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njaliOldLipi" svg:font-family="AnjaliOldLipi" style:font-pitch="variable"/>
    <style:font-face style:name="Arial" svg:font-family="Arial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Noto Sans CJK KR Black" svg:font-family="'Noto Sans CJK KR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8P0"/>
    </number:currency-style>
    <number:currency-style style:name="N110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V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108P0" style:volatile="true" number:language="es" number:country="V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108" number:language="es" number:country="VE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00/00/0000</text:date>, <text:time style:data-style-name="N2" text:time-value="09:05:17.8913982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ERG </meta:initial-creator>
    <meta:creation-date>2022-07-11T11:24:04.180675242</meta:creation-date>
    <dc:date>2023-03-28T09:05:55.868450540</dc:date>
    <meta:editing-duration>P1DT58M51S</meta:editing-duration>
    <meta:editing-cycles>209</meta:editing-cycles>
    <meta:generator>LibreOffice/5.2.7.2$Linux_x86 LibreOffice_project/20m0$Build-2</meta:generator>
    <meta:document-statistic meta:table-count="3" meta:cell-count="3069" meta:object-count="0"/>
  </office:meta>
</office:document-meta>
</file>